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63c77" officeooo:paragraph-rsid="0119d53d"/>
    </style:style>
    <style:style style:name="P111" style:family="paragraph" style:parent-style-name="Standard">
      <style:text-properties officeooo:rsid="009c10d9" officeooo:paragraph-rsid="009c10d9"/>
    </style:style>
    <style:style style:name="P112" style:family="paragraph" style:parent-style-name="Standard">
      <style:text-properties fo:font-style="normal" officeooo:rsid="008898ba" officeooo:paragraph-rsid="008898ba" style:font-style-asian="normal" style:font-style-complex="normal"/>
    </style:style>
    <style:style style:name="P113" style:family="paragraph" style:parent-style-name="Standard">
      <style:text-properties fo:font-style="normal" officeooo:rsid="0089fd36" officeooo:paragraph-rsid="0089fd36" style:font-style-asian="normal" style:font-style-complex="normal"/>
    </style:style>
    <style:style style:name="P114" style:family="paragraph" style:parent-style-name="Standard">
      <style:text-properties fo:font-style="normal" officeooo:rsid="008aca27" officeooo:paragraph-rsid="008aca27" style:font-style-asian="normal" style:font-style-complex="normal"/>
    </style:style>
    <style:style style:name="P115" style:family="paragraph" style:parent-style-name="Standard">
      <style:text-properties fo:font-style="normal" officeooo:rsid="0145fb50" officeooo:paragraph-rsid="0145fb50" style:font-style-asian="normal" style:font-style-complex="normal"/>
    </style:style>
    <style:style style:name="P116" style:family="paragraph" style:parent-style-name="Standard">
      <style:text-properties fo:font-style="normal" officeooo:rsid="0146cebe" officeooo:paragraph-rsid="0146cebe" style:font-style-asian="normal" style:font-style-complex="normal"/>
    </style:style>
    <style:style style:name="P117" style:family="paragraph" style:parent-style-name="Standard">
      <style:text-properties fo:font-style="normal" officeooo:rsid="0147cd46" officeooo:paragraph-rsid="0147cd46" style:font-style-asian="normal" style:font-style-complex="normal"/>
    </style:style>
    <style:style style:name="P118" style:family="paragraph" style:parent-style-name="Standard">
      <style:text-properties fo:font-style="normal" officeooo:rsid="01c2a816" officeooo:paragraph-rsid="01c2a816" style:font-style-asian="normal" style:font-style-complex="normal"/>
    </style:style>
    <style:style style:name="P119" style:family="paragraph" style:parent-style-name="Standard">
      <style:text-properties fo:font-style="normal" officeooo:rsid="01c41a5b" officeooo:paragraph-rsid="01c2a816" style:font-style-asian="normal" style:font-style-complex="normal"/>
    </style:style>
    <style:style style:name="P120" style:family="paragraph" style:parent-style-name="Standard">
      <style:text-properties fo:font-style="normal" officeooo:rsid="01c627a4" officeooo:paragraph-rsid="01c627a4" style:font-style-asian="normal" style:font-style-complex="normal"/>
    </style:style>
    <style:style style:name="P121" style:family="paragraph" style:parent-style-name="Standard">
      <style:text-properties fo:font-style="normal" officeooo:rsid="01c627a4" officeooo:paragraph-rsid="01c8acd2" style:font-style-asian="normal" style:font-style-complex="normal"/>
    </style:style>
    <style:style style:name="P122" style:family="paragraph" style:parent-style-name="Standard">
      <style:text-properties fo:font-style="normal" officeooo:rsid="01c8acd2" officeooo:paragraph-rsid="01c8acd2" style:font-style-asian="normal" style:font-style-complex="normal"/>
    </style:style>
    <style:style style:name="P123" style:family="paragraph" style:parent-style-name="Standard">
      <style:text-properties fo:font-style="normal" officeooo:rsid="01ca0f06" officeooo:paragraph-rsid="01ca0f06" style:font-style-asian="normal" style:font-style-complex="normal"/>
    </style:style>
    <style:style style:name="P124" style:family="paragraph" style:parent-style-name="Standard">
      <style:text-properties fo:font-style="normal" officeooo:rsid="01ce9aef" officeooo:paragraph-rsid="01ce9aef" style:font-style-asian="normal" style:font-style-complex="normal"/>
    </style:style>
    <style:style style:name="P125" style:family="paragraph" style:parent-style-name="Standard">
      <style:text-properties fo:font-style="normal" officeooo:rsid="01d1f3c2" officeooo:paragraph-rsid="01cff69b" style:font-style-asian="normal" style:font-style-complex="normal"/>
    </style:style>
    <style:style style:name="P126" style:family="paragraph" style:parent-style-name="Standard">
      <style:text-properties fo:font-style="normal" officeooo:rsid="01d29f7d" officeooo:paragraph-rsid="01d29f7d" style:font-style-asian="normal" style:font-style-complex="normal"/>
    </style:style>
    <style:style style:name="P127" style:family="paragraph" style:parent-style-name="Standard">
      <style:text-properties fo:font-style="normal" officeooo:rsid="01d52b98" officeooo:paragraph-rsid="01d52b98" style:font-style-asian="normal" style:font-style-complex="normal"/>
    </style:style>
    <style:style style:name="P128" style:family="paragraph" style:parent-style-name="Standard">
      <style:text-properties fo:font-style="normal" officeooo:rsid="01d62398" officeooo:paragraph-rsid="01d62398" style:font-style-asian="normal" style:font-style-complex="normal"/>
    </style:style>
    <style:style style:name="P129" style:family="paragraph" style:parent-style-name="Standard">
      <style:text-properties fo:font-style="normal" officeooo:rsid="01d6925d" officeooo:paragraph-rsid="01d6925d" style:font-style-asian="normal" style:font-style-complex="normal"/>
    </style:style>
    <style:style style:name="P130" style:family="paragraph" style:parent-style-name="Standard">
      <style:text-properties fo:font-style="normal" officeooo:rsid="01d6925d" officeooo:paragraph-rsid="01d81864" style:font-style-asian="normal" style:font-style-complex="normal"/>
    </style:style>
    <style:style style:name="P131" style:family="paragraph" style:parent-style-name="Standard">
      <style:text-properties fo:font-style="normal" officeooo:rsid="01d81864" officeooo:paragraph-rsid="01d81864" style:font-style-asian="normal" style:font-style-complex="normal"/>
    </style:style>
    <style:style style:name="P132" style:family="paragraph" style:parent-style-name="Standard">
      <style:text-properties fo:font-style="normal" officeooo:rsid="01cff69b" officeooo:paragraph-rsid="01cff69b" style:font-style-asian="normal" style:font-style-complex="normal"/>
    </style:style>
    <style:style style:name="P133" style:family="paragraph" style:parent-style-name="Standard">
      <style:text-properties fo:font-style="normal" officeooo:rsid="01d85bc9" officeooo:paragraph-rsid="01d85bc9" style:font-style-asian="normal" style:font-style-complex="normal"/>
    </style:style>
    <style:style style:name="P134" style:family="paragraph" style:parent-style-name="Standard">
      <style:text-properties fo:font-style="normal" officeooo:rsid="01d85bc9" officeooo:paragraph-rsid="01d89762" style:font-style-asian="normal" style:font-style-complex="normal"/>
    </style:style>
    <style:style style:name="P135" style:family="paragraph" style:parent-style-name="Standard">
      <style:text-properties fo:font-style="normal" officeooo:rsid="01d85bc9" officeooo:paragraph-rsid="01d8a6b4" style:font-style-asian="normal" style:font-style-complex="normal"/>
    </style:style>
    <style:style style:name="P136" style:family="paragraph" style:parent-style-name="Standard">
      <style:text-properties fo:font-style="normal" officeooo:rsid="01d89762" officeooo:paragraph-rsid="01d8a6b4" style:font-style-asian="normal" style:font-style-complex="normal"/>
    </style:style>
    <style:style style:name="P137" style:family="paragraph" style:parent-style-name="Standard">
      <style:text-properties fo:font-style="normal" officeooo:rsid="01d8a6b4" officeooo:paragraph-rsid="01d8a6b4" style:font-style-asian="normal" style:font-style-complex="normal"/>
    </style:style>
    <style:style style:name="P138" style:family="paragraph" style:parent-style-name="Standard">
      <style:text-properties fo:font-style="normal" officeooo:rsid="01df27f4" officeooo:paragraph-rsid="01df27f4" style:font-style-asian="normal" style:font-style-complex="normal"/>
    </style:style>
    <style:style style:name="P139" style:family="paragraph" style:parent-style-name="Standard">
      <style:text-properties fo:font-style="normal" officeooo:rsid="01e0b56d" officeooo:paragraph-rsid="01e0b56d" style:font-style-asian="normal" style:font-style-complex="normal"/>
    </style:style>
    <style:style style:name="P140" style:family="paragraph" style:parent-style-name="Standard">
      <style:text-properties fo:font-style="normal" officeooo:rsid="01e1b1da" officeooo:paragraph-rsid="01e1b1da" style:font-style-asian="normal" style:font-style-complex="normal"/>
    </style:style>
    <style:style style:name="P141" style:family="paragraph" style:parent-style-name="Standard">
      <style:text-properties fo:font-style="normal" officeooo:rsid="01e1b1da" officeooo:paragraph-rsid="01e26c62" style:font-style-asian="normal" style:font-style-complex="normal"/>
    </style:style>
    <style:style style:name="P142" style:family="paragraph" style:parent-style-name="Standard">
      <style:text-properties officeooo:rsid="009e4a33" officeooo:paragraph-rsid="009e4a33"/>
    </style:style>
    <style:style style:name="P143" style:family="paragraph" style:parent-style-name="Standard">
      <style:text-properties officeooo:rsid="009e56b9" officeooo:paragraph-rsid="009e56b9"/>
    </style:style>
    <style:style style:name="P144" style:family="paragraph" style:parent-style-name="Standard">
      <style:text-properties officeooo:rsid="00a1439c" officeooo:paragraph-rsid="00a1439c"/>
    </style:style>
    <style:style style:name="P145" style:family="paragraph" style:parent-style-name="Standard">
      <style:text-properties officeooo:rsid="00a17d88" officeooo:paragraph-rsid="00a17d88"/>
    </style:style>
    <style:style style:name="P146" style:family="paragraph" style:parent-style-name="Standard">
      <style:text-properties officeooo:rsid="00a3492d" officeooo:paragraph-rsid="00a3492d"/>
    </style:style>
    <style:style style:name="P147" style:family="paragraph" style:parent-style-name="Standard">
      <style:text-properties officeooo:rsid="00a4e59b" officeooo:paragraph-rsid="00a4e59b"/>
    </style:style>
    <style:style style:name="P148" style:family="paragraph" style:parent-style-name="Standard">
      <style:text-properties officeooo:rsid="00a4e59b" officeooo:paragraph-rsid="00a59b53"/>
    </style:style>
    <style:style style:name="P149" style:family="paragraph" style:parent-style-name="Standard">
      <style:text-properties officeooo:rsid="00a4e59b" officeooo:paragraph-rsid="00a964e0"/>
    </style:style>
    <style:style style:name="P150" style:family="paragraph" style:parent-style-name="Standard">
      <style:text-properties officeooo:rsid="00a4e59b" officeooo:paragraph-rsid="00ab956c"/>
    </style:style>
    <style:style style:name="P151" style:family="paragraph" style:parent-style-name="Standard">
      <style:text-properties officeooo:rsid="00a4e59b" officeooo:paragraph-rsid="00ad7994"/>
    </style:style>
    <style:style style:name="P152" style:family="paragraph" style:parent-style-name="Standard">
      <style:text-properties officeooo:rsid="00a842ed" officeooo:paragraph-rsid="00a842ed"/>
    </style:style>
    <style:style style:name="P153" style:family="paragraph" style:parent-style-name="Standard">
      <style:text-properties officeooo:rsid="00ab956c" officeooo:paragraph-rsid="00ab956c"/>
    </style:style>
    <style:style style:name="P154" style:family="paragraph" style:parent-style-name="Standard">
      <style:text-properties officeooo:rsid="00ad7994" officeooo:paragraph-rsid="00ad7994"/>
    </style:style>
    <style:style style:name="P155" style:family="paragraph" style:parent-style-name="Standard">
      <style:text-properties officeooo:rsid="00ad82c8" officeooo:paragraph-rsid="00ad82c8"/>
    </style:style>
    <style:style style:name="P156" style:family="paragraph" style:parent-style-name="Standard">
      <style:text-properties officeooo:rsid="00ae2458" officeooo:paragraph-rsid="00ae2458"/>
    </style:style>
    <style:style style:name="P157" style:family="paragraph" style:parent-style-name="Standard">
      <style:text-properties officeooo:rsid="00b17da3" officeooo:paragraph-rsid="00b20f12"/>
    </style:style>
    <style:style style:name="P158" style:family="paragraph" style:parent-style-name="Standard">
      <style:text-properties officeooo:rsid="00b17da3" officeooo:paragraph-rsid="00b3da86"/>
    </style:style>
    <style:style style:name="P159" style:family="paragraph" style:parent-style-name="Standard">
      <style:text-properties officeooo:rsid="00b3da86" officeooo:paragraph-rsid="00b3da86"/>
    </style:style>
    <style:style style:name="P160" style:family="paragraph" style:parent-style-name="Standard">
      <style:text-properties officeooo:rsid="00b90c96" officeooo:paragraph-rsid="00b90c96"/>
    </style:style>
    <style:style style:name="P161" style:family="paragraph" style:parent-style-name="Standard">
      <style:text-properties officeooo:rsid="00bcd48f" officeooo:paragraph-rsid="00bcd48f"/>
    </style:style>
    <style:style style:name="P162" style:family="paragraph" style:parent-style-name="Standard">
      <style:text-properties officeooo:rsid="00bd191a" officeooo:paragraph-rsid="00bd191a"/>
    </style:style>
    <style:style style:name="P163" style:family="paragraph" style:parent-style-name="Standard">
      <style:text-properties officeooo:rsid="00bd45e3" officeooo:paragraph-rsid="00bd45e3"/>
    </style:style>
    <style:style style:name="P164" style:family="paragraph" style:parent-style-name="Standard">
      <style:text-properties officeooo:rsid="00bf1354" officeooo:paragraph-rsid="00bf1354"/>
    </style:style>
    <style:style style:name="P165" style:family="paragraph" style:parent-style-name="Standard">
      <style:text-properties officeooo:rsid="00a59b53" officeooo:paragraph-rsid="00a59b53"/>
    </style:style>
    <style:style style:name="P166" style:family="paragraph" style:parent-style-name="Standard">
      <style:text-properties officeooo:rsid="00a59b53" officeooo:paragraph-rsid="00a964e0"/>
    </style:style>
    <style:style style:name="P167" style:family="paragraph" style:parent-style-name="Standard">
      <style:text-properties officeooo:rsid="00a964e0" officeooo:paragraph-rsid="00a964e0"/>
    </style:style>
    <style:style style:name="P168" style:family="paragraph" style:parent-style-name="Standard">
      <style:text-properties officeooo:rsid="00aa69a4" officeooo:paragraph-rsid="00ab956c"/>
    </style:style>
    <style:style style:name="P169" style:family="paragraph" style:parent-style-name="Standard">
      <style:text-properties officeooo:rsid="00c4a3da" officeooo:paragraph-rsid="00c4a3da"/>
    </style:style>
    <style:style style:name="P170" style:family="paragraph" style:parent-style-name="Standard">
      <style:text-properties officeooo:rsid="00c697bf" officeooo:paragraph-rsid="00c697bf"/>
    </style:style>
    <style:style style:name="P171" style:family="paragraph" style:parent-style-name="Standard">
      <style:text-properties officeooo:rsid="00c83d71" officeooo:paragraph-rsid="00c9fd0c"/>
    </style:style>
    <style:style style:name="P172" style:family="paragraph" style:parent-style-name="Standard">
      <style:text-properties officeooo:rsid="00c83d71" officeooo:paragraph-rsid="00cbbb08"/>
    </style:style>
    <style:style style:name="P173" style:family="paragraph" style:parent-style-name="Standard">
      <style:text-properties officeooo:rsid="00c83d71" officeooo:paragraph-rsid="00cc06de"/>
    </style:style>
    <style:style style:name="P174" style:family="paragraph" style:parent-style-name="Standard">
      <style:text-properties officeooo:rsid="00ce485a" officeooo:paragraph-rsid="00ce485a"/>
    </style:style>
    <style:style style:name="P175" style:family="paragraph" style:parent-style-name="Standard">
      <style:text-properties officeooo:rsid="00d41929" officeooo:paragraph-rsid="00d41929"/>
    </style:style>
    <style:style style:name="P176" style:family="paragraph" style:parent-style-name="Standard">
      <style:text-properties officeooo:rsid="00d41929" officeooo:paragraph-rsid="00d59254"/>
    </style:style>
    <style:style style:name="P177" style:family="paragraph" style:parent-style-name="Standard">
      <style:text-properties officeooo:rsid="00d59254" officeooo:paragraph-rsid="00d59254"/>
    </style:style>
    <style:style style:name="P178" style:family="paragraph" style:parent-style-name="Standard">
      <style:text-properties officeooo:rsid="00d59254" officeooo:paragraph-rsid="00d9880b"/>
    </style:style>
    <style:style style:name="P179" style:family="paragraph" style:parent-style-name="Standard">
      <style:text-properties officeooo:rsid="00d59254" officeooo:paragraph-rsid="00dcd87f"/>
    </style:style>
    <style:style style:name="P180" style:family="paragraph" style:parent-style-name="Standard">
      <style:text-properties officeooo:rsid="00c9fd0c" officeooo:paragraph-rsid="00cbbb08"/>
    </style:style>
    <style:style style:name="P181" style:family="paragraph" style:parent-style-name="Standard">
      <style:text-properties officeooo:rsid="00cbbb08" officeooo:paragraph-rsid="00cbbb08"/>
    </style:style>
    <style:style style:name="P182" style:family="paragraph" style:parent-style-name="Standard">
      <style:text-properties officeooo:rsid="00cbbb08" officeooo:paragraph-rsid="00cc06de"/>
    </style:style>
    <style:style style:name="P183" style:family="paragraph" style:parent-style-name="Standard">
      <style:text-properties officeooo:rsid="00cc06de" officeooo:paragraph-rsid="00cc06de"/>
    </style:style>
    <style:style style:name="P184" style:family="paragraph" style:parent-style-name="Standard">
      <style:text-properties officeooo:rsid="00daef60" officeooo:paragraph-rsid="00db2106"/>
    </style:style>
    <style:style style:name="P185" style:family="paragraph" style:parent-style-name="Standard">
      <style:text-properties officeooo:rsid="00db58ac" officeooo:paragraph-rsid="00db58ac"/>
    </style:style>
    <style:style style:name="P186" style:family="paragraph" style:parent-style-name="Standard">
      <style:text-properties officeooo:rsid="00de46a3" officeooo:paragraph-rsid="00de46a3"/>
    </style:style>
    <style:style style:name="P187" style:family="paragraph" style:parent-style-name="Standard">
      <style:text-properties officeooo:rsid="00e07e9c" officeooo:paragraph-rsid="00e07e9c"/>
    </style:style>
    <style:style style:name="P188" style:family="paragraph" style:parent-style-name="Standard">
      <style:text-properties officeooo:rsid="00d9880b" officeooo:paragraph-rsid="00d9880b"/>
    </style:style>
    <style:style style:name="P189" style:family="paragraph" style:parent-style-name="Standard">
      <style:text-properties officeooo:rsid="00db2106" officeooo:paragraph-rsid="00db2106"/>
    </style:style>
    <style:style style:name="P190" style:family="paragraph" style:parent-style-name="Standard">
      <style:text-properties officeooo:rsid="00e28408" officeooo:paragraph-rsid="00e28408"/>
    </style:style>
    <style:style style:name="P191" style:family="paragraph" style:parent-style-name="Standard">
      <style:text-properties officeooo:rsid="00e28408" officeooo:paragraph-rsid="00e65f9c"/>
    </style:style>
    <style:style style:name="P192" style:family="paragraph" style:parent-style-name="Standard">
      <style:text-properties officeooo:rsid="00e702bd" officeooo:paragraph-rsid="00e702bd"/>
    </style:style>
    <style:style style:name="P193" style:family="paragraph" style:parent-style-name="Standard">
      <style:text-properties officeooo:rsid="00e702bd" officeooo:paragraph-rsid="00e893b2"/>
    </style:style>
    <style:style style:name="P194" style:family="paragraph" style:parent-style-name="Standard">
      <style:text-properties officeooo:rsid="00e893b2" officeooo:paragraph-rsid="00e893b2"/>
    </style:style>
    <style:style style:name="P195" style:family="paragraph" style:parent-style-name="Standard">
      <style:text-properties officeooo:rsid="00e893b2" officeooo:paragraph-rsid="00e974c0"/>
    </style:style>
    <style:style style:name="P196" style:family="paragraph" style:parent-style-name="Standard">
      <style:text-properties officeooo:rsid="00e893b2" officeooo:paragraph-rsid="00eb4528"/>
    </style:style>
    <style:style style:name="P197" style:family="paragraph" style:parent-style-name="Standard">
      <style:text-properties officeooo:rsid="00eb4528" officeooo:paragraph-rsid="00eb4528"/>
    </style:style>
    <style:style style:name="P198" style:family="paragraph" style:parent-style-name="Standard">
      <style:text-properties officeooo:rsid="00eb4528" officeooo:paragraph-rsid="00f10998"/>
    </style:style>
    <style:style style:name="P199" style:family="paragraph" style:parent-style-name="Standard">
      <style:text-properties officeooo:rsid="00ed32d2" officeooo:paragraph-rsid="00ed32d2"/>
    </style:style>
    <style:style style:name="P200" style:family="paragraph" style:parent-style-name="Standard">
      <style:text-properties officeooo:rsid="00e65f9c" officeooo:paragraph-rsid="00e65f9c"/>
    </style:style>
    <style:style style:name="P201" style:family="paragraph" style:parent-style-name="Standard">
      <style:text-properties officeooo:rsid="00e974c0" officeooo:paragraph-rsid="00e974c0"/>
    </style:style>
    <style:style style:name="P202" style:family="paragraph" style:parent-style-name="Standard">
      <style:text-properties officeooo:rsid="00eedcce" officeooo:paragraph-rsid="00eedcce"/>
    </style:style>
    <style:style style:name="P203" style:family="paragraph" style:parent-style-name="Standard">
      <style:text-properties officeooo:rsid="00ef4d2f" officeooo:paragraph-rsid="00ef4d2f"/>
    </style:style>
    <style:style style:name="P204" style:family="paragraph" style:parent-style-name="Standard">
      <style:text-properties officeooo:rsid="00f01827" officeooo:paragraph-rsid="00f01827"/>
    </style:style>
    <style:style style:name="P205" style:family="paragraph" style:parent-style-name="Standard">
      <style:text-properties officeooo:rsid="00f10998" officeooo:paragraph-rsid="00f10998"/>
    </style:style>
    <style:style style:name="P206" style:family="paragraph" style:parent-style-name="Standard">
      <style:text-properties officeooo:rsid="00f6c852" officeooo:paragraph-rsid="00f6c852"/>
    </style:style>
    <style:style style:name="P207" style:family="paragraph" style:parent-style-name="Standard">
      <style:text-properties officeooo:rsid="00f8322f" officeooo:paragraph-rsid="00f8322f"/>
    </style:style>
    <style:style style:name="P208" style:family="paragraph" style:parent-style-name="Standard">
      <style:text-properties officeooo:rsid="00f92d06" officeooo:paragraph-rsid="00f92d06"/>
    </style:style>
    <style:style style:name="P209" style:family="paragraph" style:parent-style-name="Standard">
      <style:text-properties officeooo:rsid="00fae68f" officeooo:paragraph-rsid="00fae68f"/>
    </style:style>
    <style:style style:name="P210" style:family="paragraph" style:parent-style-name="Standard">
      <style:text-properties officeooo:rsid="00fd0023" officeooo:paragraph-rsid="00fd0023"/>
    </style:style>
    <style:style style:name="P211" style:family="paragraph" style:parent-style-name="Standard">
      <style:text-properties officeooo:rsid="00fe8261" officeooo:paragraph-rsid="00fe8261"/>
    </style:style>
    <style:style style:name="P212" style:family="paragraph" style:parent-style-name="Standard">
      <style:text-properties officeooo:rsid="00fe8261" officeooo:paragraph-rsid="00feefd9"/>
    </style:style>
    <style:style style:name="P213" style:family="paragraph" style:parent-style-name="Standard">
      <style:text-properties officeooo:rsid="00feefd9" officeooo:paragraph-rsid="00feefd9"/>
    </style:style>
    <style:style style:name="P214" style:family="paragraph" style:parent-style-name="Standard">
      <style:text-properties officeooo:rsid="00ff7e65" officeooo:paragraph-rsid="00ff7e65"/>
    </style:style>
    <style:style style:name="P215" style:family="paragraph" style:parent-style-name="Standard">
      <style:text-properties officeooo:rsid="01012a1f" officeooo:paragraph-rsid="01012a1f"/>
    </style:style>
    <style:style style:name="P216" style:family="paragraph" style:parent-style-name="Standard">
      <style:text-properties officeooo:rsid="0101ac2a" officeooo:paragraph-rsid="0101ac2a"/>
    </style:style>
    <style:style style:name="P217" style:family="paragraph" style:parent-style-name="Standard">
      <style:text-properties officeooo:rsid="01053fa8" officeooo:paragraph-rsid="01053fa8"/>
    </style:style>
    <style:style style:name="P218" style:family="paragraph" style:parent-style-name="Standard">
      <style:text-properties officeooo:rsid="010759de" officeooo:paragraph-rsid="010759de"/>
    </style:style>
    <style:style style:name="P219" style:family="paragraph" style:parent-style-name="Standard">
      <style:text-properties officeooo:rsid="01093011" officeooo:paragraph-rsid="01093011"/>
    </style:style>
    <style:style style:name="P220" style:family="paragraph" style:parent-style-name="Standard">
      <style:text-properties officeooo:rsid="01093011" officeooo:paragraph-rsid="010b9775"/>
    </style:style>
    <style:style style:name="P221" style:family="paragraph" style:parent-style-name="Standard">
      <style:text-properties officeooo:rsid="010b9775" officeooo:paragraph-rsid="010b9775"/>
    </style:style>
    <style:style style:name="P222" style:family="paragraph" style:parent-style-name="Standard">
      <style:text-properties officeooo:rsid="010b9775" officeooo:paragraph-rsid="010fbe1b"/>
    </style:style>
    <style:style style:name="P223" style:family="paragraph" style:parent-style-name="Standard">
      <style:text-properties officeooo:rsid="010b9775" officeooo:paragraph-rsid="0110b5e4"/>
    </style:style>
    <style:style style:name="P224" style:family="paragraph" style:parent-style-name="Standard">
      <style:text-properties officeooo:rsid="0110b5e4" officeooo:paragraph-rsid="0110b5e4"/>
    </style:style>
    <style:style style:name="P225" style:family="paragraph" style:parent-style-name="Standard">
      <style:text-properties officeooo:rsid="0110b5e4" officeooo:paragraph-rsid="01116b84"/>
    </style:style>
    <style:style style:name="P226" style:family="paragraph" style:parent-style-name="Standard">
      <style:text-properties officeooo:rsid="01116b84" officeooo:paragraph-rsid="01116b84"/>
    </style:style>
    <style:style style:name="P227" style:family="paragraph" style:parent-style-name="Standard">
      <style:text-properties officeooo:rsid="01164aed" officeooo:paragraph-rsid="01164aed"/>
    </style:style>
    <style:style style:name="P228" style:family="paragraph" style:parent-style-name="Standard">
      <style:text-properties officeooo:rsid="0117c60e" officeooo:paragraph-rsid="0117c60e"/>
    </style:style>
    <style:style style:name="P229" style:family="paragraph" style:parent-style-name="Standard">
      <style:text-properties officeooo:rsid="011961bb" officeooo:paragraph-rsid="011961bb"/>
    </style:style>
    <style:style style:name="P230" style:family="paragraph" style:parent-style-name="Standard">
      <style:text-properties officeooo:rsid="011a55fc" officeooo:paragraph-rsid="011a55fc"/>
    </style:style>
    <style:style style:name="P231" style:family="paragraph" style:parent-style-name="Standard">
      <style:text-properties officeooo:rsid="011c5209" officeooo:paragraph-rsid="011c5209"/>
    </style:style>
    <style:style style:name="P232" style:family="paragraph" style:parent-style-name="Standard">
      <style:text-properties officeooo:rsid="011c5209" officeooo:paragraph-rsid="011c7cc3"/>
    </style:style>
    <style:style style:name="P233" style:family="paragraph" style:parent-style-name="Standard">
      <style:text-properties officeooo:rsid="011fd6af" officeooo:paragraph-rsid="011fd6af"/>
    </style:style>
    <style:style style:name="P234" style:family="paragraph" style:parent-style-name="Standard">
      <style:text-properties officeooo:rsid="01208349" officeooo:paragraph-rsid="01208349"/>
    </style:style>
    <style:style style:name="P235" style:family="paragraph" style:parent-style-name="Standard">
      <style:text-properties officeooo:rsid="012189fa" officeooo:paragraph-rsid="012189fa"/>
    </style:style>
    <style:style style:name="P236" style:family="paragraph" style:parent-style-name="Standard">
      <style:text-properties officeooo:rsid="012368b0" officeooo:paragraph-rsid="012368b0"/>
    </style:style>
    <style:style style:name="P237" style:family="paragraph" style:parent-style-name="Standard">
      <style:text-properties officeooo:rsid="01246c08" officeooo:paragraph-rsid="01246c08"/>
    </style:style>
    <style:style style:name="P238" style:family="paragraph" style:parent-style-name="Standard">
      <style:text-properties officeooo:rsid="0124f06d" officeooo:paragraph-rsid="0124f06d"/>
    </style:style>
    <style:style style:name="P239" style:family="paragraph" style:parent-style-name="Standard">
      <style:text-properties officeooo:rsid="0125a57d" officeooo:paragraph-rsid="0125a57d"/>
    </style:style>
    <style:style style:name="P240" style:family="paragraph" style:parent-style-name="Standard">
      <style:text-properties officeooo:rsid="0125a57d" officeooo:paragraph-rsid="0126c004"/>
    </style:style>
    <style:style style:name="P241" style:family="paragraph" style:parent-style-name="Standard">
      <style:text-properties officeooo:rsid="0126c004" officeooo:paragraph-rsid="0126c004"/>
    </style:style>
    <style:style style:name="P242" style:family="paragraph" style:parent-style-name="Standard">
      <style:text-properties officeooo:rsid="012761c3" officeooo:paragraph-rsid="012761c3"/>
    </style:style>
    <style:style style:name="P243" style:family="paragraph" style:parent-style-name="Standard">
      <style:text-properties officeooo:rsid="0128f81e" officeooo:paragraph-rsid="0128f81e"/>
    </style:style>
    <style:style style:name="P244" style:family="paragraph" style:parent-style-name="Standard">
      <style:text-properties officeooo:rsid="0129c86f" officeooo:paragraph-rsid="0129c86f"/>
    </style:style>
    <style:style style:name="P245" style:family="paragraph" style:parent-style-name="Standard">
      <style:text-properties officeooo:rsid="0129c86f" officeooo:paragraph-rsid="0129fc6e"/>
    </style:style>
    <style:style style:name="P246" style:family="paragraph" style:parent-style-name="Standard">
      <style:text-properties officeooo:rsid="012c32b3" officeooo:paragraph-rsid="012c32b3"/>
    </style:style>
    <style:style style:name="P247" style:family="paragraph" style:parent-style-name="Standard">
      <style:text-properties officeooo:rsid="012dae53" officeooo:paragraph-rsid="013166e2"/>
    </style:style>
    <style:style style:name="P248" style:family="paragraph" style:parent-style-name="Standard">
      <style:text-properties officeooo:rsid="012dae53" officeooo:paragraph-rsid="01321b4e"/>
    </style:style>
    <style:style style:name="P249" style:family="paragraph" style:parent-style-name="Standard">
      <style:text-properties officeooo:rsid="012dae53" officeooo:paragraph-rsid="01322f83"/>
    </style:style>
    <style:style style:name="P250" style:family="paragraph" style:parent-style-name="Standard">
      <style:text-properties officeooo:rsid="012dae53" officeooo:paragraph-rsid="0132561b"/>
    </style:style>
    <style:style style:name="P251" style:family="paragraph" style:parent-style-name="Standard">
      <style:text-properties officeooo:rsid="012dae53" officeooo:paragraph-rsid="01337596"/>
    </style:style>
    <style:style style:name="P252" style:family="paragraph" style:parent-style-name="Standard">
      <style:text-properties officeooo:rsid="01350bcb" officeooo:paragraph-rsid="01350bcb"/>
    </style:style>
    <style:style style:name="P253" style:family="paragraph" style:parent-style-name="Standard">
      <style:text-properties officeooo:rsid="01350bcb" officeooo:paragraph-rsid="013beda3"/>
    </style:style>
    <style:style style:name="P254" style:family="paragraph" style:parent-style-name="Standard">
      <style:text-properties officeooo:rsid="013d4241" officeooo:paragraph-rsid="013d4241"/>
    </style:style>
    <style:style style:name="P255" style:family="paragraph" style:parent-style-name="Standard">
      <style:text-properties officeooo:rsid="0140113d" officeooo:paragraph-rsid="0140e608"/>
    </style:style>
    <style:style style:name="P256" style:family="paragraph" style:parent-style-name="Standard">
      <style:text-properties officeooo:rsid="01321b4e" officeooo:paragraph-rsid="01321b4e"/>
    </style:style>
    <style:style style:name="P257" style:family="paragraph" style:parent-style-name="Standard">
      <style:text-properties officeooo:rsid="01321b4e" officeooo:paragraph-rsid="01322f83"/>
    </style:style>
    <style:style style:name="P258" style:family="paragraph" style:parent-style-name="Standard">
      <style:text-properties officeooo:rsid="01322f83" officeooo:paragraph-rsid="0132561b"/>
    </style:style>
    <style:style style:name="P259" style:family="paragraph" style:parent-style-name="Standard">
      <style:text-properties officeooo:rsid="0132561b" officeooo:paragraph-rsid="0132561b"/>
    </style:style>
    <style:style style:name="P260" style:family="paragraph" style:parent-style-name="Standard">
      <style:text-properties officeooo:rsid="0132561b" officeooo:paragraph-rsid="01337596"/>
    </style:style>
    <style:style style:name="P261" style:family="paragraph" style:parent-style-name="Standard">
      <style:text-properties officeooo:rsid="01337596" officeooo:paragraph-rsid="01337596"/>
    </style:style>
    <style:style style:name="P262" style:family="paragraph" style:parent-style-name="Standard">
      <style:text-properties officeooo:rsid="013a05f0" officeooo:paragraph-rsid="013beda3"/>
    </style:style>
    <style:style style:name="P263" style:family="paragraph" style:parent-style-name="Standard">
      <style:text-properties officeooo:rsid="0145fb50" officeooo:paragraph-rsid="0145fb50"/>
    </style:style>
    <style:style style:name="P264" style:family="paragraph" style:parent-style-name="Standard">
      <style:text-properties officeooo:rsid="0146cebe" officeooo:paragraph-rsid="0147cd46"/>
    </style:style>
    <style:style style:name="P265" style:family="paragraph" style:parent-style-name="Standard">
      <style:text-properties officeooo:rsid="01489c42" officeooo:paragraph-rsid="01489c42"/>
    </style:style>
    <style:style style:name="P266" style:family="paragraph" style:parent-style-name="Standard">
      <style:text-properties officeooo:rsid="014b8f2a" officeooo:paragraph-rsid="014b8f2a"/>
    </style:style>
    <style:style style:name="P267" style:family="paragraph" style:parent-style-name="Standard">
      <style:text-properties officeooo:rsid="014d4482" officeooo:paragraph-rsid="014d4482"/>
    </style:style>
    <style:style style:name="P268" style:family="paragraph" style:parent-style-name="Standard">
      <style:text-properties officeooo:rsid="014eab39" officeooo:paragraph-rsid="014eab39"/>
    </style:style>
    <style:style style:name="P269" style:family="paragraph" style:parent-style-name="Standard">
      <style:text-properties officeooo:rsid="014f597a" officeooo:paragraph-rsid="014f597a"/>
    </style:style>
    <style:style style:name="P270" style:family="paragraph" style:parent-style-name="Standard">
      <style:text-properties officeooo:rsid="014f6336" officeooo:paragraph-rsid="014f6336"/>
    </style:style>
    <style:style style:name="P271" style:family="paragraph" style:parent-style-name="Standard">
      <style:text-properties officeooo:rsid="01508c4e" officeooo:paragraph-rsid="01508c4e"/>
    </style:style>
    <style:style style:name="P272" style:family="paragraph" style:parent-style-name="Standard">
      <style:text-properties officeooo:rsid="01508c4e" officeooo:paragraph-rsid="01545f19"/>
    </style:style>
    <style:style style:name="P273" style:family="paragraph" style:parent-style-name="Standard">
      <style:text-properties officeooo:rsid="01508c4e" officeooo:paragraph-rsid="015a46e1"/>
    </style:style>
    <style:style style:name="P274" style:family="paragraph" style:parent-style-name="Standard">
      <style:text-properties officeooo:rsid="015361c5" officeooo:paragraph-rsid="01545f19"/>
    </style:style>
    <style:style style:name="P275" style:family="paragraph" style:parent-style-name="Standard">
      <style:text-properties officeooo:rsid="01545f19" officeooo:paragraph-rsid="01545f19"/>
    </style:style>
    <style:style style:name="P276" style:family="paragraph" style:parent-style-name="Standard">
      <style:text-properties officeooo:rsid="015591a1" officeooo:paragraph-rsid="015591a1"/>
    </style:style>
    <style:style style:name="P277" style:family="paragraph" style:parent-style-name="Standard">
      <style:text-properties officeooo:rsid="01578dad" officeooo:paragraph-rsid="01578dad"/>
    </style:style>
    <style:style style:name="P278" style:family="paragraph" style:parent-style-name="Standard">
      <style:text-properties officeooo:rsid="0157ecb0" officeooo:paragraph-rsid="0157ecb0"/>
    </style:style>
    <style:style style:name="P279" style:family="paragraph" style:parent-style-name="Standard">
      <style:text-properties officeooo:rsid="01599a97" officeooo:paragraph-rsid="01599a97"/>
    </style:style>
    <style:style style:name="P280" style:family="paragraph" style:parent-style-name="Standard">
      <style:text-properties officeooo:rsid="015d2a5f" officeooo:paragraph-rsid="015d2a5f"/>
    </style:style>
    <style:style style:name="P281" style:family="paragraph" style:parent-style-name="Standard">
      <style:text-properties officeooo:rsid="016084be" officeooo:paragraph-rsid="016084be"/>
    </style:style>
    <style:style style:name="P282" style:family="paragraph" style:parent-style-name="Standard">
      <style:text-properties officeooo:rsid="016084be" officeooo:paragraph-rsid="01651799"/>
    </style:style>
    <style:style style:name="P283" style:family="paragraph" style:parent-style-name="Standard">
      <style:text-properties officeooo:rsid="0163a343" officeooo:paragraph-rsid="01651799"/>
    </style:style>
    <style:style style:name="P284" style:family="paragraph" style:parent-style-name="Standard">
      <style:text-properties officeooo:rsid="015a46e1" officeooo:paragraph-rsid="015a46e1"/>
    </style:style>
    <style:style style:name="P285" style:family="paragraph" style:parent-style-name="Standard">
      <style:text-properties officeooo:rsid="0168c780" officeooo:paragraph-rsid="0168c780"/>
    </style:style>
    <style:style style:name="P286" style:family="paragraph" style:parent-style-name="Standard">
      <style:text-properties officeooo:rsid="016be60e" officeooo:paragraph-rsid="016be60e"/>
    </style:style>
    <style:style style:name="P287" style:family="paragraph" style:parent-style-name="Standard">
      <style:text-properties officeooo:rsid="016c9134" officeooo:paragraph-rsid="016c9134"/>
    </style:style>
    <style:style style:name="P288" style:family="paragraph" style:parent-style-name="Standard">
      <style:text-properties officeooo:rsid="016c9134" officeooo:paragraph-rsid="01715878"/>
    </style:style>
    <style:style style:name="P289" style:family="paragraph" style:parent-style-name="Standard">
      <style:text-properties officeooo:rsid="016ccb29" officeooo:paragraph-rsid="016ccb29"/>
    </style:style>
    <style:style style:name="P290" style:family="paragraph" style:parent-style-name="Standard">
      <style:text-properties officeooo:rsid="016ccb29" officeooo:paragraph-rsid="01715878"/>
    </style:style>
    <style:style style:name="P291" style:family="paragraph" style:parent-style-name="Standard">
      <style:text-properties officeooo:rsid="01715878" officeooo:paragraph-rsid="01715878"/>
    </style:style>
    <style:style style:name="P292" style:family="paragraph" style:parent-style-name="Standard">
      <style:text-properties officeooo:rsid="01749bd4" officeooo:paragraph-rsid="01749bd4"/>
    </style:style>
    <style:style style:name="P293" style:family="paragraph" style:parent-style-name="Standard">
      <style:text-properties officeooo:rsid="01752fbe" officeooo:paragraph-rsid="01752fbe"/>
    </style:style>
    <style:style style:name="P294" style:family="paragraph" style:parent-style-name="Standard">
      <style:text-properties officeooo:rsid="01772e07" officeooo:paragraph-rsid="01772e07"/>
    </style:style>
    <style:style style:name="P295" style:family="paragraph" style:parent-style-name="Standard">
      <style:text-properties officeooo:rsid="01798963" officeooo:paragraph-rsid="01798963"/>
    </style:style>
    <style:style style:name="P296" style:family="paragraph" style:parent-style-name="Standard">
      <style:text-properties officeooo:rsid="017c53c4" officeooo:paragraph-rsid="017c53c4"/>
    </style:style>
    <style:style style:name="P297" style:family="paragraph" style:parent-style-name="Standard">
      <style:text-properties officeooo:rsid="0181a3ba" officeooo:paragraph-rsid="0181a3ba"/>
    </style:style>
    <style:style style:name="P298" style:family="paragraph" style:parent-style-name="Standard">
      <style:text-properties officeooo:rsid="01833214" officeooo:paragraph-rsid="01833214"/>
    </style:style>
    <style:style style:name="P299" style:family="paragraph" style:parent-style-name="Standard">
      <style:text-properties officeooo:rsid="01833214" officeooo:paragraph-rsid="0184ab46"/>
    </style:style>
    <style:style style:name="P300" style:family="paragraph" style:parent-style-name="Standard">
      <style:text-properties officeooo:rsid="018b9ded" officeooo:paragraph-rsid="018b9ded"/>
    </style:style>
    <style:style style:name="P301" style:family="paragraph" style:parent-style-name="Standard">
      <style:text-properties officeooo:rsid="018c6f7a" officeooo:paragraph-rsid="018c6f7a"/>
    </style:style>
    <style:style style:name="P302" style:family="paragraph" style:parent-style-name="Standard">
      <style:text-properties officeooo:rsid="018f3a11" officeooo:paragraph-rsid="018f3a11"/>
    </style:style>
    <style:style style:name="P303" style:family="paragraph" style:parent-style-name="Standard">
      <style:text-properties officeooo:rsid="01942f3b" officeooo:paragraph-rsid="01942f3b"/>
    </style:style>
    <style:style style:name="P304" style:family="paragraph" style:parent-style-name="Standard">
      <style:text-properties officeooo:rsid="019c92a1" officeooo:paragraph-rsid="019c92a1"/>
    </style:style>
    <style:style style:name="P305" style:family="paragraph" style:parent-style-name="Standard">
      <style:text-properties officeooo:rsid="019e8d2a" officeooo:paragraph-rsid="019e8d2a"/>
    </style:style>
    <style:style style:name="P306" style:family="paragraph" style:parent-style-name="Standard">
      <style:text-properties officeooo:rsid="019e8d2a" officeooo:paragraph-rsid="019f6af3"/>
    </style:style>
    <style:style style:name="P307" style:family="paragraph" style:parent-style-name="Standard">
      <style:text-properties officeooo:rsid="01a12563" officeooo:paragraph-rsid="01a12563"/>
    </style:style>
    <style:style style:name="P308" style:family="paragraph" style:parent-style-name="Standard">
      <style:text-properties officeooo:rsid="01a5231d" officeooo:paragraph-rsid="01a5231d"/>
    </style:style>
    <style:style style:name="P309" style:family="paragraph" style:parent-style-name="Standard">
      <style:text-properties officeooo:rsid="01a5231d" officeooo:paragraph-rsid="01aecd6a"/>
    </style:style>
    <style:style style:name="P310" style:family="paragraph" style:parent-style-name="Standard">
      <style:text-properties officeooo:rsid="01ab4c0a" officeooo:paragraph-rsid="01ab4c0a"/>
    </style:style>
    <style:style style:name="P311" style:family="paragraph" style:parent-style-name="Standard">
      <style:text-properties officeooo:rsid="01ab4c0a" officeooo:paragraph-rsid="01aeb375"/>
    </style:style>
    <style:style style:name="P312" style:family="paragraph" style:parent-style-name="Standard">
      <style:text-properties officeooo:rsid="01b0efc5" officeooo:paragraph-rsid="01b0efc5"/>
    </style:style>
    <style:style style:name="P313" style:family="paragraph" style:parent-style-name="Standard">
      <style:text-properties officeooo:rsid="01b0efc5" officeooo:paragraph-rsid="01b2f732"/>
    </style:style>
    <style:style style:name="P314" style:family="paragraph" style:parent-style-name="Standard">
      <style:text-properties officeooo:rsid="01b0efc5" officeooo:paragraph-rsid="01babad3"/>
    </style:style>
    <style:style style:name="P315" style:family="paragraph" style:parent-style-name="Standard">
      <style:text-properties officeooo:rsid="01b2f732" officeooo:paragraph-rsid="01b2f732"/>
    </style:style>
    <style:style style:name="P316" style:family="paragraph" style:parent-style-name="Standard">
      <style:text-properties officeooo:rsid="01aeb375" officeooo:paragraph-rsid="01aecd6a"/>
    </style:style>
    <style:style style:name="P317" style:family="paragraph" style:parent-style-name="Standard">
      <style:text-properties officeooo:rsid="01b67500" officeooo:paragraph-rsid="01b67500"/>
    </style:style>
    <style:style style:name="P318" style:family="paragraph" style:parent-style-name="Standard">
      <style:text-properties officeooo:rsid="01b67500" officeooo:paragraph-rsid="01b83a56"/>
    </style:style>
    <style:style style:name="P319" style:family="paragraph" style:parent-style-name="Standard">
      <style:text-properties officeooo:rsid="01b8d8e9" officeooo:paragraph-rsid="01b8d8e9"/>
    </style:style>
    <style:style style:name="P320" style:family="paragraph" style:parent-style-name="Standard">
      <style:text-properties officeooo:rsid="01ba460f" officeooo:paragraph-rsid="01ba460f"/>
    </style:style>
    <style:style style:name="P321" style:family="paragraph" style:parent-style-name="Standard">
      <style:text-properties officeooo:rsid="01bb22b4" officeooo:paragraph-rsid="01bb22b4"/>
    </style:style>
    <style:style style:name="P322" style:family="paragraph" style:parent-style-name="Standard">
      <style:text-properties officeooo:rsid="01bbdd8f" officeooo:paragraph-rsid="01bbdd8f"/>
    </style:style>
    <style:style style:name="P323" style:family="paragraph" style:parent-style-name="Standard">
      <style:text-properties officeooo:rsid="01be9048" officeooo:paragraph-rsid="01be9048"/>
    </style:style>
    <style:style style:name="P324" style:family="paragraph" style:parent-style-name="Standard">
      <style:text-properties officeooo:rsid="01b83a56" officeooo:paragraph-rsid="01b83a56"/>
    </style:style>
    <style:style style:name="P325" style:family="paragraph" style:parent-style-name="Standard">
      <style:text-properties officeooo:rsid="01b83a56" officeooo:paragraph-rsid="01b8d8e9"/>
    </style:style>
    <style:style style:name="P326" style:family="paragraph" style:parent-style-name="Standard">
      <style:text-properties officeooo:rsid="01babad3" officeooo:paragraph-rsid="01babad3"/>
    </style:style>
    <style:style style:name="P327" style:family="paragraph" style:parent-style-name="Standard">
      <style:text-properties officeooo:rsid="01c2a816" officeooo:paragraph-rsid="01c2a816"/>
    </style:style>
    <style:style style:name="P328" style:family="paragraph" style:parent-style-name="Standard">
      <style:text-properties officeooo:rsid="01c627a4" officeooo:paragraph-rsid="01c627a4"/>
    </style:style>
    <style:style style:name="P329" style:family="paragraph" style:parent-style-name="Standard">
      <style:text-properties officeooo:rsid="01c627a4" officeooo:paragraph-rsid="01c8acd2"/>
    </style:style>
    <style:style style:name="P330" style:family="paragraph" style:parent-style-name="Standard">
      <style:text-properties officeooo:rsid="01c627a4" officeooo:paragraph-rsid="01ca0f06"/>
    </style:style>
    <style:style style:name="P331" style:family="paragraph" style:parent-style-name="Standard">
      <style:text-properties officeooo:rsid="01ce9aef" officeooo:paragraph-rsid="01ce9aef"/>
    </style:style>
    <style:style style:name="P332" style:family="paragraph" style:parent-style-name="Standard">
      <style:text-properties officeooo:rsid="01cff69b" officeooo:paragraph-rsid="01cff69b"/>
    </style:style>
    <style:style style:name="P333" style:family="paragraph" style:parent-style-name="Standard">
      <style:text-properties officeooo:rsid="01d29f7d" officeooo:paragraph-rsid="01d29f7d"/>
    </style:style>
    <style:style style:name="P334" style:family="paragraph" style:parent-style-name="Standard">
      <style:text-properties officeooo:rsid="01d52b98" officeooo:paragraph-rsid="01d52b98"/>
    </style:style>
    <style:style style:name="P335" style:family="paragraph" style:parent-style-name="Standard">
      <style:text-properties officeooo:rsid="01d52b98" officeooo:paragraph-rsid="01d62398"/>
    </style:style>
    <style:style style:name="P336" style:family="paragraph" style:parent-style-name="Standard">
      <style:text-properties officeooo:rsid="01d52b98" officeooo:paragraph-rsid="01d81864"/>
    </style:style>
    <style:style style:name="P337" style:family="paragraph" style:parent-style-name="Standard">
      <style:text-properties officeooo:rsid="01e3130d" officeooo:paragraph-rsid="01e3130d"/>
    </style:style>
    <style:style style:name="P338" style:family="paragraph" style:parent-style-name="Standard">
      <style:text-properties officeooo:rsid="01e78f90" officeooo:paragraph-rsid="01e78f90"/>
    </style:style>
    <style:style style:name="P339" style:family="paragraph" style:parent-style-name="Standard">
      <style:text-properties officeooo:rsid="01ec656c" officeooo:paragraph-rsid="01ec656c"/>
    </style:style>
    <style:style style:name="P340" style:family="paragraph" style:parent-style-name="Standard">
      <style:text-properties officeooo:rsid="01ed623c" officeooo:paragraph-rsid="01ed623c"/>
    </style:style>
    <style:style style:name="P341" style:family="paragraph" style:parent-style-name="Standard">
      <style:text-properties officeooo:rsid="01ee2a86" officeooo:paragraph-rsid="01ee2a86"/>
    </style:style>
    <style:style style:name="P342" style:family="paragraph" style:parent-style-name="Standard">
      <style:text-properties officeooo:rsid="01efaa8d" officeooo:paragraph-rsid="01efaa8d"/>
    </style:style>
    <style:style style:name="P343" style:family="paragraph" style:parent-style-name="Standard">
      <style:text-properties officeooo:rsid="01f0e6ad" officeooo:paragraph-rsid="01f0e6ad"/>
    </style:style>
    <style:style style:name="P344" style:family="paragraph" style:parent-style-name="Standard">
      <style:text-properties officeooo:rsid="01f0e6ad" officeooo:paragraph-rsid="01f358c4"/>
    </style:style>
    <style:style style:name="P345" style:family="paragraph" style:parent-style-name="Standard">
      <style:text-properties officeooo:rsid="01f50c91" officeooo:paragraph-rsid="01f50c91"/>
    </style:style>
    <style:style style:name="P346" style:family="paragraph" style:parent-style-name="Standard">
      <style:text-properties officeooo:rsid="01f546b8" officeooo:paragraph-rsid="01f546b8"/>
    </style:style>
    <style:style style:name="P347" style:family="paragraph" style:parent-style-name="Standard">
      <style:text-properties officeooo:rsid="01f5949f" officeooo:paragraph-rsid="01f5949f"/>
    </style:style>
    <style:style style:name="P348" style:family="paragraph" style:parent-style-name="Standard">
      <style:text-properties officeooo:rsid="01f78a44" officeooo:paragraph-rsid="01fa3dc5"/>
    </style:style>
    <style:style style:name="P349" style:family="paragraph" style:parent-style-name="Standard">
      <style:text-properties officeooo:rsid="01f78a44" officeooo:paragraph-rsid="01fce48b"/>
    </style:style>
    <style:style style:name="P350" style:family="paragraph" style:parent-style-name="Standard">
      <style:text-properties officeooo:rsid="01ff03cb" officeooo:paragraph-rsid="01ff03cb"/>
    </style:style>
    <style:style style:name="P351" style:family="paragraph" style:parent-style-name="Standard">
      <style:text-properties officeooo:rsid="01ff36ca" officeooo:paragraph-rsid="01ff36ca"/>
    </style:style>
    <style:style style:name="P352" style:family="paragraph" style:parent-style-name="Standard">
      <style:text-properties officeooo:rsid="0200f92a" officeooo:paragraph-rsid="0200f92a"/>
    </style:style>
    <style:style style:name="P353" style:family="paragraph" style:parent-style-name="Standard">
      <style:text-properties officeooo:rsid="020281b3" officeooo:paragraph-rsid="020281b3"/>
    </style:style>
    <style:style style:name="P354" style:family="paragraph" style:parent-style-name="Standard">
      <style:text-properties officeooo:rsid="02062802" officeooo:paragraph-rsid="02062802"/>
    </style:style>
    <style:style style:name="P355" style:family="paragraph" style:parent-style-name="Standard">
      <style:text-properties officeooo:rsid="02079e9e" officeooo:paragraph-rsid="02079e9e"/>
    </style:style>
    <style:style style:name="P356" style:family="paragraph" style:parent-style-name="Standard">
      <style:text-properties officeooo:rsid="01f358c4" officeooo:paragraph-rsid="01f358c4"/>
    </style:style>
    <style:style style:name="P357" style:family="paragraph" style:parent-style-name="Standard">
      <style:text-properties officeooo:rsid="01fa3dc5" officeooo:paragraph-rsid="01fa3dc5"/>
    </style:style>
    <style:style style:name="P358" style:family="paragraph" style:parent-style-name="Standard">
      <style:text-properties officeooo:rsid="01fa3dc5" officeooo:paragraph-rsid="01fce48b"/>
    </style:style>
    <style:style style:name="P359" style:family="paragraph" style:parent-style-name="Standard">
      <style:text-properties officeooo:rsid="01fce48b" officeooo:paragraph-rsid="01fce48b"/>
    </style:style>
    <style:style style:name="P360" style:family="paragraph" style:parent-style-name="Standard">
      <style:text-properties officeooo:rsid="020fa42a" officeooo:paragraph-rsid="020fa42a"/>
    </style:style>
    <style:style style:name="P361" style:family="paragraph" style:parent-style-name="Standard">
      <style:text-properties officeooo:rsid="02119313" officeooo:paragraph-rsid="02119313"/>
    </style:style>
    <style:style style:name="P362" style:family="paragraph" style:parent-style-name="Standard">
      <style:text-properties officeooo:rsid="02146ab8" officeooo:paragraph-rsid="02146ab8"/>
    </style:style>
    <style:style style:name="P363" style:family="paragraph" style:parent-style-name="Standard">
      <style:text-properties officeooo:rsid="0215201e" officeooo:paragraph-rsid="0215201e"/>
    </style:style>
    <style:style style:name="P364" style:family="paragraph" style:parent-style-name="Standard">
      <style:text-properties officeooo:rsid="0216cfd4" officeooo:paragraph-rsid="0216cfd4"/>
    </style:style>
    <style:style style:name="P365" style:family="paragraph" style:parent-style-name="Standard">
      <style:text-properties officeooo:rsid="021823f8" officeooo:paragraph-rsid="021823f8"/>
    </style:style>
    <style:style style:name="P366" style:family="paragraph" style:parent-style-name="Standard">
      <style:text-properties officeooo:rsid="021943f0" officeooo:paragraph-rsid="021823f8"/>
    </style:style>
    <style:style style:name="P367" style:family="paragraph" style:parent-style-name="Standard">
      <style:text-properties officeooo:rsid="021943f0" officeooo:paragraph-rsid="021943f0"/>
    </style:style>
    <style:style style:name="P368" style:family="paragraph" style:parent-style-name="Standard">
      <style:text-properties officeooo:rsid="0220914c" officeooo:paragraph-rsid="02222dcf"/>
    </style:style>
    <style:style style:name="P369" style:family="paragraph" style:parent-style-name="Standard">
      <style:text-properties officeooo:rsid="0220914c" officeooo:paragraph-rsid="022e5ccf"/>
    </style:style>
    <style:style style:name="P370" style:family="paragraph" style:parent-style-name="Standard">
      <style:text-properties officeooo:rsid="022125d5" officeooo:paragraph-rsid="022125d5"/>
    </style:style>
    <style:style style:name="P371" style:family="paragraph" style:parent-style-name="Standard">
      <style:text-properties officeooo:rsid="022125d5" officeooo:paragraph-rsid="02222dcf"/>
    </style:style>
    <style:style style:name="P372" style:family="paragraph" style:parent-style-name="Standard">
      <style:text-properties officeooo:rsid="022125d5" officeooo:paragraph-rsid="021e66af"/>
    </style:style>
    <style:style style:name="P373" style:family="paragraph" style:parent-style-name="Standard">
      <style:text-properties officeooo:rsid="02222dcf" officeooo:paragraph-rsid="02222dcf"/>
    </style:style>
    <style:style style:name="P374" style:family="paragraph" style:parent-style-name="Standard">
      <style:text-properties officeooo:rsid="0223f414" officeooo:paragraph-rsid="02222dcf"/>
    </style:style>
    <style:style style:name="P375" style:family="paragraph" style:parent-style-name="Standard">
      <style:text-properties officeooo:rsid="0223f414" officeooo:paragraph-rsid="0223f414"/>
    </style:style>
    <style:style style:name="P376" style:family="paragraph" style:parent-style-name="Standard">
      <style:text-properties officeooo:rsid="0225a238" officeooo:paragraph-rsid="0225a238"/>
    </style:style>
    <style:style style:name="P377" style:family="paragraph" style:parent-style-name="Standard">
      <style:text-properties officeooo:rsid="0225a238" officeooo:paragraph-rsid="0227f153"/>
    </style:style>
    <style:style style:name="P378" style:family="paragraph" style:parent-style-name="Standard">
      <style:text-properties officeooo:rsid="0225a238" officeooo:paragraph-rsid="02287a5d"/>
    </style:style>
    <style:style style:name="P379" style:family="paragraph" style:parent-style-name="Standard">
      <style:text-properties officeooo:rsid="0225a238" officeooo:paragraph-rsid="0229a5f1"/>
    </style:style>
    <style:style style:name="P380" style:family="paragraph" style:parent-style-name="Standard">
      <style:text-properties officeooo:rsid="022a9da9" officeooo:paragraph-rsid="022a9da9"/>
    </style:style>
    <style:style style:name="P381" style:family="paragraph" style:parent-style-name="Standard">
      <style:text-properties officeooo:rsid="022a9da9" officeooo:paragraph-rsid="022e5ccf"/>
    </style:style>
    <style:style style:name="P382" style:family="paragraph" style:parent-style-name="Standard">
      <style:text-properties officeooo:rsid="022a9da9" officeooo:paragraph-rsid="0232a7c7"/>
    </style:style>
    <style:style style:name="P383" style:family="paragraph" style:parent-style-name="Standard">
      <style:text-properties officeooo:rsid="02287a5d" officeooo:paragraph-rsid="02287a5d"/>
    </style:style>
    <style:style style:name="P384" style:family="paragraph" style:parent-style-name="Standard">
      <style:text-properties officeooo:rsid="0229a5f1" officeooo:paragraph-rsid="0229a5f1"/>
    </style:style>
    <style:style style:name="P385" style:family="paragraph" style:parent-style-name="Standard">
      <style:text-properties officeooo:rsid="022e5ccf" officeooo:paragraph-rsid="0232a7c7"/>
    </style:style>
    <style:style style:name="P386" style:family="paragraph" style:parent-style-name="Standard">
      <style:text-properties officeooo:rsid="0232bc8d" officeooo:paragraph-rsid="0232bc8d"/>
    </style:style>
    <style:style style:name="P387" style:family="paragraph" style:parent-style-name="Standard">
      <style:text-properties officeooo:rsid="0233434b" officeooo:paragraph-rsid="0233434b"/>
    </style:style>
    <style:style style:name="P388" style:family="paragraph" style:parent-style-name="Standard">
      <style:text-properties officeooo:rsid="023875bb" officeooo:paragraph-rsid="023875bb"/>
    </style:style>
    <style:style style:name="P389" style:family="paragraph" style:parent-style-name="Standard">
      <style:text-properties officeooo:rsid="023883b9" officeooo:paragraph-rsid="023883b9"/>
    </style:style>
    <style:style style:name="P390" style:family="paragraph" style:parent-style-name="Standard">
      <style:text-properties officeooo:rsid="023b6c16" officeooo:paragraph-rsid="023b6c16"/>
    </style:style>
    <style:style style:name="P391" style:family="paragraph" style:parent-style-name="Standard">
      <style:text-properties officeooo:rsid="023d685f" officeooo:paragraph-rsid="023ebd94"/>
    </style:style>
    <style:style style:name="P392" style:family="paragraph" style:parent-style-name="Standard">
      <style:text-properties officeooo:rsid="023d685f" officeooo:paragraph-rsid="02404b9e"/>
    </style:style>
    <style:style style:name="P393" style:family="paragraph" style:parent-style-name="Standard">
      <style:text-properties officeooo:rsid="023d685f" officeooo:paragraph-rsid="02415418"/>
    </style:style>
    <style:style style:name="P394" style:family="paragraph" style:parent-style-name="Standard">
      <style:text-properties officeooo:rsid="0242e59a" officeooo:paragraph-rsid="0242e59a"/>
    </style:style>
    <style:style style:name="P395" style:family="paragraph" style:parent-style-name="Standard">
      <style:text-properties officeooo:rsid="0242e59a" officeooo:paragraph-rsid="02442ff1"/>
    </style:style>
    <style:style style:name="P396" style:family="paragraph" style:parent-style-name="Standard">
      <style:text-properties officeooo:rsid="0242e59a" officeooo:paragraph-rsid="02460716"/>
    </style:style>
    <style:style style:name="P397" style:family="paragraph" style:parent-style-name="Standard">
      <style:text-properties officeooo:rsid="0242e59a" officeooo:paragraph-rsid="02467345"/>
    </style:style>
    <style:style style:name="P398" style:family="paragraph" style:parent-style-name="Standard">
      <style:text-properties officeooo:rsid="0242e59a" officeooo:paragraph-rsid="0247e853"/>
    </style:style>
    <style:style style:name="P399" style:family="paragraph" style:parent-style-name="Standard">
      <style:text-properties officeooo:rsid="0242e59a" officeooo:paragraph-rsid="024b4308"/>
    </style:style>
    <style:style style:name="P400" style:family="paragraph" style:parent-style-name="Standard">
      <style:text-properties officeooo:rsid="023ebd94" officeooo:paragraph-rsid="023ebd94"/>
    </style:style>
    <style:style style:name="P401" style:family="paragraph" style:parent-style-name="Standard">
      <style:text-properties officeooo:rsid="02415418" officeooo:paragraph-rsid="02415418"/>
    </style:style>
    <style:style style:name="P402" style:family="paragraph" style:parent-style-name="Standard">
      <style:text-properties officeooo:rsid="02442ff1" officeooo:paragraph-rsid="02460716"/>
    </style:style>
    <style:style style:name="P403" style:family="paragraph" style:parent-style-name="Standard">
      <style:text-properties officeooo:rsid="02460716" officeooo:paragraph-rsid="02460716"/>
    </style:style>
    <style:style style:name="P404" style:family="paragraph" style:parent-style-name="Standard">
      <style:text-properties officeooo:rsid="02460716" officeooo:paragraph-rsid="02467345"/>
    </style:style>
    <style:style style:name="P405" style:family="paragraph" style:parent-style-name="Standard">
      <style:text-properties officeooo:rsid="02467345" officeooo:paragraph-rsid="02467345"/>
    </style:style>
    <style:style style:name="P406" style:family="paragraph" style:parent-style-name="Standard">
      <style:text-properties officeooo:rsid="02467345" officeooo:paragraph-rsid="0247e853"/>
    </style:style>
    <style:style style:name="P407" style:family="paragraph" style:parent-style-name="Standard">
      <style:text-properties officeooo:rsid="0247e853" officeooo:paragraph-rsid="024b4308"/>
    </style:style>
    <style:style style:name="P408" style:family="paragraph" style:parent-style-name="Standard">
      <style:text-properties officeooo:rsid="024b4308" officeooo:paragraph-rsid="024b4308"/>
    </style:style>
    <style:style style:name="P409" style:family="paragraph" style:parent-style-name="Standard">
      <style:text-properties officeooo:rsid="01a24a0d" officeooo:paragraph-rsid="01e3130d"/>
    </style:style>
    <style:style style:name="P410" style:family="paragraph" style:parent-style-name="Standard">
      <style:text-properties officeooo:rsid="02510975" officeooo:paragraph-rsid="02510975"/>
    </style:style>
    <style:style style:name="P411" style:family="paragraph" style:parent-style-name="Standard">
      <style:text-properties officeooo:rsid="0259c8a5" officeooo:paragraph-rsid="0259c8a5"/>
    </style:style>
    <style:style style:name="P412" style:family="paragraph" style:parent-style-name="Standard">
      <style:text-properties officeooo:rsid="025addf6" officeooo:paragraph-rsid="025addf6"/>
    </style:style>
    <style:style style:name="P413" style:family="paragraph" style:parent-style-name="Standard">
      <style:text-properties officeooo:rsid="025da6e3" officeooo:paragraph-rsid="025da6e3"/>
    </style:style>
    <style:style style:name="P414" style:family="paragraph" style:parent-style-name="Standard">
      <style:text-properties officeooo:rsid="025da6e3" officeooo:paragraph-rsid="025fb3ba"/>
    </style:style>
    <style:style style:name="P415" style:family="paragraph" style:parent-style-name="Standard">
      <style:text-properties officeooo:rsid="025eeadb" officeooo:paragraph-rsid="025eeadb"/>
    </style:style>
    <style:style style:name="P416" style:family="paragraph" style:parent-style-name="Standard">
      <style:text-properties officeooo:rsid="025fb3ba" officeooo:paragraph-rsid="025fb3ba"/>
    </style:style>
    <style:style style:name="P417" style:family="paragraph" style:parent-style-name="Standard">
      <style:text-properties officeooo:rsid="0269e510" officeooo:paragraph-rsid="0269e510"/>
    </style:style>
    <style:style style:name="P418" style:family="paragraph" style:parent-style-name="Standard">
      <style:text-properties officeooo:rsid="026a74c5" officeooo:paragraph-rsid="026a74c5"/>
    </style:style>
    <style:style style:name="P419" style:family="paragraph" style:parent-style-name="Standard">
      <style:text-properties officeooo:rsid="026e5cf7" officeooo:paragraph-rsid="026e5cf7"/>
    </style:style>
    <style:style style:name="P420" style:family="paragraph" style:parent-style-name="Standard">
      <style:text-properties officeooo:rsid="026facd3" officeooo:paragraph-rsid="026facd3"/>
    </style:style>
    <style:style style:name="P421" style:family="paragraph" style:parent-style-name="Standard">
      <style:text-properties officeooo:rsid="027306f4" officeooo:paragraph-rsid="027306f4"/>
    </style:style>
    <style:style style:name="P422" style:family="paragraph" style:parent-style-name="Standard">
      <style:text-properties officeooo:rsid="0274bddc" officeooo:paragraph-rsid="0274bddc"/>
    </style:style>
    <style:style style:name="P423" style:family="paragraph" style:parent-style-name="Standard">
      <style:text-properties officeooo:rsid="0276b721" officeooo:paragraph-rsid="0276b721"/>
    </style:style>
    <style:style style:name="P424" style:family="paragraph" style:parent-style-name="Standard">
      <style:text-properties officeooo:rsid="0277de35" officeooo:paragraph-rsid="0277de35"/>
    </style:style>
    <style:style style:name="P425" style:family="paragraph" style:parent-style-name="Standard">
      <style:text-properties officeooo:rsid="0279a4fc" officeooo:paragraph-rsid="0279a4fc"/>
    </style:style>
    <style:style style:name="P426" style:family="paragraph" style:parent-style-name="Standard">
      <style:text-properties officeooo:rsid="027b7134" officeooo:paragraph-rsid="027b7134"/>
    </style:style>
    <style:style style:name="P427" style:family="paragraph" style:parent-style-name="Standard">
      <style:text-properties officeooo:rsid="027c2d2c" officeooo:paragraph-rsid="027c2d2c"/>
    </style:style>
    <style:style style:name="P428" style:family="paragraph" style:parent-style-name="Standard">
      <style:text-properties officeooo:rsid="027c2d2c" officeooo:paragraph-rsid="027f86ff"/>
    </style:style>
    <style:style style:name="P429" style:family="paragraph" style:parent-style-name="Standard">
      <style:text-properties officeooo:rsid="0282ce4f" officeooo:paragraph-rsid="0282ce4f"/>
    </style:style>
    <style:style style:name="P430" style:family="paragraph" style:parent-style-name="Standard">
      <style:text-properties officeooo:rsid="0284ea77" officeooo:paragraph-rsid="0284ea77"/>
    </style:style>
    <style:style style:name="P431" style:family="paragraph" style:parent-style-name="Standard">
      <style:text-properties officeooo:rsid="027f86ff" officeooo:paragraph-rsid="027f86ff"/>
    </style:style>
    <style:style style:name="P432" style:family="paragraph" style:parent-style-name="Standard">
      <style:text-properties officeooo:rsid="0288cfbe" officeooo:paragraph-rsid="0288cfbe"/>
    </style:style>
    <style:style style:name="P433" style:family="paragraph" style:parent-style-name="Standard">
      <style:text-properties officeooo:rsid="028a2386" officeooo:paragraph-rsid="028a2386"/>
    </style:style>
    <style:style style:name="P434" style:family="paragraph" style:parent-style-name="Standard">
      <style:text-properties officeooo:rsid="028a2386" officeooo:paragraph-rsid="028a856c"/>
    </style:style>
    <style:style style:name="P435" style:family="paragraph" style:parent-style-name="Standard">
      <style:text-properties officeooo:rsid="028a856c" officeooo:paragraph-rsid="028a856c"/>
    </style:style>
    <style:style style:name="P436" style:family="paragraph" style:parent-style-name="Standard">
      <style:text-properties officeooo:rsid="028a856c" officeooo:paragraph-rsid="02cda8b3"/>
    </style:style>
    <style:style style:name="P437" style:family="paragraph" style:parent-style-name="Standard">
      <style:text-properties officeooo:rsid="028c0a4c" officeooo:paragraph-rsid="028c0a4c"/>
    </style:style>
    <style:style style:name="P438" style:family="paragraph" style:parent-style-name="Standard">
      <style:text-properties officeooo:rsid="0291b1cd" officeooo:paragraph-rsid="0291b1cd"/>
    </style:style>
    <style:style style:name="P439" style:family="paragraph" style:parent-style-name="Standard">
      <style:text-properties officeooo:rsid="0291b1cd" officeooo:paragraph-rsid="02a60ec4"/>
    </style:style>
    <style:style style:name="P440" style:family="paragraph" style:parent-style-name="Standard">
      <style:text-properties officeooo:rsid="0297b52b" officeooo:paragraph-rsid="02a46ca1"/>
    </style:style>
    <style:style style:name="P441" style:family="paragraph" style:parent-style-name="Standard">
      <style:text-properties officeooo:rsid="02989caa" officeooo:paragraph-rsid="02a46ca1"/>
    </style:style>
    <style:style style:name="P442" style:family="paragraph" style:parent-style-name="Standard">
      <style:text-properties officeooo:rsid="0298fbbd" officeooo:paragraph-rsid="02a46ca1"/>
    </style:style>
    <style:style style:name="P443" style:family="paragraph" style:parent-style-name="Standard">
      <style:text-properties officeooo:rsid="02a29a8c" officeooo:paragraph-rsid="02a46ca1"/>
    </style:style>
    <style:style style:name="P444" style:family="paragraph" style:parent-style-name="Standard">
      <style:text-properties officeooo:rsid="02a46ca1" officeooo:paragraph-rsid="02a46ca1"/>
    </style:style>
    <style:style style:name="P445" style:family="paragraph" style:parent-style-name="Standard">
      <style:text-properties officeooo:rsid="02a60ec4" officeooo:paragraph-rsid="02a60ec4"/>
    </style:style>
    <style:style style:name="P446" style:family="paragraph" style:parent-style-name="Standard">
      <style:text-properties officeooo:rsid="02a75022" officeooo:paragraph-rsid="02a75022"/>
    </style:style>
    <style:style style:name="P447" style:family="paragraph" style:parent-style-name="Standard">
      <style:text-properties officeooo:rsid="02a9a24b" officeooo:paragraph-rsid="02a9a24b"/>
    </style:style>
    <style:style style:name="P448" style:family="paragraph" style:parent-style-name="Standard">
      <style:text-properties officeooo:rsid="02aa3fe9" officeooo:paragraph-rsid="02aa3fe9"/>
    </style:style>
    <style:style style:name="P449" style:family="paragraph" style:parent-style-name="Standard">
      <style:text-properties officeooo:rsid="02ab342c" officeooo:paragraph-rsid="02ab342c"/>
    </style:style>
    <style:style style:name="P450" style:family="paragraph" style:parent-style-name="Standard">
      <style:text-properties officeooo:rsid="02ac60bb" officeooo:paragraph-rsid="02ac60bb"/>
    </style:style>
    <style:style style:name="P451" style:family="paragraph" style:parent-style-name="Standard">
      <style:text-properties officeooo:rsid="02afcd74" officeooo:paragraph-rsid="02afcd74"/>
    </style:style>
    <style:style style:name="P452" style:family="paragraph" style:parent-style-name="Standard">
      <style:text-properties officeooo:rsid="02b1dae4" officeooo:paragraph-rsid="02b1dae4"/>
    </style:style>
    <style:style style:name="P453" style:family="paragraph" style:parent-style-name="Standard">
      <style:text-properties officeooo:rsid="02b34d90" officeooo:paragraph-rsid="02b34d90"/>
    </style:style>
    <style:style style:name="P454" style:family="paragraph" style:parent-style-name="Standard">
      <style:text-properties officeooo:rsid="02b3754d" officeooo:paragraph-rsid="02b3754d"/>
    </style:style>
    <style:style style:name="P455" style:family="paragraph" style:parent-style-name="Standard">
      <style:text-properties officeooo:rsid="02b4fa7d" officeooo:paragraph-rsid="02b4fa7d"/>
    </style:style>
    <style:style style:name="P456" style:family="paragraph" style:parent-style-name="Standard">
      <style:text-properties officeooo:rsid="02b6f37a" officeooo:paragraph-rsid="02b6f37a"/>
    </style:style>
    <style:style style:name="P457" style:family="paragraph" style:parent-style-name="Standard">
      <style:text-properties officeooo:rsid="02b6f37a" officeooo:paragraph-rsid="02c87484"/>
    </style:style>
    <style:style style:name="P458" style:family="paragraph" style:parent-style-name="Standard">
      <style:text-properties officeooo:rsid="02cd3d14" officeooo:paragraph-rsid="02cd3d14"/>
    </style:style>
    <style:style style:name="P459" style:family="paragraph" style:parent-style-name="Standard">
      <style:text-properties officeooo:rsid="02cf4f0b" officeooo:paragraph-rsid="02cf4f0b"/>
    </style:style>
    <style:style style:name="P460" style:family="paragraph" style:parent-style-name="Standard">
      <style:text-properties officeooo:rsid="02cfb7d4" officeooo:paragraph-rsid="02cfb7d4"/>
    </style:style>
    <style:style style:name="P461" style:family="paragraph" style:parent-style-name="Standard">
      <style:text-properties officeooo:rsid="02cffe48" officeooo:paragraph-rsid="02cffe48"/>
    </style:style>
    <style:style style:name="P462" style:family="paragraph" style:parent-style-name="Standard">
      <style:text-properties officeooo:rsid="02d1d64e" officeooo:paragraph-rsid="02d1d64e"/>
    </style:style>
    <style:style style:name="P463" style:family="paragraph" style:parent-style-name="Standard">
      <style:text-properties officeooo:rsid="02d1d64e" officeooo:paragraph-rsid="02d2a217"/>
    </style:style>
    <style:style style:name="P464" style:family="paragraph" style:parent-style-name="Standard">
      <style:text-properties officeooo:rsid="02d2a217" officeooo:paragraph-rsid="02d2a217"/>
    </style:style>
    <style:style style:name="P465" style:family="paragraph" style:parent-style-name="Standard">
      <style:text-properties officeooo:rsid="02d3fb32" officeooo:paragraph-rsid="02d3fb32"/>
    </style:style>
    <style:style style:name="P466" style:family="paragraph" style:parent-style-name="Standard">
      <style:text-properties officeooo:rsid="02d8952f" officeooo:paragraph-rsid="02d8952f"/>
    </style:style>
    <style:style style:name="P467" style:family="paragraph" style:parent-style-name="Standard">
      <style:text-properties officeooo:rsid="02da1a18" officeooo:paragraph-rsid="02da1a18"/>
    </style:style>
    <style:style style:name="P468" style:family="paragraph" style:parent-style-name="Standard">
      <style:text-properties officeooo:rsid="02da1a18" officeooo:paragraph-rsid="02da3d88"/>
    </style:style>
    <style:style style:name="P469" style:family="paragraph" style:parent-style-name="Standard">
      <style:text-properties officeooo:rsid="02dc8440" officeooo:paragraph-rsid="02dc8440"/>
    </style:style>
    <style:style style:name="P470" style:family="paragraph" style:parent-style-name="Standard">
      <style:text-properties officeooo:rsid="02e2c1f2" officeooo:paragraph-rsid="02e2c1f2"/>
    </style:style>
    <style:style style:name="P471" style:family="paragraph" style:parent-style-name="Standard">
      <style:text-properties officeooo:rsid="02e2e099" officeooo:paragraph-rsid="02e2e099"/>
    </style:style>
    <style:style style:name="P472" style:family="paragraph" style:parent-style-name="Standard">
      <style:text-properties officeooo:rsid="02e80a02" officeooo:paragraph-rsid="02e80a02"/>
    </style:style>
    <style:style style:name="P473" style:family="paragraph" style:parent-style-name="Standard">
      <style:text-properties officeooo:rsid="02e8beb7" officeooo:paragraph-rsid="02e8beb7"/>
    </style:style>
    <style:style style:name="P474" style:family="paragraph" style:parent-style-name="Standard">
      <style:text-properties officeooo:rsid="02ea9144" officeooo:paragraph-rsid="02ea9144"/>
    </style:style>
    <style:style style:name="P475" style:family="paragraph" style:parent-style-name="Standard">
      <style:text-properties officeooo:rsid="02ec4ad0" officeooo:paragraph-rsid="02ec4ad0"/>
    </style:style>
    <style:style style:name="P476" style:family="paragraph" style:parent-style-name="Standard">
      <style:text-properties officeooo:rsid="02ec9e6e" officeooo:paragraph-rsid="02ec9e6e"/>
    </style:style>
    <style:style style:name="P477" style:family="paragraph" style:parent-style-name="Standard">
      <style:text-properties officeooo:rsid="02ed859f" officeooo:paragraph-rsid="02ed859f"/>
    </style:style>
    <style:style style:name="P478" style:family="paragraph" style:parent-style-name="Standard">
      <style:text-properties officeooo:rsid="02ed859f" officeooo:paragraph-rsid="02ef2efa"/>
    </style:style>
    <style:style style:name="P479" style:family="paragraph" style:parent-style-name="Standard">
      <style:text-properties officeooo:rsid="02f3698e" officeooo:paragraph-rsid="02ef2efa"/>
    </style:style>
    <style:style style:name="P480" style:family="paragraph" style:parent-style-name="Standard">
      <style:text-properties officeooo:rsid="02f3698e" officeooo:paragraph-rsid="02f3698e"/>
    </style:style>
    <style:style style:name="P481" style:family="paragraph" style:parent-style-name="Standard">
      <style:text-properties officeooo:rsid="02f48587" officeooo:paragraph-rsid="02f48587"/>
    </style:style>
    <style:style style:name="P482" style:family="paragraph" style:parent-style-name="Standard">
      <style:text-properties officeooo:rsid="02fa1797" officeooo:paragraph-rsid="02fa1797"/>
    </style:style>
    <style:style style:name="P483" style:family="paragraph" style:parent-style-name="Standard">
      <style:text-properties officeooo:rsid="02fa7568" officeooo:paragraph-rsid="02fed872"/>
    </style:style>
    <style:style style:name="P484" style:family="paragraph" style:parent-style-name="Standard">
      <style:text-properties officeooo:rsid="02fa7568" officeooo:paragraph-rsid="02ff9756"/>
    </style:style>
    <style:style style:name="P485" style:family="paragraph" style:parent-style-name="Standard">
      <style:text-properties officeooo:rsid="0302ef33" officeooo:paragraph-rsid="0302ef33"/>
    </style:style>
    <style:style style:name="P486" style:family="paragraph" style:parent-style-name="Standard">
      <style:text-properties officeooo:rsid="0308bd30" officeooo:paragraph-rsid="0308bd30"/>
    </style:style>
    <style:style style:name="P487" style:family="paragraph" style:parent-style-name="Standard">
      <style:text-properties officeooo:rsid="02c87484" officeooo:paragraph-rsid="02c87484"/>
    </style:style>
    <style:style style:name="P488" style:family="paragraph" style:parent-style-name="Standard">
      <style:text-properties officeooo:rsid="02da3d88" officeooo:paragraph-rsid="02da3d88"/>
    </style:style>
    <style:style style:name="P489" style:family="paragraph" style:parent-style-name="Standard">
      <style:text-properties officeooo:rsid="02fed872" officeooo:paragraph-rsid="02ff9756"/>
    </style:style>
    <style:style style:name="P490" style:family="paragraph" style:parent-style-name="Standard">
      <style:text-properties officeooo:rsid="02ff9756" officeooo:paragraph-rsid="02ff9756"/>
    </style:style>
    <style:style style:name="P491" style:family="paragraph" style:parent-style-name="Standard">
      <style:text-properties officeooo:rsid="030a8fb2" officeooo:paragraph-rsid="030a8fb2"/>
    </style:style>
    <style:style style:name="P492" style:family="paragraph" style:parent-style-name="Standard">
      <style:text-properties officeooo:rsid="030b4c33" officeooo:paragraph-rsid="030b4c33"/>
    </style:style>
    <style:style style:name="P493" style:family="paragraph" style:parent-style-name="Standard">
      <style:text-properties officeooo:rsid="030b5077" officeooo:paragraph-rsid="030b5077"/>
    </style:style>
    <style:style style:name="P494" style:family="paragraph" style:parent-style-name="Standard">
      <style:text-properties officeooo:rsid="030d09df" officeooo:paragraph-rsid="030d09df"/>
    </style:style>
    <style:style style:name="P495" style:family="paragraph" style:parent-style-name="Standard">
      <style:text-properties officeooo:rsid="030ed1bd" officeooo:paragraph-rsid="030ed1bd"/>
    </style:style>
    <style:style style:name="P496" style:family="paragraph" style:parent-style-name="Standard">
      <style:text-properties officeooo:rsid="03113be6" officeooo:paragraph-rsid="03113be6"/>
    </style:style>
    <style:style style:name="P497" style:family="paragraph" style:parent-style-name="Standard">
      <style:text-properties officeooo:rsid="03113be6" officeooo:paragraph-rsid="03114416"/>
    </style:style>
    <style:style style:name="P498" style:family="paragraph" style:parent-style-name="Standard">
      <style:text-properties officeooo:rsid="03114416" officeooo:paragraph-rsid="03114416"/>
    </style:style>
    <style:style style:name="P499" style:family="paragraph" style:parent-style-name="Standard">
      <style:text-properties officeooo:rsid="03133ed0" officeooo:paragraph-rsid="03133ed0"/>
    </style:style>
    <style:style style:name="P500" style:family="paragraph" style:parent-style-name="Standard">
      <style:text-properties officeooo:rsid="03133ed0" officeooo:paragraph-rsid="03144edb"/>
    </style:style>
    <style:style style:name="P501" style:family="paragraph" style:parent-style-name="Standard">
      <style:text-properties officeooo:rsid="0316da61" officeooo:paragraph-rsid="0316da61"/>
    </style:style>
    <style:style style:name="P502" style:family="paragraph" style:parent-style-name="Standard">
      <style:text-properties officeooo:rsid="0318fbb2" officeooo:paragraph-rsid="0318fbb2"/>
    </style:style>
    <style:style style:name="P503" style:family="paragraph" style:parent-style-name="Standard">
      <style:text-properties officeooo:rsid="031941fe" officeooo:paragraph-rsid="031941fe"/>
    </style:style>
    <style:style style:name="P504" style:family="paragraph" style:parent-style-name="Standard">
      <style:text-properties officeooo:rsid="031b3d9d" officeooo:paragraph-rsid="031b3d9d"/>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italic" officeooo:rsid="01ca0f06" style:font-style-asian="italic" style:font-style-complex="italic"/>
    </style:style>
    <style:style style:name="T102" style:family="text">
      <style:text-properties fo:font-style="normal" style:font-style-asian="normal" style:font-style-complex="normal"/>
    </style:style>
    <style:style style:name="T103" style:family="text">
      <style:text-properties fo:font-style="normal" officeooo:rsid="0089fd36" style:font-style-asian="normal" style:font-style-complex="normal"/>
    </style:style>
    <style:style style:name="T104" style:family="text">
      <style:text-properties fo:font-style="normal" officeooo:rsid="008aca27" style:font-style-asian="normal" style:font-style-complex="normal"/>
    </style:style>
    <style:style style:name="T105" style:family="text">
      <style:text-properties fo:font-style="normal" officeooo:rsid="008ba337" style:font-style-asian="normal" style:font-style-complex="normal"/>
    </style:style>
    <style:style style:name="T106" style:family="text">
      <style:text-properties fo:font-style="normal" officeooo:rsid="008c0e76" style:font-style-asian="normal" style:font-style-complex="normal"/>
    </style:style>
    <style:style style:name="T107" style:family="text">
      <style:text-properties fo:font-style="normal" officeooo:rsid="008d5202" style:font-style-asian="normal" style:font-style-complex="normal"/>
    </style:style>
    <style:style style:name="T108" style:family="text">
      <style:text-properties fo:font-style="normal" officeooo:rsid="00981727" style:font-style-asian="normal" style:font-style-complex="normal"/>
    </style:style>
    <style:style style:name="T109" style:family="text">
      <style:text-properties fo:font-style="normal" officeooo:rsid="0147cd46" style:font-style-asian="normal" style:font-style-complex="normal"/>
    </style:style>
    <style:style style:name="T110" style:family="text">
      <style:text-properties fo:font-style="normal" officeooo:rsid="01c41a5b" style:font-style-asian="normal" style:font-style-complex="normal"/>
    </style:style>
    <style:style style:name="T111" style:family="text">
      <style:text-properties fo:font-style="normal" officeooo:rsid="01c5930d" style:font-style-asian="normal" style:font-style-complex="normal"/>
    </style:style>
    <style:style style:name="T112" style:family="text">
      <style:text-properties fo:font-style="normal" officeooo:rsid="01c78d6f" style:font-style-asian="normal" style:font-style-complex="normal"/>
    </style:style>
    <style:style style:name="T113" style:family="text">
      <style:text-properties fo:font-style="normal" officeooo:rsid="01ca0f06" style:font-style-asian="normal" style:font-style-complex="normal"/>
    </style:style>
    <style:style style:name="T114" style:family="text">
      <style:text-properties fo:font-style="normal" officeooo:rsid="01cb47ac" style:font-style-asian="normal" style:font-style-complex="normal"/>
    </style:style>
    <style:style style:name="T115" style:family="text">
      <style:text-properties fo:font-style="normal" officeooo:rsid="01cb5269" style:font-style-asian="normal" style:font-style-complex="normal"/>
    </style:style>
    <style:style style:name="T116" style:family="text">
      <style:text-properties fo:font-style="normal" officeooo:rsid="01cd1586" style:font-style-asian="normal" style:font-style-complex="normal"/>
    </style:style>
    <style:style style:name="T117" style:family="text">
      <style:text-properties fo:font-style="normal" officeooo:rsid="01d1f3c2" style:font-style-asian="normal" style:font-style-complex="normal"/>
    </style:style>
    <style:style style:name="T118" style:family="text">
      <style:text-properties fo:font-style="normal" officeooo:rsid="01d3e900" style:font-style-asian="normal" style:font-style-complex="normal"/>
    </style:style>
    <style:style style:name="T119" style:family="text">
      <style:text-properties fo:font-style="normal" officeooo:rsid="01d62398" style:font-style-asian="normal" style:font-style-complex="normal"/>
    </style:style>
    <style:style style:name="T120" style:family="text">
      <style:text-properties fo:font-style="normal" officeooo:rsid="01d678bb" style:font-style-asian="normal" style:font-style-complex="normal"/>
    </style:style>
    <style:style style:name="T121" style:family="text">
      <style:text-properties fo:font-style="normal" officeooo:rsid="01d6925d" style:font-style-asian="normal" style:font-style-complex="normal"/>
    </style:style>
    <style:style style:name="T122" style:family="text">
      <style:text-properties fo:font-style="normal" officeooo:rsid="01d81864" style:font-style-asian="normal" style:font-style-complex="normal"/>
    </style:style>
    <style:style style:name="T123" style:family="text">
      <style:text-properties fo:font-style="normal" officeooo:rsid="020857e8" style:font-style-asian="normal" style:font-style-complex="normal"/>
    </style:style>
    <style:style style:name="T124" style:family="text">
      <style:text-properties officeooo:rsid="008e8553"/>
    </style:style>
    <style:style style:name="T125" style:family="text">
      <style:text-properties officeooo:rsid="008f165b"/>
    </style:style>
    <style:style style:name="T126" style:family="text">
      <style:text-properties officeooo:rsid="008fbb73"/>
    </style:style>
    <style:style style:name="T127" style:family="text">
      <style:text-properties officeooo:rsid="00905097"/>
    </style:style>
    <style:style style:name="T128" style:family="text">
      <style:text-properties officeooo:rsid="009234b5"/>
    </style:style>
    <style:style style:name="T129" style:family="text">
      <style:text-properties officeooo:rsid="0093cedc"/>
    </style:style>
    <style:style style:name="T130" style:family="text">
      <style:text-properties officeooo:rsid="0093ec60"/>
    </style:style>
    <style:style style:name="T131" style:family="text">
      <style:text-properties officeooo:rsid="0097284c"/>
    </style:style>
    <style:style style:name="T132" style:family="text">
      <style:text-properties officeooo:rsid="00981791"/>
    </style:style>
    <style:style style:name="T133" style:family="text">
      <style:text-properties officeooo:rsid="00995077"/>
    </style:style>
    <style:style style:name="T134" style:family="text">
      <style:text-properties officeooo:rsid="009a5b64"/>
    </style:style>
    <style:style style:name="T135" style:family="text">
      <style:text-properties officeooo:rsid="009c10d9"/>
    </style:style>
    <style:style style:name="T136" style:family="text">
      <style:text-properties officeooo:rsid="009dc518"/>
    </style:style>
    <style:style style:name="T137" style:family="text">
      <style:text-properties officeooo:rsid="009e56b9"/>
    </style:style>
    <style:style style:name="T138" style:family="text">
      <style:text-properties officeooo:rsid="00a1439c"/>
    </style:style>
    <style:style style:name="T139" style:family="text">
      <style:text-properties officeooo:rsid="00a17d88"/>
    </style:style>
    <style:style style:name="T140" style:family="text">
      <style:text-properties officeooo:rsid="00a59b53"/>
    </style:style>
    <style:style style:name="T141" style:family="text">
      <style:text-properties officeooo:rsid="00a68b83"/>
    </style:style>
    <style:style style:name="T142" style:family="text">
      <style:text-properties officeooo:rsid="00a842ed"/>
    </style:style>
    <style:style style:name="T143" style:family="text">
      <style:text-properties officeooo:rsid="00a964e0"/>
    </style:style>
    <style:style style:name="T144" style:family="text">
      <style:text-properties officeooo:rsid="00ad7994"/>
    </style:style>
    <style:style style:name="T145" style:family="text">
      <style:text-properties officeooo:rsid="00af2f1d"/>
    </style:style>
    <style:style style:name="T146" style:family="text">
      <style:text-properties officeooo:rsid="00b20f12"/>
    </style:style>
    <style:style style:name="T147" style:family="text">
      <style:text-properties officeooo:rsid="00b3da86"/>
    </style:style>
    <style:style style:name="T148" style:family="text">
      <style:text-properties officeooo:rsid="00b5c8c0"/>
    </style:style>
    <style:style style:name="T149" style:family="text">
      <style:text-properties officeooo:rsid="00b79399"/>
    </style:style>
    <style:style style:name="T150" style:family="text">
      <style:text-properties officeooo:rsid="00ba6775"/>
    </style:style>
    <style:style style:name="T151" style:family="text">
      <style:text-properties officeooo:rsid="00baec57"/>
    </style:style>
    <style:style style:name="T152" style:family="text">
      <style:text-properties officeooo:rsid="00bd191a"/>
    </style:style>
    <style:style style:name="T153" style:family="text">
      <style:text-properties officeooo:rsid="00bf1354"/>
    </style:style>
    <style:style style:name="T154" style:family="text">
      <style:text-properties officeooo:rsid="00c0d942"/>
    </style:style>
    <style:style style:name="T155" style:family="text">
      <style:text-properties officeooo:rsid="00c4a3da"/>
    </style:style>
    <style:style style:name="T156" style:family="text">
      <style:text-properties officeooo:rsid="00c697bf"/>
    </style:style>
    <style:style style:name="T157" style:family="text">
      <style:text-properties officeooo:rsid="00c9fd0c"/>
    </style:style>
    <style:style style:name="T158" style:family="text">
      <style:text-properties officeooo:rsid="00cf83ce"/>
    </style:style>
    <style:style style:name="T159" style:family="text">
      <style:text-properties officeooo:rsid="00d1e2c4"/>
    </style:style>
    <style:style style:name="T160" style:family="text">
      <style:text-properties officeooo:rsid="00d3c3a7"/>
    </style:style>
    <style:style style:name="T161" style:family="text">
      <style:text-properties officeooo:rsid="00d3de94"/>
    </style:style>
    <style:style style:name="T162" style:family="text">
      <style:text-properties officeooo:rsid="00d41929"/>
    </style:style>
    <style:style style:name="T163" style:family="text">
      <style:text-properties officeooo:rsid="00d59254"/>
    </style:style>
    <style:style style:name="T164" style:family="text">
      <style:text-properties officeooo:rsid="00da0c9b"/>
    </style:style>
    <style:style style:name="T165" style:family="text">
      <style:text-properties officeooo:rsid="00daef60"/>
    </style:style>
    <style:style style:name="T166" style:family="text">
      <style:text-properties officeooo:rsid="00db2106"/>
    </style:style>
    <style:style style:name="T167" style:family="text">
      <style:text-properties officeooo:rsid="00db58ac"/>
    </style:style>
    <style:style style:name="T168" style:family="text">
      <style:text-properties officeooo:rsid="00de7587"/>
    </style:style>
    <style:style style:name="T169" style:family="text">
      <style:text-properties officeooo:rsid="00e07e9c"/>
    </style:style>
    <style:style style:name="T170" style:family="text">
      <style:text-properties officeooo:rsid="00e16c9f"/>
    </style:style>
    <style:style style:name="T171" style:family="text">
      <style:text-properties officeooo:rsid="00e2fc19"/>
    </style:style>
    <style:style style:name="T172" style:family="text">
      <style:text-properties officeooo:rsid="00e5be1d"/>
    </style:style>
    <style:style style:name="T173" style:family="text">
      <style:text-properties officeooo:rsid="00e65f9c"/>
    </style:style>
    <style:style style:name="T174" style:family="text">
      <style:text-properties officeooo:rsid="00e702bd"/>
    </style:style>
    <style:style style:name="T175" style:family="text">
      <style:text-properties officeooo:rsid="00e893b2"/>
    </style:style>
    <style:style style:name="T176" style:family="text">
      <style:text-properties officeooo:rsid="00e974c0"/>
    </style:style>
    <style:style style:name="T177" style:family="text">
      <style:text-properties officeooo:rsid="00eb4528"/>
    </style:style>
    <style:style style:name="T178" style:family="text">
      <style:text-properties officeooo:rsid="00ecb539"/>
    </style:style>
    <style:style style:name="T179" style:family="text">
      <style:text-properties officeooo:rsid="00f01827"/>
    </style:style>
    <style:style style:name="T180" style:family="text">
      <style:text-properties officeooo:rsid="00f10998"/>
    </style:style>
    <style:style style:name="T181" style:family="text">
      <style:text-properties officeooo:rsid="00f2d1ad"/>
    </style:style>
    <style:style style:name="T182" style:family="text">
      <style:text-properties officeooo:rsid="00f66046"/>
    </style:style>
    <style:style style:name="T183" style:family="text">
      <style:text-properties officeooo:rsid="00f92d06"/>
    </style:style>
    <style:style style:name="T184" style:family="text">
      <style:text-properties officeooo:rsid="00fae68f"/>
    </style:style>
    <style:style style:name="T185" style:family="text">
      <style:text-properties officeooo:rsid="00fbe7fd"/>
    </style:style>
    <style:style style:name="T186" style:family="text">
      <style:text-properties officeooo:rsid="00fd0023"/>
    </style:style>
    <style:style style:name="T187" style:family="text">
      <style:text-properties officeooo:rsid="00feefd9"/>
    </style:style>
    <style:style style:name="T188" style:family="text">
      <style:text-properties officeooo:rsid="0101ac2a"/>
    </style:style>
    <style:style style:name="T189" style:family="text">
      <style:text-properties officeooo:rsid="01044d93"/>
    </style:style>
    <style:style style:name="T190" style:family="text">
      <style:text-properties officeooo:rsid="0105fd61"/>
    </style:style>
    <style:style style:name="T191" style:family="text">
      <style:text-properties officeooo:rsid="01093011"/>
    </style:style>
    <style:style style:name="T192" style:family="text">
      <style:text-properties officeooo:rsid="010a04b4"/>
    </style:style>
    <style:style style:name="T193" style:family="text">
      <style:text-properties officeooo:rsid="010b9775"/>
    </style:style>
    <style:style style:name="T194" style:family="text">
      <style:text-properties officeooo:rsid="010ddfce"/>
    </style:style>
    <style:style style:name="T195" style:family="text">
      <style:text-properties officeooo:rsid="010fbe1b"/>
    </style:style>
    <style:style style:name="T196" style:family="text">
      <style:text-properties officeooo:rsid="0110b5e4"/>
    </style:style>
    <style:style style:name="T197" style:family="text">
      <style:text-properties officeooo:rsid="01116b84"/>
    </style:style>
    <style:style style:name="T198" style:family="text">
      <style:text-properties officeooo:rsid="01164aed"/>
    </style:style>
    <style:style style:name="T199" style:family="text">
      <style:text-properties officeooo:rsid="0117c60e"/>
    </style:style>
    <style:style style:name="T200" style:family="text">
      <style:text-properties officeooo:rsid="011a149f"/>
    </style:style>
    <style:style style:name="T201" style:family="text">
      <style:text-properties officeooo:rsid="011c7cc3"/>
    </style:style>
    <style:style style:name="T202" style:family="text">
      <style:text-properties officeooo:rsid="011dece1"/>
    </style:style>
    <style:style style:name="T203" style:family="text">
      <style:text-properties officeooo:rsid="01208349"/>
    </style:style>
    <style:style style:name="T204" style:family="text">
      <style:text-properties officeooo:rsid="0125a57d"/>
    </style:style>
    <style:style style:name="T205" style:family="text">
      <style:text-properties officeooo:rsid="0125ab65"/>
    </style:style>
    <style:style style:name="T206" style:family="text">
      <style:text-properties officeooo:rsid="0125b07c"/>
    </style:style>
    <style:style style:name="T207" style:family="text">
      <style:text-properties officeooo:rsid="0126c004"/>
    </style:style>
    <style:style style:name="T208" style:family="text">
      <style:text-properties officeooo:rsid="0129fc6e"/>
    </style:style>
    <style:style style:name="T209" style:family="text">
      <style:text-properties officeooo:rsid="012c32b3"/>
    </style:style>
    <style:style style:name="T210" style:family="text">
      <style:text-properties officeooo:rsid="012dae53"/>
    </style:style>
    <style:style style:name="T211" style:family="text">
      <style:text-properties officeooo:rsid="01321b4e"/>
    </style:style>
    <style:style style:name="T212" style:family="text">
      <style:text-properties officeooo:rsid="01322f83"/>
    </style:style>
    <style:style style:name="T213" style:family="text">
      <style:text-properties officeooo:rsid="01337596"/>
    </style:style>
    <style:style style:name="T214" style:family="text">
      <style:text-properties officeooo:rsid="01383b02"/>
    </style:style>
    <style:style style:name="T215" style:family="text">
      <style:text-properties officeooo:rsid="013a05f0"/>
    </style:style>
    <style:style style:name="T216" style:family="text">
      <style:text-properties officeooo:rsid="013e912b"/>
    </style:style>
    <style:style style:name="T217" style:family="text">
      <style:text-properties officeooo:rsid="013f1646"/>
    </style:style>
    <style:style style:name="T218" style:family="text">
      <style:text-properties officeooo:rsid="01455880"/>
    </style:style>
    <style:style style:name="T219" style:family="text">
      <style:text-properties officeooo:rsid="0145fb50"/>
    </style:style>
    <style:style style:name="T220" style:family="text">
      <style:text-properties officeooo:rsid="014855d3"/>
    </style:style>
    <style:style style:name="T221" style:family="text">
      <style:text-properties officeooo:rsid="01495429"/>
    </style:style>
    <style:style style:name="T222" style:family="text">
      <style:text-properties officeooo:rsid="0149e28e"/>
    </style:style>
    <style:style style:name="T223" style:family="text">
      <style:text-properties officeooo:rsid="014b8f2a"/>
    </style:style>
    <style:style style:name="T224" style:family="text">
      <style:text-properties officeooo:rsid="014d4482"/>
    </style:style>
    <style:style style:name="T225" style:family="text">
      <style:text-properties officeooo:rsid="014f6336"/>
    </style:style>
    <style:style style:name="T226" style:family="text">
      <style:text-properties officeooo:rsid="01504b96"/>
    </style:style>
    <style:style style:name="T227" style:family="text">
      <style:text-properties officeooo:rsid="01508c4e"/>
    </style:style>
    <style:style style:name="T228" style:family="text">
      <style:text-properties officeooo:rsid="015361c5"/>
    </style:style>
    <style:style style:name="T229" style:family="text">
      <style:text-properties officeooo:rsid="01545f19"/>
    </style:style>
    <style:style style:name="T230" style:family="text">
      <style:text-properties officeooo:rsid="01553697"/>
    </style:style>
    <style:style style:name="T231" style:family="text">
      <style:text-properties officeooo:rsid="015591a1"/>
    </style:style>
    <style:style style:name="T232" style:family="text">
      <style:text-properties officeooo:rsid="01578dad"/>
    </style:style>
    <style:style style:name="T233" style:family="text">
      <style:text-properties officeooo:rsid="0157ecb0"/>
    </style:style>
    <style:style style:name="T234" style:family="text">
      <style:text-properties officeooo:rsid="01599a97"/>
    </style:style>
    <style:style style:name="T235" style:family="text">
      <style:text-properties officeooo:rsid="015a46e1"/>
    </style:style>
    <style:style style:name="T236" style:family="text">
      <style:text-properties officeooo:rsid="015c0d6c"/>
    </style:style>
    <style:style style:name="T237" style:family="text">
      <style:text-properties officeooo:rsid="015e8ecb"/>
    </style:style>
    <style:style style:name="T238" style:family="text">
      <style:text-properties officeooo:rsid="015f5468"/>
    </style:style>
    <style:style style:name="T239" style:family="text">
      <style:text-properties officeooo:rsid="016084be"/>
    </style:style>
    <style:style style:name="T240" style:family="text">
      <style:text-properties officeooo:rsid="01616422"/>
    </style:style>
    <style:style style:name="T241" style:family="text">
      <style:text-properties officeooo:rsid="016628fe"/>
    </style:style>
    <style:style style:name="T242" style:family="text">
      <style:text-properties officeooo:rsid="0166cc9e"/>
    </style:style>
    <style:style style:name="T243" style:family="text">
      <style:text-properties officeooo:rsid="0168c780"/>
    </style:style>
    <style:style style:name="T244" style:family="text">
      <style:text-properties officeooo:rsid="016a0b72"/>
    </style:style>
    <style:style style:name="T245" style:family="text">
      <style:text-properties officeooo:rsid="016c9134"/>
    </style:style>
    <style:style style:name="T246" style:family="text">
      <style:text-properties officeooo:rsid="016ccb29"/>
    </style:style>
    <style:style style:name="T247" style:family="text">
      <style:text-properties officeooo:rsid="016e1621"/>
    </style:style>
    <style:style style:name="T248" style:family="text">
      <style:text-properties officeooo:rsid="01715878"/>
    </style:style>
    <style:style style:name="T249" style:family="text">
      <style:text-properties officeooo:rsid="01749bd4"/>
    </style:style>
    <style:style style:name="T250" style:family="text">
      <style:text-properties officeooo:rsid="01752fbe"/>
    </style:style>
    <style:style style:name="T251" style:family="text">
      <style:text-properties officeooo:rsid="0177ec1b"/>
    </style:style>
    <style:style style:name="T252" style:family="text">
      <style:text-properties officeooo:rsid="0178786f"/>
    </style:style>
    <style:style style:name="T253" style:family="text">
      <style:text-properties officeooo:rsid="01798963"/>
    </style:style>
    <style:style style:name="T254" style:family="text">
      <style:text-properties officeooo:rsid="017c53c4"/>
    </style:style>
    <style:style style:name="T255" style:family="text">
      <style:text-properties officeooo:rsid="017e38ca"/>
    </style:style>
    <style:style style:name="T256" style:family="text">
      <style:text-properties officeooo:rsid="0184ab46"/>
    </style:style>
    <style:style style:name="T257" style:family="text">
      <style:text-properties officeooo:rsid="01863f62"/>
    </style:style>
    <style:style style:name="T258" style:family="text">
      <style:text-properties officeooo:rsid="0186c9e7"/>
    </style:style>
    <style:style style:name="T259" style:family="text">
      <style:text-properties officeooo:rsid="01887c20"/>
    </style:style>
    <style:style style:name="T260" style:family="text">
      <style:text-properties officeooo:rsid="018a374e"/>
    </style:style>
    <style:style style:name="T261" style:family="text">
      <style:text-properties officeooo:rsid="018ae87d"/>
    </style:style>
    <style:style style:name="T262" style:family="text">
      <style:text-properties officeooo:rsid="018c6f7a"/>
    </style:style>
    <style:style style:name="T263" style:family="text">
      <style:text-properties officeooo:rsid="019091e1"/>
    </style:style>
    <style:style style:name="T264" style:family="text">
      <style:text-properties officeooo:rsid="0196e8a2"/>
    </style:style>
    <style:style style:name="T265" style:family="text">
      <style:text-properties officeooo:rsid="019da5a6"/>
    </style:style>
    <style:style style:name="T266" style:family="text">
      <style:text-properties officeooo:rsid="019e25c2"/>
    </style:style>
    <style:style style:name="T267" style:family="text">
      <style:text-properties officeooo:rsid="019e8d2a"/>
    </style:style>
    <style:style style:name="T268" style:family="text">
      <style:text-properties officeooo:rsid="019ed51c"/>
    </style:style>
    <style:style style:name="T269" style:family="text">
      <style:text-properties officeooo:rsid="01a12563"/>
    </style:style>
    <style:style style:name="T270" style:family="text">
      <style:text-properties officeooo:rsid="01a68710"/>
    </style:style>
    <style:style style:name="T271" style:family="text">
      <style:text-properties officeooo:rsid="01a72881"/>
    </style:style>
    <style:style style:name="T272" style:family="text">
      <style:text-properties officeooo:rsid="01a75e7e"/>
    </style:style>
    <style:style style:name="T273" style:family="text">
      <style:text-properties officeooo:rsid="01a85143"/>
    </style:style>
    <style:style style:name="T274" style:family="text">
      <style:text-properties officeooo:rsid="01a9ce23"/>
    </style:style>
    <style:style style:name="T275" style:family="text">
      <style:text-properties officeooo:rsid="01ab8a54"/>
    </style:style>
    <style:style style:name="T276" style:family="text">
      <style:text-properties officeooo:rsid="01ad2ab1"/>
    </style:style>
    <style:style style:name="T277" style:family="text">
      <style:text-properties officeooo:rsid="01b2f732"/>
    </style:style>
    <style:style style:name="T278" style:family="text">
      <style:text-properties officeooo:rsid="01b35737"/>
    </style:style>
    <style:style style:name="T279" style:family="text">
      <style:text-properties officeooo:rsid="01b60e64"/>
    </style:style>
    <style:style style:name="T280" style:family="text">
      <style:text-properties officeooo:rsid="01b67500"/>
    </style:style>
    <style:style style:name="T281" style:family="text">
      <style:text-properties officeooo:rsid="01ba460f"/>
    </style:style>
    <style:style style:name="T282" style:family="text">
      <style:text-properties officeooo:rsid="01babad3"/>
    </style:style>
    <style:style style:name="T283" style:family="text">
      <style:text-properties officeooo:rsid="01bbdd8f"/>
    </style:style>
    <style:style style:name="T284" style:family="text">
      <style:text-properties officeooo:rsid="01bc57b0"/>
    </style:style>
    <style:style style:name="T285" style:family="text">
      <style:text-properties officeooo:rsid="01bea123"/>
    </style:style>
    <style:style style:name="T286" style:family="text">
      <style:text-properties officeooo:rsid="01c04429"/>
    </style:style>
    <style:style style:name="T287" style:family="text">
      <style:text-properties officeooo:rsid="01c18778"/>
    </style:style>
    <style:style style:name="T288" style:family="text">
      <style:text-properties officeooo:rsid="01c22372"/>
    </style:style>
    <style:style style:name="T289" style:family="text">
      <style:text-properties officeooo:rsid="01d85bc9"/>
    </style:style>
    <style:style style:name="T290" style:family="text">
      <style:text-properties officeooo:rsid="01d89762"/>
    </style:style>
    <style:style style:name="T291" style:family="text">
      <style:text-properties officeooo:rsid="01d9ea9e"/>
    </style:style>
    <style:style style:name="T292" style:family="text">
      <style:text-properties officeooo:rsid="01dc80d3"/>
    </style:style>
    <style:style style:name="T293" style:family="text">
      <style:text-properties officeooo:rsid="01e0b56d"/>
    </style:style>
    <style:style style:name="T294" style:family="text">
      <style:text-properties officeooo:rsid="01e1b1da"/>
    </style:style>
    <style:style style:name="T295" style:family="text">
      <style:text-properties officeooo:rsid="01e26c62"/>
    </style:style>
    <style:style style:name="T296" style:family="text">
      <style:text-properties officeooo:rsid="01e2d764"/>
    </style:style>
    <style:style style:name="T297" style:family="text">
      <style:text-properties officeooo:rsid="01e46918"/>
    </style:style>
    <style:style style:name="T298" style:family="text">
      <style:text-properties officeooo:rsid="01e91d64"/>
    </style:style>
    <style:style style:name="T299" style:family="text">
      <style:text-properties officeooo:rsid="01ec656c"/>
    </style:style>
    <style:style style:name="T300" style:family="text">
      <style:text-properties officeooo:rsid="01efaa8d"/>
    </style:style>
    <style:style style:name="T301" style:family="text">
      <style:text-properties officeooo:rsid="01f0e6ad"/>
    </style:style>
    <style:style style:name="T302" style:family="text">
      <style:text-properties officeooo:rsid="01f2987d"/>
    </style:style>
    <style:style style:name="T303" style:family="text">
      <style:text-properties officeooo:rsid="01f358c4"/>
    </style:style>
    <style:style style:name="T304" style:family="text">
      <style:text-properties officeooo:rsid="01f546b8"/>
    </style:style>
    <style:style style:name="T305" style:family="text">
      <style:text-properties officeooo:rsid="01f8f674"/>
    </style:style>
    <style:style style:name="T306" style:family="text">
      <style:text-properties officeooo:rsid="0200f92a"/>
    </style:style>
    <style:style style:name="T307" style:family="text">
      <style:text-properties officeooo:rsid="0203828f"/>
    </style:style>
    <style:style style:name="T308" style:family="text">
      <style:text-properties officeooo:rsid="0204d059"/>
    </style:style>
    <style:style style:name="T309" style:family="text">
      <style:text-properties officeooo:rsid="02079e9e"/>
    </style:style>
    <style:style style:name="T310" style:family="text">
      <style:text-properties officeooo:rsid="0209f0d7"/>
    </style:style>
    <style:style style:name="T311" style:family="text">
      <style:text-properties officeooo:rsid="020ecd83"/>
    </style:style>
    <style:style style:name="T312" style:family="text">
      <style:text-properties officeooo:rsid="020fa42a"/>
    </style:style>
    <style:style style:name="T313" style:family="text">
      <style:text-properties officeooo:rsid="0213076a"/>
    </style:style>
    <style:style style:name="T314" style:family="text">
      <style:text-properties officeooo:rsid="0215201e"/>
    </style:style>
    <style:style style:name="T315" style:family="text">
      <style:text-properties officeooo:rsid="021823f8"/>
    </style:style>
    <style:style style:name="T316" style:family="text">
      <style:text-properties officeooo:rsid="021b142f"/>
    </style:style>
    <style:style style:name="T317" style:family="text">
      <style:text-properties officeooo:rsid="021cc37f"/>
    </style:style>
    <style:style style:name="T318" style:family="text">
      <style:text-properties officeooo:rsid="021e66af"/>
    </style:style>
    <style:style style:name="T319" style:family="text">
      <style:text-properties officeooo:rsid="0220914c"/>
    </style:style>
    <style:style style:name="T320" style:family="text">
      <style:text-properties officeooo:rsid="02222dcf"/>
    </style:style>
    <style:style style:name="T321" style:family="text">
      <style:text-properties officeooo:rsid="0225a238"/>
    </style:style>
    <style:style style:name="T322" style:family="text">
      <style:text-properties officeooo:rsid="0227f153"/>
    </style:style>
    <style:style style:name="T323" style:family="text">
      <style:text-properties officeooo:rsid="022b476a"/>
    </style:style>
    <style:style style:name="T324" style:family="text">
      <style:text-properties officeooo:rsid="022d179f"/>
    </style:style>
    <style:style style:name="T325" style:family="text">
      <style:text-properties officeooo:rsid="022e0764"/>
    </style:style>
    <style:style style:name="T326" style:family="text">
      <style:text-properties officeooo:rsid="023127db"/>
    </style:style>
    <style:style style:name="T327" style:family="text">
      <style:text-properties officeooo:rsid="0233434b"/>
    </style:style>
    <style:style style:name="T328" style:family="text">
      <style:text-properties officeooo:rsid="02367a03"/>
    </style:style>
    <style:style style:name="T329" style:family="text">
      <style:text-properties officeooo:rsid="023883b9"/>
    </style:style>
    <style:style style:name="T330" style:family="text">
      <style:text-properties officeooo:rsid="023984ae"/>
    </style:style>
    <style:style style:name="T331" style:family="text">
      <style:text-properties officeooo:rsid="023ebd94"/>
    </style:style>
    <style:style style:name="T332" style:family="text">
      <style:text-properties officeooo:rsid="024343e9"/>
    </style:style>
    <style:style style:name="T333" style:family="text">
      <style:text-properties officeooo:rsid="024d218b"/>
    </style:style>
    <style:style style:name="T334" style:family="text">
      <style:text-properties officeooo:rsid="024ee716"/>
    </style:style>
    <style:style style:name="T335" style:family="text">
      <style:text-properties officeooo:rsid="02504425"/>
    </style:style>
    <style:style style:name="T336" style:family="text">
      <style:text-properties officeooo:rsid="02526ded"/>
    </style:style>
    <style:style style:name="T337" style:family="text">
      <style:text-properties officeooo:rsid="02543fac"/>
    </style:style>
    <style:style style:name="T338" style:family="text">
      <style:text-properties officeooo:rsid="02562381"/>
    </style:style>
    <style:style style:name="T339" style:family="text">
      <style:text-properties officeooo:rsid="0256ee4b"/>
    </style:style>
    <style:style style:name="T340" style:family="text">
      <style:text-properties officeooo:rsid="0258b687"/>
    </style:style>
    <style:style style:name="T341" style:family="text">
      <style:text-properties officeooo:rsid="0259c8a5"/>
    </style:style>
    <style:style style:name="T342" style:family="text">
      <style:text-properties officeooo:rsid="025addf6"/>
    </style:style>
    <style:style style:name="T343" style:family="text">
      <style:text-properties officeooo:rsid="025bac58"/>
    </style:style>
    <style:style style:name="T344" style:family="text">
      <style:text-properties officeooo:rsid="025fb3ba"/>
    </style:style>
    <style:style style:name="T345" style:family="text">
      <style:text-properties officeooo:rsid="0261362d"/>
    </style:style>
    <style:style style:name="T346" style:family="text">
      <style:text-properties officeooo:rsid="0262f323"/>
    </style:style>
    <style:style style:name="T347" style:family="text">
      <style:text-properties officeooo:rsid="0264d46f"/>
    </style:style>
    <style:style style:name="T348" style:family="text">
      <style:text-properties officeooo:rsid="0265741b"/>
    </style:style>
    <style:style style:name="T349" style:family="text">
      <style:text-properties officeooo:rsid="02667fa0"/>
    </style:style>
    <style:style style:name="T350" style:family="text">
      <style:text-properties officeooo:rsid="02684810"/>
    </style:style>
    <style:style style:name="T351" style:family="text">
      <style:text-properties officeooo:rsid="026adea4"/>
    </style:style>
    <style:style style:name="T352" style:family="text">
      <style:text-properties officeooo:rsid="026c6e8d"/>
    </style:style>
    <style:style style:name="T353" style:family="text">
      <style:text-properties officeooo:rsid="026e5cf7"/>
    </style:style>
    <style:style style:name="T354" style:family="text">
      <style:text-properties officeooo:rsid="026facd3"/>
    </style:style>
    <style:style style:name="T355" style:family="text">
      <style:text-properties officeooo:rsid="0270aab1"/>
    </style:style>
    <style:style style:name="T356" style:family="text">
      <style:text-properties officeooo:rsid="027306f4"/>
    </style:style>
    <style:style style:name="T357" style:family="text">
      <style:text-properties officeooo:rsid="02745ec8"/>
    </style:style>
    <style:style style:name="T358" style:family="text">
      <style:text-properties officeooo:rsid="0274bddc"/>
    </style:style>
    <style:style style:name="T359" style:family="text">
      <style:text-properties officeooo:rsid="02769c34"/>
    </style:style>
    <style:style style:name="T360" style:family="text">
      <style:text-properties officeooo:rsid="0277de35"/>
    </style:style>
    <style:style style:name="T361" style:family="text">
      <style:text-properties officeooo:rsid="027883b5"/>
    </style:style>
    <style:style style:name="T362" style:family="text">
      <style:text-properties officeooo:rsid="027c5171"/>
    </style:style>
    <style:style style:name="T363" style:family="text">
      <style:text-properties officeooo:rsid="027d98be"/>
    </style:style>
    <style:style style:name="T364" style:family="text">
      <style:text-properties officeooo:rsid="027e643b"/>
    </style:style>
    <style:style style:name="T365" style:family="text">
      <style:text-properties officeooo:rsid="027f86ff"/>
    </style:style>
    <style:style style:name="T366" style:family="text">
      <style:text-properties officeooo:rsid="027fb217"/>
    </style:style>
    <style:style style:name="T367" style:family="text">
      <style:text-properties officeooo:rsid="02813184"/>
    </style:style>
    <style:style style:name="T368" style:family="text">
      <style:text-properties officeooo:rsid="0284ea77"/>
    </style:style>
    <style:style style:name="T369" style:family="text">
      <style:text-properties officeooo:rsid="0288cfbe"/>
    </style:style>
    <style:style style:name="T370" style:family="text">
      <style:text-properties officeooo:rsid="028d6454"/>
    </style:style>
    <style:style style:name="T371" style:family="text">
      <style:text-properties officeooo:rsid="028e6c9a"/>
    </style:style>
    <style:style style:name="T372" style:family="text">
      <style:text-properties officeooo:rsid="028fea8c"/>
    </style:style>
    <style:style style:name="T373" style:family="text">
      <style:text-properties officeooo:rsid="0291b1cd"/>
    </style:style>
    <style:style style:name="T374" style:family="text">
      <style:text-properties officeooo:rsid="02930b80"/>
    </style:style>
    <style:style style:name="T375" style:family="text">
      <style:text-properties officeooo:rsid="0294208c"/>
    </style:style>
    <style:style style:name="T376" style:family="text">
      <style:text-properties officeooo:rsid="029a536f"/>
    </style:style>
    <style:style style:name="T377" style:family="text">
      <style:text-properties officeooo:rsid="029aba2f"/>
    </style:style>
    <style:style style:name="T378" style:family="text">
      <style:text-properties officeooo:rsid="029acf55"/>
    </style:style>
    <style:style style:name="T379" style:family="text">
      <style:text-properties officeooo:rsid="029f5700"/>
    </style:style>
    <style:style style:name="T380" style:family="text">
      <style:text-properties officeooo:rsid="02a60ec4"/>
    </style:style>
    <style:style style:name="T381" style:family="text">
      <style:text-properties officeooo:rsid="02a6749e"/>
    </style:style>
    <style:style style:name="T382" style:family="text">
      <style:text-properties officeooo:rsid="02a7b288"/>
    </style:style>
    <style:style style:name="T383" style:family="text">
      <style:text-properties officeooo:rsid="02a9a24b"/>
    </style:style>
    <style:style style:name="T384" style:family="text">
      <style:text-properties officeooo:rsid="02aa3fe9"/>
    </style:style>
    <style:style style:name="T385" style:family="text">
      <style:text-properties officeooo:rsid="02aa5767"/>
    </style:style>
    <style:style style:name="T386" style:family="text">
      <style:text-properties officeooo:rsid="02aa7ef5"/>
    </style:style>
    <style:style style:name="T387" style:family="text">
      <style:text-properties officeooo:rsid="02ac60bb"/>
    </style:style>
    <style:style style:name="T388" style:family="text">
      <style:text-properties officeooo:rsid="02adfd44"/>
    </style:style>
    <style:style style:name="T389" style:family="text">
      <style:text-properties officeooo:rsid="02b1ad58"/>
    </style:style>
    <style:style style:name="T390" style:family="text">
      <style:text-properties officeooo:rsid="02b1dae4"/>
    </style:style>
    <style:style style:name="T391" style:family="text">
      <style:text-properties officeooo:rsid="02b34d90"/>
    </style:style>
    <style:style style:name="T392" style:family="text">
      <style:text-properties officeooo:rsid="02b6f37a"/>
    </style:style>
    <style:style style:name="T393" style:family="text">
      <style:text-properties officeooo:rsid="02b8dce9"/>
    </style:style>
    <style:style style:name="T394" style:family="text">
      <style:text-properties officeooo:rsid="02bb6146"/>
    </style:style>
    <style:style style:name="T395" style:family="text">
      <style:text-properties officeooo:rsid="02bd31c1"/>
    </style:style>
    <style:style style:name="T396" style:family="text">
      <style:text-properties officeooo:rsid="02becd26"/>
    </style:style>
    <style:style style:name="T397" style:family="text">
      <style:text-properties officeooo:rsid="02c0b68c"/>
    </style:style>
    <style:style style:name="T398" style:family="text">
      <style:text-properties officeooo:rsid="02c12b82"/>
    </style:style>
    <style:style style:name="T399" style:family="text">
      <style:text-properties officeooo:rsid="02c248d5"/>
    </style:style>
    <style:style style:name="T400" style:family="text">
      <style:text-properties officeooo:rsid="02c3d045"/>
    </style:style>
    <style:style style:name="T401" style:family="text">
      <style:text-properties officeooo:rsid="02c56784"/>
    </style:style>
    <style:style style:name="T402" style:family="text">
      <style:text-properties officeooo:rsid="02c87484"/>
    </style:style>
    <style:style style:name="T403" style:family="text">
      <style:text-properties officeooo:rsid="02c92b2e"/>
    </style:style>
    <style:style style:name="T404" style:family="text">
      <style:text-properties officeooo:rsid="02cac586"/>
    </style:style>
    <style:style style:name="T405" style:family="text">
      <style:text-properties officeooo:rsid="02cd3d14"/>
    </style:style>
    <style:style style:name="T406" style:family="text">
      <style:text-properties officeooo:rsid="02cffe48"/>
    </style:style>
    <style:style style:name="T407" style:family="text">
      <style:text-properties officeooo:rsid="02d2a217"/>
    </style:style>
    <style:style style:name="T408" style:family="text">
      <style:text-properties officeooo:rsid="02d5d774"/>
    </style:style>
    <style:style style:name="T409" style:family="text">
      <style:text-properties officeooo:rsid="02daf7af"/>
    </style:style>
    <style:style style:name="T410" style:family="text">
      <style:text-properties officeooo:rsid="02de38b1"/>
    </style:style>
    <style:style style:name="T411" style:family="text">
      <style:text-properties officeooo:rsid="02e11cf9"/>
    </style:style>
    <style:style style:name="T412" style:family="text">
      <style:text-properties officeooo:rsid="02e38bf4"/>
    </style:style>
    <style:style style:name="T413" style:family="text">
      <style:text-properties officeooo:rsid="02e477b7"/>
    </style:style>
    <style:style style:name="T414" style:family="text">
      <style:text-properties officeooo:rsid="02e4947e"/>
    </style:style>
    <style:style style:name="T415" style:family="text">
      <style:text-properties officeooo:rsid="02e7f9dc"/>
    </style:style>
    <style:style style:name="T416" style:family="text">
      <style:text-properties officeooo:rsid="02e934e6"/>
    </style:style>
    <style:style style:name="T417" style:family="text">
      <style:text-properties officeooo:rsid="02e985fc"/>
    </style:style>
    <style:style style:name="T418" style:family="text">
      <style:text-properties officeooo:rsid="02ea9144"/>
    </style:style>
    <style:style style:name="T419" style:family="text">
      <style:text-properties officeooo:rsid="02ed859f"/>
    </style:style>
    <style:style style:name="T420" style:family="text">
      <style:text-properties officeooo:rsid="02edcd3b"/>
    </style:style>
    <style:style style:name="T421" style:family="text">
      <style:text-properties officeooo:rsid="02f7a528"/>
    </style:style>
    <style:style style:name="T422" style:family="text">
      <style:text-properties officeooo:rsid="02fcfe0c"/>
    </style:style>
    <style:style style:name="T423" style:family="text">
      <style:text-properties officeooo:rsid="0302ef33"/>
    </style:style>
    <style:style style:name="T424" style:family="text">
      <style:text-properties officeooo:rsid="03064e65"/>
    </style:style>
    <style:style style:name="T425" style:family="text">
      <style:text-properties officeooo:rsid="03078c5a"/>
    </style:style>
    <style:style style:name="T426" style:family="text">
      <style:text-properties officeooo:rsid="030ada58"/>
    </style:style>
    <style:style style:name="T427" style:family="text">
      <style:text-properties officeooo:rsid="030b5077"/>
    </style:style>
    <style:style style:name="T428" style:family="text">
      <style:text-properties officeooo:rsid="030d09df"/>
    </style:style>
    <style:style style:name="T429" style:family="text">
      <style:text-properties officeooo:rsid="030ed1bd"/>
    </style:style>
    <style:style style:name="T430" style:family="text">
      <style:text-properties officeooo:rsid="030fc4e1"/>
    </style:style>
    <style:style style:name="T431" style:family="text">
      <style:text-properties officeooo:rsid="03114416"/>
    </style:style>
    <style:style style:name="T432" style:family="text">
      <style:text-properties officeooo:rsid="03144edb"/>
    </style:style>
    <style:style style:name="T433" style:family="text">
      <style:text-properties officeooo:rsid="0316da61"/>
    </style:style>
    <style:style style:name="T434" style:family="text">
      <style:text-properties officeooo:rsid="0318d3dd"/>
    </style:style>
    <style:style style:name="T435" style:family="text">
      <style:text-properties officeooo:rsid="031941fe"/>
    </style:style>
    <style:style style:name="T436" style:family="text">
      <style:text-properties officeooo:rsid="031b2a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34">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33">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31">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59">waded into the water up to her shoulders and </text:span>half dragged the body back.</text:p>
      <text:p text:style-name="P84"/>
      <text:p text:style-name="P84"><text:span text:style-name="T160">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61">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text:span text:style-name="T352">Nothing normal.</text:span>”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2">Quentin said in Elvish.</text:span></text:p>
      <text:p text:style-name="P112"/>
      <text:p text:style-name="P102"><text:span text:style-name="T102">To Tzuras credit, he recovered much </text:span><text:span text:style-name="T108">quicker</text:span><text:span text:style-name="T102"> than Quentin expected. </text:span></text:p>
      <text:p text:style-name="P112"/>
      <text:p text:style-name="P102"><text:span text:style-name="T102">“</text:span><text:span text:style-name="T99">How can one such as you be an Elf Friend?</text:span><text:span text:style-name="T102">” </text:span><text:span text:style-name="T105">Disbelief was plastered across the elf's face. </text:span></text:p>
      <text:p text:style-name="P112"/>
      <text:p text:style-name="P103"><text:span text:style-name="T103">And finally the snide smile ran from Quentin's </text:span><text:span text:style-name="T106">mouth</text:span><text:span text:style-name="T103">, and exhaustion showed for a moment. He let his arms hang limp as if the memory cost him. The elvish dropped from his mouth and he continued slowly in northern.</text:span></text:p>
      <text:p text:style-name="P113"/>
      <text:p text:style-name="P104"><text:soft-page-break/><text:span text:style-name="T103">“A long time ago, my brother took the hand of an Elvish maid. The </text:span><text:span text:style-name="T104">sadness took both of them. </text:span><text:span text:style-name="T108">Her at first, and then him as she dragged him in.</text:span><text:span text:style-name="T104"> But they had the right of mind to provide for their daughter.</text:span><text:span text:style-name="T103">” </text:span><text:span text:style-name="T104">Quentin glanced at Thella, still asleep before the fire. </text:span></text:p>
      <text:p text:style-name="P114"/>
      <text:p text:style-name="P104"><text:span text:style-name="T104">“I vowed to keep her safe in perhaps a peak of emotion, when it became clear there was no stopping them. I do love her. I did love them. But a old </text:span><text:span text:style-name="T107">bitter</text:span><text:span text:style-name="T104">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24">She does not look elven. But even still, her sickness, it is the sadness?</text:span>”</text:p>
      <text:p text:style-name="P105"/>
      <text:p text:style-name="P106">Quentin shook his head. “Something like that. <text:span text:style-name="T132">Only a shadow, a </text:span>manifestation of it. <text:span text:style-name="T132">Unlike the real thing,</text:span> <text:span text:style-name="T132">I have hope it can be cured, if only I can get the right knowledge.</text:span> Not even the half blooded are spared. <text:span text:style-name="T125">Thankfully she inherited her father's looks.</text:span>”</text:p>
      <text:p text:style-name="P106"/>
      <text:p text:style-name="P106">“<text:span text:style-name="T125">Is there something wrong with being an elf?</text:span>”</text:p>
      <text:p text:style-name="P106"/>
      <text:p text:style-name="P106">“<text:span text:style-name="T125">Yes. For a child among humans, unlearnt, bigoted humans.</text:span>”</text:p>
      <text:p text:style-name="P105"/>
      <text:p text:style-name="P105">“<text:span text:style-name="T125">Hmm. I suppose I cannot argue with that. I was not spared the taunts as I grew up.</text:span>”</text:p>
      <text:p text:style-name="P100"/>
      <text:p text:style-name="P100">“<text:span text:style-name="T126">And does the sadness effect you? Or perhaps it is only those who knew the fall?</text:span>”</text:p>
      <text:p text:style-name="P100"/>
      <text:p text:style-name="P101">“<text:span text:style-name="T127">You realize that is quite a personal question, no?” He said shaking his head. But he continued. </text:span></text:p>
      <text:p text:style-name="P101"/>
      <text:p text:style-name="P101"><text:span text:style-name="T127">“If only.</text:span>” <text:span text:style-name="T126">Tzuras said, again brushing his hair away from his face. “There is a reason I walk the lands alone among nature. It was Ishira's way. Perhaps that is why it seems to help: a path of peace.”</text:span></text:p>
      <text:p text:style-name="P100"/>
      <text:p text:style-name="P100">“<text:span text:style-name="T128">There is little of that serenity left in the world.</text:span>”</text:p>
      <text:p text:style-name="P100"/>
      <text:p text:style-name="P100">“<text:span text:style-name="T129">Perhaps it died with her.</text:span>” <text:span text:style-name="T129">Tzuras shrugged. </text:span></text:p>
      <text:p text:style-name="P100"/>
      <text:p text:style-name="P100">“<text:span text:style-name="T129">I wondered if this island didn't emulate her in its stillness. Perhaps there is a ruin here?</text:span>” <text:span text:style-name="T129">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30">Oh...</text:span>” <text:span text:style-name="T130">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35">My totems are warning me of danger.</text:span>”</text:p>
      <text:p text:style-name="P108"/>
      <text:p text:style-name="P108">“<text:span text:style-name="T135">Ah, right, those totems. That’s not any magic I know of.</text:span>” <text:span text:style-name="T135">Yet he did get to his feet. “Should I wake Thella?”</text:span></text:p>
      <text:p text:style-name="P108"/>
      <text:p text:style-name="P110">“<text:span text:style-name="T135">One moment… I'm not sure its explicitly targeting us.” He admitted, “The magic is not my usual. Its something I picked up from the far south and modified a bit, so I admit it is more of an art than what I prefer.</text:span>”</text:p>
      <text:p text:style-name="P108"/>
      <text:p text:style-name="P111">Quentin wiped the tiredness from his eyes. “Well, you got me up. I'm up now, and on edge. Might as well do something.” He pulled out his large leather book crouched near the fire and <text:span text:style-name="T136">murmured</text:span> words to himself.</text:p>
      <text:p text:style-name="P111"/>
      <text:p text:style-name="P111">“But tell me. What does their magic supposedly do? These totems?”</text:p>
      <text:p text:style-name="P111"/>
      <text:p text:style-name="P111">“I would be annoyed at your choice of words if I didn't know you better now.” Tzuras said, with a roll of the eyes. “Its not 'supposedly'. Its just inexact magic. Look, you are I practice the same fundamentals. Here is my tome.”</text:p>
      <text:p text:style-name="P111"/>
      <text:p text:style-name="P111">Tzuras produced a small notebook and waved it before Quentin. </text:p>
      <text:p text:style-name="P111"/>
      <text:p text:style-name="P111">“But these things are so… ”</text:p>
      <text:p text:style-name="P109"><text:s/><text:span text:style-name="T135">He clenched his hands and opened them again. “Spirit magic. It operates on feeling. You can't force them through words, or cleverly constructed phrases. There are no measured steps, nor strict lessons it seems. Its all emotion.”</text:span></text:p>
      <text:p text:style-name="P109"/>
      <text:p text:style-name="P111">Quentin quieted his dismissive attitude for a moment and listened.</text:p>
      <text:p text:style-name="P109"/>
      <text:p text:style-name="P111">“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1"/>
      <text:p text:style-name="P142">He frowned. “These totems are supposed to be a protective ward of sorts. Its not quite as simple as a circle, but you place them in a pattern and they ward off spirits and other things. Like I said the magic is not exact.”</text:p>
      <text:p text:style-name="P142"/>
      <text:p text:style-name="P142">“Hmm. The lack of control sounds frustrating.” Quentin said, tracing the shapes of the words in his <text:soft-page-break/>book. “I prefer the rigid yet dependable rules of northern magic.”</text:p>
      <text:p text:style-name="P142"/>
      <text:p text:style-name="P142">“Ha. You do seem the type. Well, what can I say. The University has mastered it. But as I was saying, there… there seem to be totems on the other islands. This is all quite confusing. I don't believe I've left the island since I landed.”</text:p>
      <text:p text:style-name="P142">Quentin peered upwards in the soft firelight, his book still open in his hands. “<text:span text:style-name="T137">I believe earlier I would have ridiculed you for a statement like that. But after seeing things shift here? How knows if we're on the same island we were on when we started. I'm not sure if that question even makes sense.</text:span>”</text:p>
      <text:p text:style-name="P142"/>
      <text:p text:style-name="P143">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43"/>
      <text:p text:style-name="P143">“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43"/>
      <text:p text:style-name="P143">He stared in to the fire for a moment before snapping the book closed with a snap. </text:p>
      <text:p text:style-name="P143"/>
      <text:p text:style-name="P143">“The simplest thing is often the truest.” He continued. “If there are totems on the other islands, and in the same configuration, there are two reasonable solutions. One, the island's magic is tricking your senses. Or, two, there are no other islands, <text:span text:style-name="T138">at least not in any meaningful way.</text:span>”</text:p>
      <text:p text:style-name="P143"/>
      <text:p text:style-name="P143">“Oh…<text:span text:style-name="T138"> Yes...That the whole area is under the sway of this magic. That does make sense. It is furthermore clear that the island reacts to people trespassing within its domain. Does this mean there is an intelligence here? Perhaps a mage of some sort?”</text:span></text:p>
      <text:p text:style-name="P143"/>
      <text:p text:style-name="P144">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44"/>
      <text:p text:style-name="P144">“Hmm. Perhaps like a spirit?” Tzuras grinned. </text:p>
      <text:p text:style-name="P144"/>
      <text:p text:style-name="P144">Quentin avoided eye contact with a cough. “Perhaps. I know little of such things.”</text:p>
      <text:p text:style-name="P144"/>
      <text:p text:style-name="P144">“<text:span text:style-name="T139">Spirits are obtuse. This fits. Although I have met people who used spirits for evil, I've never encountered a spirit that was evil itself.</text:span>”</text:p>
      <text:p text:style-name="P144"/>
      <text:p text:style-name="P144">“<text:span text:style-name="T139">Not even the undead?” Quentin asked. “Geremon's ilk have been particularly… useless lately, no? The one I visited in Mellont refused me any spells when I had them look at Thella.”</text:span></text:p>
      <text:p text:style-name="P144"/>
      <text:p text:style-name="P144">“<text:span text:style-name="T139">Perhaps that are tangently similar, but perhaps its simply an overuse of the word. I meant earth spirits, natural things.</text:span>”</text:p>
      <text:p text:style-name="P144"/>
      <text:p text:style-name="P144">“<text:span text:style-name="T139">Does this island seem natural to you?</text:span>” <text:span text:style-name="T139">Quentin asked, frowning at the gathering fog and shapless trees <text:s/>outside of the protection of the fire.</text:span></text:p>
      <text:p text:style-name="P144"/>
      <text:p text:style-name="P144"><text:soft-page-break/>“<text:span text:style-name="T139">I suppose not. Although it does use aspects of nature.</text:span>” <text:span text:style-name="T139">Tzuras said suddenly. “Perhaps something has gone wrong here… I traveled long ago. I tried to venture into the wastes. I thought with my skills I would be able perhaps to make it to Ankhsomar and after that, to the Fell itself.”</text:span></text:p>
      <text:p text:style-name="P144"/>
      <text:p text:style-name="P145">Quentin was fully alert now. “Ah. That is a perilous journey. So many maps end at the edge of that place, merely and note explaining more.”</text:p>
      <text:p text:style-name="P145"/>
      <text:p text:style-name="P145">“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45"/>
      <text:p text:style-name="P145">“So you think a similar thing is here?”</text:p>
      <text:p text:style-name="P143"/>
      <text:p text:style-name="P145">Tzuras gestured around. “Its strange. That is my best analogy, but this land is obviously not blasted. If you were to see it from afar, you might think it normal. And it does not seem quite as overtly hostile.”</text:p>
      <text:p text:style-name="P145"/>
      <text:p text:style-name="P146">And just as those word came from his mouth, a blood chilling scream echoed through the night.</text:p>
      <text:p text:style-name="P146"/>
      <text:p text:style-name="P146"/>
      <text:p text:style-name="P147">Quentin froze. </text:p>
      <text:p text:style-name="P147"/>
      <text:p text:style-name="P147">Tzuras stiffened, his eyes growing wide. “It wasn't coming for us...”</text:p>
      <text:p text:style-name="P147"/>
      <text:p text:style-name="P148">“<text:span text:style-name="T140">Odilon!</text:span>” <text:span text:style-name="T140">Tzuras said, springing to his feet. His wand was in his hand.</text:span></text:p>
      <text:p text:style-name="P148"/>
      <text:p text:style-name="P165">“That damn fool. We warned him.” Quentin said shaking his head. Still his countenance was darkened.</text:p>
      <text:p text:style-name="P148"/>
      <text:p text:style-name="P165">“It won't matter soon. Whatever it is. Its following him and he's bringing it right here.”</text:p>
      <text:p text:style-name="P148"/>
      <text:p text:style-name="P165">Quentin spun towards Tzuras. “What about your totems? What about the fire?”</text:p>
      <text:p text:style-name="P148"/>
      <text:p text:style-name="P165">“The fire might work. The totems… Are not placed correctly? Its hard to say… Whatever it is is slipping through the pattern. Or perhaps the pattern is changing around it. I cannot tell. They will be here in a moment.”</text:p>
      <text:p text:style-name="P148"/>
      <text:p text:style-name="P148">“<text:span text:style-name="T141">Thella!</text:span> <text:span text:style-name="T141">Wake up!” But once again Thella would not waken. </text:span></text:p>
      <text:p text:style-name="P148"/>
      <text:p text:style-name="P148">“<text:span text:style-name="T142">Do you have that leaf?</text:span>” <text:span text:style-name="T142">Quentin asked.</text:span></text:p>
      <text:p text:style-name="P148"/>
      <text:p text:style-name="P152">Tzuras shook his head. “No time!” The elf was signing something in the air and a flame suddenly appeared hovering delicately in midair.</text:p>
      <text:p text:style-name="P152"/>
      <text:p text:style-name="P152">“<text:span text:style-name="T143">Damn you elf!</text:span>” <text:span text:style-name="T143">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48"/>
      <text:p text:style-name="P166">“Where is it?” Quentin yelled.</text:p>
      <text:p text:style-name="P149"><text:soft-page-break/></text:p>
      <text:p text:style-name="P166">“I think I see Odilon! Hey! Here!” Tzuras called, waving his other hand.</text:p>
      <text:p text:style-name="P149"/>
      <text:p text:style-name="P167">A dark shape emerged from the forest in a rush. </text:p>
      <text:p text:style-name="P149"/>
      <text:p text:style-name="P167">Quentin flinched and tried to call to his mind the last words of a spell. Sweat ran down his face. He could not remember! His mind was blank!</text:p>
      <text:p text:style-name="P149"/>
      <text:p text:style-name="P168">Odilon dove into the clearing, coming to rest mere feet from the fire. He was clutching his arm while trying to maintain hold of the dagger Tzuras had given him. His eyes were wild with fear. </text:p>
      <text:p text:style-name="P150"/>
      <text:p text:style-name="P168">“Its coming!” He shouted.</text:p>
      <text:p text:style-name="P150"/>
      <text:p text:style-name="P153">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53"/>
      <text:p text:style-name="P153">They waited for a moment with nervous tension. </text:p>
      <text:p text:style-name="P153"/>
      <text:p text:style-name="P153">And another. </text:p>
      <text:p text:style-name="P153"/>
      <text:p text:style-name="P153">And yet another. </text:p>
      <text:p text:style-name="P153"/>
      <text:p text:style-name="P153">But nothing showed. </text:p>
      <text:p text:style-name="P153"/>
      <text:p text:style-name="P154">The fog swirled around them dangerously, but they could not see any movement. </text:p>
      <text:p text:style-name="P154"/>
      <text:p text:style-name="P154">“What was it Odilon?” Tzuras asked, glancing quickly down at the wounded man. </text:p>
      <text:p text:style-name="P154"/>
      <text:p text:style-name="P154">But the officer shook his head violently. “I-I couldn't see. Merely a force. Something so dangerous. Something with claws.”</text:p>
      <text:p text:style-name="P148"/>
      <text:p text:style-name="P151">“<text:span text:style-name="T144">Damn. So you couldn't get sight of it either… Perhaps we can scare it off. It does not like the fire.” Tzuras said signing with his wand. The orb hovering by him burst into life.</text:span></text:p>
      <text:p text:style-name="P151"/>
      <text:p text:style-name="P155">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55"/>
      <text:p text:style-name="P156">Darkness sucked back into its proper place, and went even a bit further. They unconsciously took a step backwards towards the fire. The darkness claimed the space they just occupied. </text:p>
      <text:p text:style-name="P156"/>
      <text:p text:style-name="P156">And there was silence and stillness amid the darkness. </text:p>
      <text:p text:style-name="P156"/>
      <text:p text:style-name="P156">Moments passed again and again, yet nothing seemed to change. </text:p>
      <text:p text:style-name="P156"/>
      <text:p text:style-name="P156">“Perhaps it was scared off...” Quentin said, moving from his protective stance holding Thella. His old <text:soft-page-break/>muscles burned and he longed to put her down. </text:p>
      <text:p text:style-name="P156"/>
      <text:p text:style-name="P156">“Do not move!” Tzuras commanded. Without breaking eye contact with the place where his spell had just impacted, he walked backwards, wand still outstretched. </text:p>
      <text:p text:style-name="P156"/>
      <text:p text:style-name="P156">For an instant, he looked at Odilon and reached out a hand to bring him to his feet. </text:p>
      <text:p text:style-name="P156"/>
      <text:p text:style-name="P156">“Thanks...” He said, drawing himself up.</text:p>
      <text:p text:style-name="P156"/>
      <text:p text:style-name="P156">And in that instant, something moved beyond the darkness. </text:p>
      <text:p text:style-name="P156"/>
      <text:p text:style-name="P156">Quentin felt it like a <text:span text:style-name="T148">sudden emptiness</text:span> against him, like <text:span text:style-name="T148">all the air had suddenly vanished around them, and his very being was tearing apart</text:span>. There was no escaping it. He felt his knees start to buckle under him. <text:span text:style-name="T145">A dark haze overtook his vision, and even the light from the fire dimmed. </text:span></text:p>
      <text:p text:style-name="P156"/>
      <text:p text:style-name="P156">“<text:span text:style-name="T145">Oh gods...</text:span>” <text:span text:style-name="T145">he cried out, clutching Thella. The others also seemed similarly afflicted. </text:span></text:p>
      <text:p text:style-name="P156"/>
      <text:p text:style-name="P157">Tzuras gritted his teeth, <text:span text:style-name="T146">wand still out towards the darkness.</text:span></text:p>
      <text:p text:style-name="P157"/>
      <text:p text:style-name="P157">“<text:span text:style-name="T146">What are you?</text:span>” <text:span text:style-name="T146">He yelled. </text:span></text:p>
      <text:p text:style-name="P157"/>
      <text:p text:style-name="P159">A shape moved near a tree. </text:p>
      <text:p text:style-name="P158"/>
      <text:p text:style-name="P159">Inexorably drawn to the <text:span text:style-name="T155">movement</text:span>, Quentin's eye traced the shape of the tree until it reached the low roots, where, slipped between the gnarled twisted shapes was some shape. He only caught a glimpse of it, and his courage failed him completely. </text:p>
      <text:p text:style-name="P158"/>
      <text:p text:style-name="P158">“<text:span text:style-name="T147">Oh gods! Oh gods! What is that? What is that!” Composure left him. Fear ran through his body, obliterating every other thought.</text:span> <text:span text:style-name="T147">His arms shook and his leg started to give away. In that moment though, his body stiffened, and wrenched in place by some force, he shuddered, half collapsed, half standing, while the fear and his oath warred with one another. </text:span></text:p>
      <text:p text:style-name="P158"/>
      <text:p text:style-name="P159">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58"/>
      <text:p text:style-name="P159">Tzuras eclipsed his view with his body as he took one purposeful step forward. It was all he managed. </text:p>
      <text:p text:style-name="P159"/>
      <text:p text:style-name="P159">The <text:span text:style-name="T149">obliterative</text:span> <text:span text:style-name="T149">emptiness </text:span>returned, horrible <text:span text:style-name="T149">and absolute. </text:span></text:p>
      <text:p text:style-name="P159"/>
      <text:p text:style-name="P160">The thing reached an inky black paw towards them as if trying the waters. <text:span text:style-name="T151">The fire behind them shuttered.</text:span></text:p>
      <text:p text:style-name="P155"/>
      <text:p text:style-name="P160">Quentin thought his heart was going to burst. His arms seared like fire and the emptiness took hold of it. He felt lit aflame, suddenly cast into a hurricane, <text:span text:style-name="T150">drawn out and vanished into the darkness.</text:span> Was he going to be drawn into nothingness?</text:p>
      <text:p text:style-name="P160"/>
      <text:p text:style-name="P161">It tried the fire again, and again the flames shuttered, but did not go out. </text:p>
      <text:p text:style-name="P161"/>
      <text:p text:style-name="P161"><text:soft-page-break/>He caught sight of black feathers, and some sort of unrecognizable hound like jaw press its way forward towards the light. </text:p>
      <text:p text:style-name="P161"/>
      <text:p text:style-name="P161">Tzuras shook his head violently. He managed to sign the last of a spell and a brilliant light flooded from the end of his wand.</text:p>
      <text:p text:style-name="P161">“<text:span text:style-name="T100">Back damn you</text:span><text:span text:style-name="T152">!” He cursed in elvish</text:span></text:p>
      <text:p text:style-name="P165"><text:s/></text:p>
      <text:p text:style-name="P162">The thing made no reaction to the sudden light, but did not approach. It stayed in place for the duration of the spell and a moment afterwards as if to signal Tzuras who was in control of the encounter. </text:p>
      <text:p text:style-name="P162"/>
      <text:p text:style-name="P162">Then, with a call between a wolf howl cut off into a falcon cry, it slithered its amorphous body through the tangle of roots back into the darkness.</text:p>
      <text:p text:style-name="P162"/>
      <text:p text:style-name="P163">The feeling of being torn apart left Quentin and he collapsed to his knees, careful to not let Thella fall. He placed her beside the fire once more and then collapsed to the ground. <text:span text:style-name="T153">He heard Odilon do the same.</text:span></text:p>
      <text:p text:style-name="P163"/>
      <text:p text:style-name="P164">Tzuras staggered over to the fire and pushed more kindling into it. </text:p>
      <text:p text:style-name="P164"/>
      <text:p text:style-name="P164">The darkness was pushed back a bit more.</text:p>
      <text:p text:style-name="P164"/>
      <text:p text:style-name="P164">He let out a choking sound and sat down. </text:p>
      <text:p text:style-name="P164"/>
      <text:p text:style-name="P164">“<text:span text:style-name="T154">Gods.</text:span>” <text:span text:style-name="T154">Odilon whispered. “What in the deathlord's name was that?”</text:span></text:p>
      <text:p text:style-name="P164"/>
      <text:p text:style-name="P169">But the others were too horrified and exhausted to say anything. They lay there for a long while, the unanswered question slipping into the stillness of the night. </text:p>
      <text:p text:style-name="P169"/>
      <text:p text:style-name="P169"/>
      <text:p text:style-name="P169"/>
      <text:p text:style-name="P169">The morning brought daylight of a sort, but no end to the mist. Quentin was just glad the beast hadn't decided to return. The thought of that shifting mass, the unnatural form of dark feathers and flesh still jumping to his mind unbidden.</text:p>
      <text:p text:style-name="P169"/>
      <text:p text:style-name="P169">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56">to the Library. </text:span></text:p>
      <text:p text:style-name="P169"/>
      <text:p text:style-name="P169">“<text:span text:style-name="T156">I think we'll all agree that we must get off this island as soon as possible?</text:span>” <text:span text:style-name="T156">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69"/>
      <text:p text:style-name="P170">His muscles and even bones still felt empty from the encounter with the thing, as if they would shatter at any moment. It was a strange feeling, and he slung the pack onto his back for no reason other than to feel the exertion of the weight. </text:p>
      <text:p text:style-name="P170"/>
      <text:p text:style-name="P171">Odilon just stared at him. The man may have laid down at the end of the encounter, but he sure didn't <text:soft-page-break/>appear to have slept any. His face was gaunt and tired. <text:span text:style-name="T157">He still clutched his arm.</text:span></text:p>
      <text:p text:style-name="P171"/>
      <text:p text:style-name="P180">“Did your group have any additional boats?” Quentin asked. </text:p>
      <text:p text:style-name="P172"/>
      <text:p text:style-name="P181">Something like relief washed over Odilon. “Yes. There were four large boats in total. Two for supplies.” But then some conflict seemed to rise in him. His face turned back into a frown as if considering something, and he pulled his black uniform around him.</text:p>
      <text:p text:style-name="P172"/>
      <text:p text:style-name="P181">“We ought to regroup with my fellow soldiers anyway. I need to warn them and the Sergeant about whats here on this island.”</text:p>
      <text:p text:style-name="P172"/>
      <text:p text:style-name="P181">“That seems prudent. You said they made camp at the southern point?” Tzuras asked.</text:p>
      <text:p text:style-name="P172"/>
      <text:p text:style-name="P182">“Yes. If we get near I should be able to find it. I… Sergeant Cyrus is a smart man. He'll know what to do.”</text:p>
      <text:p text:style-name="P173"/>
      <text:p text:style-name="P182">“I have no doubt. But what we really need to do is leave. I don't know what your orders were exactly, but I need to get Thella to the other side of this river.”</text:p>
      <text:p text:style-name="P173"/>
      <text:p text:style-name="P183">Odilon nodded. “Yes… Um. I think I might be able to convince him to allow you to take one of the boats. He's a fair man too. You'll see.” <text:s/></text:p>
      <text:p text:style-name="P173"/>
      <text:p text:style-name="P174">Quentin returned the nod, but noticed that the man was much more on edge, and much less sure of himself than before. </text:p>
      <text:p text:style-name="P174"/>
      <text:p text:style-name="P174">“<text:span text:style-name="T158">Then we'd best be off.</text:span>” <text:span text:style-name="T158">Quentin said, futilely attempting to wake Thella. “Do you mind if I borrow some of those smelling herbs? It seems...” He glanced at Odilon. “It seems like Thella might be sick from fishing for our soldier here.”</text:span></text:p>
      <text:p text:style-name="P174"/>
      <text:p text:style-name="P174">“<text:span text:style-name="T162">That was her then! I hardly remember everything, the water was so fierce. What a feat for such a child. I must thank her when she wakes.</text:span>”</text:p>
      <text:p text:style-name="P174"/>
      <text:p text:style-name="P175">Quentin shrugged and grabbed the small container from Tzuras which he used to awaken Thella. The child came to with a start and slowly got to her feet. </text:p>
      <text:p text:style-name="P175"/>
      <text:p text:style-name="P175">“<text:span text:style-name="T163">Thella, we're going to try to borrow a boat from Odilon's friends here.</text:span>”</text:p>
      <text:p text:style-name="P175"/>
      <text:p text:style-name="P175">“<text:span text:style-name="T163">Who is that? Is that the man in the water from earlier? Sorry I didn't say hi earlier. I fell asleep.</text:span>”</text:p>
      <text:p text:style-name="P175"/>
      <text:p text:style-name="P175">“<text:span text:style-name="T163">Well met.</text:span>” <text:span text:style-name="T163">Odilon said and smiled at the girl. </text:span></text:p>
      <text:p text:style-name="P175"/>
      <text:p text:style-name="P176">“<text:span text:style-name="T163">Are they on the island too?</text:span>” <text:span text:style-name="T163">She asked. “Did they crash on it as well?”</text:span></text:p>
      <text:p text:style-name="P176"/>
      <text:p text:style-name="P177">“Something like that. We're going to the southern end of the island. Are you hungry? I know we have food in here somewhere...”</text:p>
      <text:p text:style-name="P176"/>
      <text:p text:style-name="P177">“No. Its ok. I'm not hungry.” She said. “I want to walk. I don't like the water too much. It reminds me of when our boat crashed.”</text:p>
      <text:p text:style-name="P176"/>
      <text:p text:style-name="P177"><text:soft-page-break/>Quentin nodded. “Lets be going then.”</text:p>
      <text:p text:style-name="P177">The group collected their things. </text:p>
      <text:p text:style-name="P176"/>
      <text:p text:style-name="P177">They had <text:span text:style-name="T165">scarcely</text:span> gone a couple of feet before Tzuras stopped them.</text:p>
      <text:p text:style-name="P178">“Hold on one second. Before we go any further. I want to see if there is any sign of the beast.”</text:p>
      <text:p text:style-name="P178"/>
      <text:p text:style-name="P188">Odilon turned to Tzuras but did not get closer. “Not sure I want to know more about that thing...”</text:p>
      <text:p text:style-name="P178"/>
      <text:p text:style-name="P178">“<text:span text:style-name="T164">We may run across about it again. It would help to know what we're up against.</text:span>” <text:span text:style-name="T164">Tzuras said, stooping over the tangle of roots that the beast had watched them from.</text:span></text:p>
      <text:p text:style-name="P178"/>
      <text:p text:style-name="P178">“<text:span text:style-name="T165">Oh. Thella, whats wrong?</text:span>” <text:span text:style-name="T165">The girl had gripped his arm tightly and stared at the space Tzuras was in.</text:span></text:p>
      <text:p text:style-name="P147"/>
      <text:p text:style-name="P147">“<text:span text:style-name="T165">Uncle. There was something bad there last night.</text:span>”</text:p>
      <text:p text:style-name="P147"/>
      <text:p text:style-name="P147">“<text:span text:style-name="T165">Yes. There was some sort of beast. Did you wake up?” Quentin said, worried. The thing had been frightening enough to hill his bones. He had considered it a boon that the thing had approached them when she was asleep.</text:span></text:p>
      <text:p text:style-name="P147"/>
      <text:p text:style-name="P184">Thella shook her head. “No, but I dreamt of it. <text:span text:style-name="T166">I didn't like it at all. It was very scary.”</text:span></text:p>
      <text:p text:style-name="P184"/>
      <text:p text:style-name="P189">“I want to get off this island, Uncle.”</text:p>
      <text:p text:style-name="P184"/>
      <text:p text:style-name="P189">Quentin nodded down to her. “Gods, don't we all… We're going to borrow a bout from Odilon's friends and then well leave, ok?” Thella paused as if not sure whether that promise was good enough but finally agreed.</text:p>
      <text:p text:style-name="P184"/>
      <text:p text:style-name="P184">“<text:span text:style-name="T166">Tzuras, find anything?</text:span>” <text:span text:style-name="T166">Quentin peered over at the elf. </text:span></text:p>
      <text:p text:style-name="P184"/>
      <text:p text:style-name="P184">“<text:span text:style-name="T167">Well, yes. We talked earlier about what caused this… but spirits or no, that horrifying thing we saw last night was real.</text:span>”</text:p>
      <text:p text:style-name="P184"/>
      <text:p text:style-name="P185">Odilon grimaced and continued to hold his arm. “I could have told you that.”</text:p>
      <text:p text:style-name="P185"/>
      <text:p text:style-name="P185">“Well, more real than I expected. I dont' know the rules that bind those sort of things. Regardless, magic or no, this was an actual beast of flesh and bone. Look, it left fur.”</text:p>
      <text:p text:style-name="P185"/>
      <text:p text:style-name="P185">He held up a tuft of black hair.</text:p>
      <text:p text:style-name="P185"/>
      <text:p text:style-name="P185">“As you say.” Odilon cautioned. “Maybe I was wrong. Learn all you can about it I suppose, perhaps we can avoid its tracks.”</text:p>
      <text:p text:style-name="P185"/>
      <text:p text:style-name="P185">“Hmm. You're missing the important part, soldier.” Quentin said, rummaging though his pack for his book. “A real animal? Regardless of magics ensorcelling it, it can be warded off. I have never met a creature that abides the heat of fire.”</text:p>
      <text:p text:style-name="P185"/>
      <text:p text:style-name="P185">“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85"><text:soft-page-break/></text:p>
      <text:p text:style-name="P185">Quentin shut the book and agreed. “You're right. We must be on our way.”</text:p>
      <text:p text:style-name="P185"/>
      <text:p text:style-name="P179">Thella walked with them, holding Quentin's hand. Quentin looked behind them at the camp site and continued into the forest.</text:p>
      <text:p text:style-name="P179"/>
      <text:p text:style-name="P179"/>
      <text:p text:style-name="P179"/>
      <text:p text:style-name="P186">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68">The ground was soft with needles once more. Even the scent of the forest was dulled. Sap oozed from some of the trees, but issued no smell.</text:span></text:p>
      <text:p text:style-name="P186"/>
      <text:p text:style-name="P186">“<text:span text:style-name="T169">Ah.</text:span>” <text:span text:style-name="T169">Tzuras said, calling them to stop. </text:span></text:p>
      <text:p text:style-name="P186"/>
      <text:p text:style-name="P187">The crowded behind him.</text:p>
      <text:p text:style-name="P187"/>
      <text:p text:style-name="P187">“What is it?”</text:p>
      <text:p text:style-name="P187"/>
      <text:p text:style-name="P187">The elf gestured at the trunk closest to them. “<text:span text:style-name="T170">Look at the marks there.</text:span>”</text:p>
      <text:p text:style-name="P187"/>
      <text:p text:style-name="P190">The tree had been mauled. Long gashes cut their way deep into its core, past the bark <text:span text:style-name="T171">and </text:span>into the <text:span text:style-name="T171">soft core. Sap leaked from the injury.</text:span></text:p>
      <text:p text:style-name="P190"/>
      <text:p text:style-name="P190">“<text:span text:style-name="T172">Do you suppose its the same beast?</text:span>” <text:span text:style-name="T172">Thella asked, and reached towards the mark, but hesitated half way, staring at it.</text:span></text:p>
      <text:p text:style-name="P190"/>
      <text:p text:style-name="P190">“<text:span text:style-name="T172">It must be.</text:span>” <text:span text:style-name="T172">Odilon said. “Nothing we can learn here. We should hurry and get back to the camp. The fact that there are marks here means that the beast must be around.” He eyed the fog.</text:span></text:p>
      <text:p text:style-name="P190"/>
      <text:p text:style-name="P190">“<text:span text:style-name="T172">There's nothing to say it won't come out during the day.</text:span>” <text:span text:style-name="T172">He said, knife in one hand, the other held close by his side. </text:span></text:p>
      <text:p text:style-name="P190"/>
      <text:p text:style-name="P191">“<text:span text:style-name="T173">Hmm. That's where you're wrong. Thella, want to learn a bit about animal physiology?</text:span>” <text:span text:style-name="T173">Tzuras asked, now crouched and frowning at the marks. Quentin raised an eyebrow but was curious himself, so he let the elf continue.</text:span></text:p>
      <text:p text:style-name="P191"/>
      <text:p text:style-name="P200">“I don't know what you mean.” Thella admitted. “You can learn something from these?” She gestured at the marks. </text:p>
      <text:p text:style-name="P191"/>
      <text:p text:style-name="P200">“Yes. Firstly look at the height. Bears rear up on their hind legs sometimes when they claw at trees. Smaller animals like raccoons will scratch at the bottom or climb and eat insects from higher up.”</text:p>
      <text:p text:style-name="P191"/>
      <text:p text:style-name="P191">“<text:span text:style-name="T174">Whats your point? These marks are all over the place.</text:span>” <text:span text:style-name="T174">Quentin interjected. </text:span></text:p>
      <text:p text:style-name="P191"/>
      <text:p text:style-name="P192">The elf turned to him. “Been a while since the university. I didn't see you raise your hand.”</text:p>
      <text:p text:style-name="P192"/>
      <text:p text:style-name="P192">“But yes, you're right. These marks are all over.” The elf stood up and pointed at the tallest mark. </text:p>
      <text:p text:style-name="P192"><text:soft-page-break/></text:p>
      <text:p text:style-name="P192">“That is over eight feet tall. Thats assuming that it reached up, rather than bent down! But what do you see down there?”</text:p>
      <text:p text:style-name="P192"/>
      <text:p text:style-name="P192">Thella had crouched down herself and was inspecting marks further to the ground. </text:p>
      <text:p text:style-name="P192"/>
      <text:p text:style-name="P192">“Theres ones down here as well. Very low. If you or I tried to make them, we'd have to get down to our knees” <text:span text:style-name="T175">She pointed out, still shying away from actually touching the marks.</text:span></text:p>
      <text:p text:style-name="P192"/>
      <text:p text:style-name="P193">“Hmm. Good point. And there's also the <text:span text:style-name="T175">depth and texture to them. This one is straight and very deep, right into the heart wood. This other one is abruptly stopped; more of a rip.”</text:span></text:p>
      <text:p text:style-name="P193"/>
      <text:p text:style-name="P194">Odilon and Quentin puzzled over these new facts.</text:p>
      <text:p text:style-name="P193"/>
      <text:p text:style-name="P194">“Finally, there's the reason. Most beasts will tear off bark either because they have part of them that need the wear, like beavers or elk, or because they are eating either the bark or whats under it.”</text:p>
      <text:p text:style-name="P193"/>
      <text:p text:style-name="P194">“Hmm. And what do you think this beast was doing?” Quentin asked. A damp breeze blew through the forest, and the lot of them shivered. </text:p>
      <text:p text:style-name="P193"/>
      <text:p text:style-name="P194">“Neither of the two. If it were wear, it would be one tree, maybe two, and it would use one part of its body. And if it were eating the bark, it would be more purposeful, targeting whatever it eats.”</text:p>
      <text:p text:style-name="P193"/>
      <text:p text:style-name="P194">Odilon frowned and crossed his hands. </text:p>
      <text:p text:style-name="P193"/>
      <text:p text:style-name="P193">“<text:span text:style-name="T175">So whats that all mean then? What kind of behavior does this indicate?</text:span>”</text:p>
      <text:p text:style-name="P193"/>
      <text:p text:style-name="P194">Tzuras gestured for them to keep on moving and so they did while he revealed his fears.</text:p>
      <text:p text:style-name="P194"/>
      <text:p text:style-name="P194">“It was something darker. Rage, or perhaps pain. Everything about these marks is concerning. They're mindless. And look….”</text:p>
      <text:p text:style-name="P194"/>
      <text:p text:style-name="P194">He gestured to the trees in front of them. Every one of the trunks around them was shredded. The thick sap flowed like dark red blood from the wounds as the trees cried.</text:p>
      <text:p text:style-name="P194"/>
      <text:p text:style-name="P195">“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95"/>
      <text:p text:style-name="P201">Odilon stared at the elf. </text:p>
      <text:p text:style-name="P195"/>
      <text:p text:style-name="P196">“<text:span text:style-name="T176">Gods forget that.</text:span>” <text:span text:style-name="T176">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96"/>
      <text:p text:style-name="P196"><text:span text:style-name="T177">Tzuras nodded.</text:span> </text:p>
      <text:p text:style-name="P190"/>
      <text:p text:style-name="P197"><text:soft-page-break/>They quickened their pace and started off once more.</text:p>
      <text:p text:style-name="P197"/>
      <text:p text:style-name="P197"/>
      <text:p text:style-name="P197">“Do you know the way, Odilon?” Tzuras asked, tentatively bringing up the rear. He swung a quick check behind them to make sure nothing was following them. Thankfully, there was nothing the the obscuring fog.</text:p>
      <text:p text:style-name="P197"/>
      <text:p text:style-name="P197">“I believe so. This feels right for some reason.” He said, pointing towards a small rise. There was nothing to indicate anyone had ever been here. </text:p>
      <text:p text:style-name="P197"/>
      <text:p text:style-name="P197">“<text:span text:style-name="T178">Fine. As long as you do. How is your arm? I see you're still holding it.</text:span>”</text:p>
      <text:p text:style-name="P197"/>
      <text:p text:style-name="P199">The soldier's face darkened. “Its fine. Ill have <text:span text:style-name="T198">Edoma</text:span> look at it when we get to the camp. She's a good medic. It got me good though. I'll give it that.”</text:p>
      <text:p text:style-name="P199"/>
      <text:p text:style-name="P199">“I can take a look at it if you want. I know a couple of poultices that may be able to help.”</text:p>
      <text:p text:style-name="P199"/>
      <text:p text:style-name="P199">“Thank you for your offer but I think its best we simply get to the camp as soon as possible. As you can see, the bleeding has stopped. Its not so bad, and I can move it. I think it was superficial.”</text:p>
      <text:p text:style-name="P199"/>
      <text:p text:style-name="P199">Tzuras agreed and went back to studying their surroundings and keeping a watch on the way they had come. </text:p>
      <text:p text:style-name="P199"/>
      <text:p text:style-name="P199"/>
      <text:p text:style-name="P199"/>
      <text:p text:style-name="P202">Once again, the island revealed its puzzling expanse. It could not have been more than a few miles across yet they had yet to reach the camp, the river or any identifying markers whatsoever. </text:p>
      <text:p text:style-name="P202"/>
      <text:p text:style-name="P202">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202"/>
      <text:p text:style-name="P202">“Uncle. The trees have changed.”</text:p>
      <text:p text:style-name="P202"/>
      <text:p text:style-name="P202">Quentin glanced around nervously. Sure enough, the skeletal reach of deadened gnarled trees had replaced the pillar-like similarity of the pines. </text:p>
      <text:p text:style-name="P202"/>
      <text:p text:style-name="P202">“I don't remember these trees near my camp…” Odilon whispered. The admission elicited silence from the rest of the group. Yet through the strange character of the place, every one of them felt a strong desire to continue walking, if only to mask their dread. </text:p>
      <text:p text:style-name="P202"/>
      <text:p text:style-name="P202">“I'm sorry everyone. I really thought it was this way.”</text:p>
      <text:p text:style-name="P202"/>
      <text:p text:style-name="P202">Quentin moved to say something but Tzuras cut him off, one hand on the soldier's shoulder. </text:p>
      <text:p text:style-name="P202"/>
      <text:p text:style-name="P202">“Its ok. This place is twisted.”</text:p>
      <text:p text:style-name="P202"/>
      <text:p text:style-name="P202">Odilon nodded but did not look assured by the comment. </text:p>
      <text:p text:style-name="P202"><text:soft-page-break/></text:p>
      <text:p text:style-name="P202">“So… where do we go now?” Thella asked, “Where are we walking?”</text:p>
      <text:p text:style-name="P202"/>
      <text:p text:style-name="P203">Quentin shook his head. “I-I can't explain, but I really think we should continue walking...” He said, gripping Thella's hand. “I think that if we stop...”</text:p>
      <text:p text:style-name="P203"/>
      <text:p text:style-name="P203">Tzuras waved his hand through the dense fog and a grimmace ran across his face. </text:p>
      <text:p text:style-name="P203"/>
      <text:p text:style-name="P203">“This is an evil place. Something is very wrong here.” He offered. “Its not just the look of the trees. The trees, the fog, the shifting places, its all broken.”</text:p>
      <text:p text:style-name="P203"/>
      <text:p text:style-name="P203">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203"/>
      <text:p text:style-name="P203">They all agreed that Odilon's description of his feeling matched the one that they were feeling as well. And with nothing more than intuition and feeling the continued into the island. </text:p>
      <text:p text:style-name="P203"/>
      <text:p text:style-name="P203"/>
      <text:p text:style-name="P203"/>
      <text:p text:style-name="P203">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203"/>
      <text:p text:style-name="P203">“<text:span text:style-name="T179">I feel like we should stop.” Tzuras said, boldly breaking the silence. “Its getting dark, but I think we have enough time for me to set out some wards before we lose the sun. Wherever we are, walking several more miles probably won't help us.”</text:span></text:p>
      <text:p text:style-name="P203"/>
      <text:p text:style-name="P204">Odilon shook his head. “I swear we're close. I can't explain why but...”</text:p>
      <text:p text:style-name="P204"/>
      <text:p text:style-name="P204">Thella let out a small groan and clung to Quentin's hand.</text:p>
      <text:p text:style-name="P204"/>
      <text:p text:style-name="P204">“Uncle. I'm tired. We've been waking all day.” </text:p>
      <text:p text:style-name="P204"/>
      <text:p text:style-name="P204">Quentin had been about to council continuing, but his words lodged in his mouth. <text:span text:style-name="T182">He hesitated, trying to think of a solution. One came to mind.</text:span></text:p>
      <text:p text:style-name="P204"/>
      <text:p text:style-name="P204">“Oh. Thella. Of course you're tired. You haven't eaten a thing today!” He said, slinging his pack to the ground. </text:p>
      <text:p text:style-name="P204"/>
      <text:p text:style-name="P204">But the girl shook her head slowly. “I'm not hungry. Plus, neither have you.”</text:p>
      <text:p text:style-name="P204"/>
      <text:p text:style-name="P204">Quentin stopped for a moment and a puzzled expression took him. </text:p>
      <text:p text:style-name="P204"/>
      <text:p text:style-name="P204">“Neither have I?” He rubbed his head, trying to remember their journey today. Had it only been a day they had been walking? Had they really not eaten? That was impossible. They would have felt hungry. </text:p>
      <text:p text:style-name="P204"/>
      <text:p text:style-name="P204"><text:soft-page-break/>But Thella's comment had disquieted them all. </text:p>
      <text:p text:style-name="P204"/>
      <text:p text:style-name="P204">“Eaten?” Tzuras said, eyes wide. “My god. We really haven't eaten. I don't remember eating today at all, or even yesterday...” He turned to the soldier.</text:p>
      <text:p text:style-name="P204"/>
      <text:p text:style-name="P204">“Do you remember eating recently?”</text:p>
      <text:p text:style-name="P204"/>
      <text:p text:style-name="P204">The soldier shook his head and looked through his pack. “To be honest, all the stuff before the rapids was just a blur. I don't remember clearly. But here...” He lifted out a wrapped ration from his bag.</text:p>
      <text:p text:style-name="P204"/>
      <text:p text:style-name="P204">“I have several of these. I think there's supposed to be <text:span text:style-name="T180">seven</text:span> of them. <text:span text:style-name="T180">And there are seven still here...”</text:span></text:p>
      <text:p text:style-name="P204"/>
      <text:p text:style-name="P205">They had stopped by this point and they looked at each other with a mixture of shock and dismay.</text:p>
      <text:p text:style-name="P205"/>
      <text:p text:style-name="P205">“What does this mean?” Odilon asked the other two. “I'm not hungry. I should be hungry if I haven't eaten in two days.”</text:p>
      <text:p text:style-name="P198"/>
      <text:p text:style-name="P198">“<text:span text:style-name="T180">Another curiosity of this place I suppose?</text:span>” <text:span text:style-name="T180">Quentin said, with a grumble. “Perhaps its because of the changing of the land. This island is not as large as the amount of land we have covered. Maybe we only feel hungry for the actual distance we've traveled?”</text:span></text:p>
      <text:p text:style-name="P198"/>
      <text:p text:style-name="P205">Tzuras scratched his chin. “I suppose I haven't eaten in a very long while.” <text:span text:style-name="T181">he said, distantly, rummaging through his large pack. “Do I even have food in here?”</text:span></text:p>
      <text:p text:style-name="P205"/>
      <text:p text:style-name="P206">But a sudden and intense feeling slowly took hold of Quentin. The others were talking now, even Thella. They were all trying to figure out how it was possible for them to have spent several days without eating. </text:p>
      <text:p text:style-name="P206"/>
      <text:p text:style-name="P206">Quentin had crouched to look through his bag, but he slowly returned to his feet. </text:p>
      <text:p text:style-name="P206"/>
      <text:p text:style-name="P206">What was causing this feeling? </text:p>
      <text:p text:style-name="P206"/>
      <text:p text:style-name="P206">His eyes slid from one side of the forest to the other. Tzuras had been staring into the mist this whole time. Could there have been something that the woodsman had missed?</text:p>
      <text:p text:style-name="P206"/>
      <text:p text:style-name="P206">A chill started to work down Quentin's neck. It was as if he could feel the icy trickle of snow melt. He could not place it, but something was wrong. Even moreso than usual. </text:p>
      <text:p text:style-name="P206"/>
      <text:p text:style-name="P206">In one solid movement his pack was returned to his back and his hand had caught Thella's.</text:p>
      <text:p text:style-name="P206"/>
      <text:p text:style-name="P206">She looked up at him with surprise but quieted when she saw that his face was white and grave. </text:p>
      <text:p text:style-name="P206"/>
      <text:p text:style-name="P206">“Uncle...”</text:p>
      <text:p text:style-name="P206"/>
      <text:p text:style-name="P206">“Everyone, quiet. I can't explain it, but something is off here. Something <text:span text:style-name="T99">feels </text:span><text:span text:style-name="T102">wrong.</text:span>”</text:p>
      <text:p text:style-name="P206"/>
      <text:p text:style-name="P206">The others looked at him.</text:p>
      <text:p text:style-name="P206"/>
      <text:p text:style-name="P206">“What do you mean, feels?”</text:p>
      <text:p text:style-name="P206"><text:soft-page-break/></text:p>
      <text:p text:style-name="P206">“Stop talking and feel.” He gestured towards the forest in front of them.</text:p>
      <text:p text:style-name="P206"/>
      <text:p text:style-name="P206">Tzuras became quiet and seemed lost in concentration.</text:p>
      <text:p text:style-name="P206"/>
      <text:p text:style-name="P206">Odilon looked from the old man to the elf and back again. </text:p>
      <text:p text:style-name="P206"/>
      <text:p text:style-name="P206">“Is there something you're not telling me? Is the beast back?” he stiffened and his hand went for his knife again.</text:p>
      <text:p text:style-name="P206"/>
      <text:p text:style-name="P207">Tzuras inhaled as if to take a deep breath, but after a second it caught in his throat. His hand shot out and caught <text:span text:style-name="T183">Quentin's shirt. </text:span></text:p>
      <text:p text:style-name="P207"/>
      <text:p text:style-name="P207">“<text:span text:style-name="T183">Stay together. Something evil is near.</text:span>” <text:span text:style-name="T183">He said gravely. </text:span></text:p>
      <text:p text:style-name="P207"/>
      <text:p text:style-name="P208">There was no talking now. The group subconsciously shrank together, everyone peering in one direction or another. There was no movement that they could tell. </text:p>
      <text:p text:style-name="P208"/>
      <text:p text:style-name="P208">“<text:span text:style-name="T184">I feel it too now. Its strong. This way.</text:span>” <text:span text:style-name="T184">Tzuras said quietly.</text:span></text:p>
      <text:p text:style-name="P208"/>
      <text:p text:style-name="P209">They walked slowly and quietly in that direction. Thella held on to her uncle's hand with a sudden force. The old man could feel the bandages on his skin, the surprising strength of the small hand. </text:p>
      <text:p text:style-name="P209"/>
      <text:p text:style-name="P209">The<text:span text:style-name="T185">y</text:span> moved forward, scanning the forest for any sign of movement. <text:span text:style-name="T186">A breeze groaned through the trees: only a short gasp, cold and wet. Tzuras's eyes widened a bit. </text:span></text:p>
      <text:p text:style-name="P209"/>
      <text:p text:style-name="P209">“<text:span text:style-name="T186">There's blood nearby.</text:span>” <text:span text:style-name="T186">He said, directing them forward. </text:span></text:p>
      <text:p text:style-name="P209"/>
      <text:p text:style-name="P209">“<text:span text:style-name="T186">Right there. On the other side of that tree.</text:span>” <text:span text:style-name="T186">He pointed.</text:span></text:p>
      <text:p text:style-name="P209"/>
      <text:p text:style-name="P210">It was a gnarled oak whose vast bulk at some point had been split by lightning. Its branches were bare, yet still thick with unsettling bulbous growth which twisted this way and that with abandon. </text:p>
      <text:p text:style-name="P210"/>
      <text:p text:style-name="P210">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210"/>
      <text:p text:style-name="P210">The bark was blackened with rot. Grey moss ran its length. Torturous hollows were dug into its flesh, from which seeped pitch colored sap. </text:p>
      <text:p text:style-name="P210"/>
      <text:p text:style-name="P211">They edged a bit closer. </text:p>
      <text:p text:style-name="P211"/>
      <text:p text:style-name="P211">Finally they could see what it was they had been sensing. </text:p>
      <text:p text:style-name="P211"/>
      <text:p text:style-name="P211">Quentin was the first to react. He threw his hand over Thella's eyes and mouth. Yet he did not look away from the sight, <text:span text:style-name="T187">staring on it with shock. Thella buried her face into the older man's side.</text:span></text:p>
      <text:p text:style-name="P211"/>
      <text:p text:style-name="P212">Tzuras's <text:span text:style-name="T187">green</text:span> eyes dimmed, <text:span text:style-name="T187">and a sadness appeared in them, spreading to his face.</text:span></text:p>
      <text:p text:style-name="P212"><text:soft-page-break/></text:p>
      <text:p text:style-name="P213">Odilon let out a small groan and took a staggered half step forward, wounded arm uselessly outstretched.</text:p>
      <text:p text:style-name="P213"/>
      <text:p text:style-name="P213">Against the tree was a body, or at least what was left of one.</text:p>
      <text:p text:style-name="P213"/>
      <text:p text:style-name="P214">It was sprawled outwards, arms twisted at odd angles. Draped over its shoulders was a black uniform, the same as the one Odilon was wearing. To its side, covered in blood and half severed from the arm which held it, was a sword. </text:p>
      <text:p text:style-name="P214"/>
      <text:p text:style-name="P215">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215"/>
      <text:p text:style-name="P215">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89">It was bordered on its edges by the white remains of the upper ribcage and the fragments of skull still visible. </text:span></text:p>
      <text:p text:style-name="P215"/>
      <text:p text:style-name="P215">“<text:span text:style-name="T188">Oh god.</text:span>” <text:span text:style-name="T188">Quentin muttered and clenched Thella close to his side. </text:span></text:p>
      <text:p text:style-name="P215"/>
      <text:p text:style-name="P216">Tzuras had subsided into a sad disappointed frown. His head tilted slightly. He stared at the body in a disconnected and dispassionate manner. </text:p>
      <text:p text:style-name="P216"/>
      <text:p text:style-name="P217">Odilon face cycled through a number of emotions until it stopped on pained horror. He let out a cry and clutched his hands to his face.</text:p>
      <text:p text:style-name="P217"/>
      <text:p text:style-name="P217">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217"/>
      <text:p text:style-name="P217">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217"/>
      <text:p text:style-name="P217"><text:s/><text:span text:style-name="T190">And so, with one hand still holding Thella still, and the other outstretched, his tome open and whirling amid constructed wind he cursed the dead thing which lay before them.</text:span></text:p>
      <text:p text:style-name="P215"/>
      <text:p text:style-name="P218">Fire <text:span text:style-name="T191">formed in the space in front of the book</text:span>, and surged forward in a rolling tongue of flame which washed over the body. </text:p>
      <text:p text:style-name="P218"/>
      <text:p text:style-name="P218">“W-What are you doing?” Odilon asked and looked at Quentin, shocked. <text:s/></text:p>
      <text:p text:style-name="P215"/>
      <text:p text:style-name="P218">Tzuras simply stared, still transfixed by the sight in front of him. </text:p>
      <text:p text:style-name="P218"/>
      <text:p text:style-name="P218"><text:soft-page-break/>Quentin felt the visceral disgust peak inside him, the yawning open hole of the body groaned as the flames washed over it. <text:span text:style-name="T193">And for a moment, it seemed like the flames were captured by the hole, swirled, compressing into its unnatural darkness and vanished. </text:span><text:s/>Was that a sound it had made? It mattered not, only that it must be be destroyed now!</text:p>
      <text:p text:style-name="P218"/>
      <text:p text:style-name="P218">The flames built in intensity, hi<text:span text:style-name="T192">s</text:span> body tensed with effort and he clutched his book until the edges of the metal edged cover dug into his flesh. The fire flared now, blue streaks joining the reds and oranges, flickering in ribbons as the smashed into the body and the tree behind it. <text:span text:style-name="T193">Whatever strange effect he had seen, he would overpower it.</text:span></text:p>
      <text:p text:style-name="P218"/>
      <text:p text:style-name="P218">“Stop! Stop!” Odilon cried. For what reason, Quentin did not understand. The sudden feeling had taken him, and all he felt was rage against the unnatural thing, slowly burning away <text:span text:style-name="T194">in</text:span> his onslaught.</text:p>
      <text:p text:style-name="P218"/>
      <text:p text:style-name="P220">Odilon reached out and made to stop <text:span text:style-name="T193">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220"/>
      <text:p text:style-name="P221"><text:s/>Unhindered, Quentin let out a cry the opened back his book with one hand. “Die thing!” he shouted.</text:p>
      <text:p text:style-name="P221">The flames redoubled, white searing streaks joined the red and blue, and the air seared with heat. The tree behind the body groaned again, its weight suddenly held by only part of the trunk as the fire cut through it.</text:p>
      <text:p text:style-name="P221"/>
      <text:p text:style-name="P222">With a creaking protest, it started falling. But because of its rotten state, rather than falling over in one piece, it simply collapsed into pieces. Quentin kept the flames coming until the body <text:span text:style-name="T195">and remains of the tree were indistinguishable. </text:span></text:p>
      <text:p text:style-name="P222"/>
      <text:p text:style-name="P224">Finally, after he could truly no longer separate the body from the charred flesh of the tree, he stopped. In front of them now were merely a mound of charred black material. </text:p>
      <text:p text:style-name="P223"/>
      <text:p text:style-name="P223">“<text:span text:style-name="T196">Why?</text:span>” <text:span text:style-name="T196">Odilon asked, from the ground, tears now running from his eyes. </text:span></text:p>
      <text:p text:style-name="P223"/>
      <text:p text:style-name="P224">Quentin shook his head. “Shatter.” He said, signing with one finger outstretched from the book. The sigil seared into the air, and hung for a second before darting forward into the material. </text:p>
      <text:p text:style-name="P223"/>
      <text:p text:style-name="P224">Nothing happened. Quentin took a deep breath, the rage building once more inside of him. How dare such a wretched thing disobey his commands? He searched his mind of a proper spell to use, but none came clearly. </text:p>
      <text:p text:style-name="P224"/>
      <text:p text:style-name="P224">The pile in front of them shifted.</text:p>
      <text:p text:style-name="P224"/>
      <text:p text:style-name="P224">Quentin took a slow step backward, taking Thella with him. “Get behind me.” he said to her, ushering her to move with his hand. </text:p>
      <text:p text:style-name="P224"/>
      <text:p text:style-name="P224">The fog swirled around the blackened fetid chunks of rot. </text:p>
      <text:p text:style-name="P224"/>
      <text:p text:style-name="P224">Quentin held his book out as if warning the thing. No spell could come to mind.</text:p>
      <text:p text:style-name="P224"/>
      <text:p text:style-name="P225"><text:span text:style-name="T197">But finally whatever resistance the pile had to Quentin's spells rotted away much like the tree. Slowly </text:span><text:soft-page-break/><text:span text:style-name="T197">and excruciatingly, it bulged and deformed as the magic ripped through it. Slow. Much more slowly than it should have, it expanded like a puss filled bubble. </text:span></text:p>
      <text:p text:style-name="P225"/>
      <text:p text:style-name="P226">Finally it could hold <text:span text:style-name="T198">b</text:span>ack the magic <text:span text:style-name="T198">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225"/>
      <text:p text:style-name="P227">Tzuras nodded his head slowly.</text:p>
      <text:p text:style-name="P227"/>
      <text:p text:style-name="P227">But Odilon did not take things nearly that calmly. </text:p>
      <text:p text:style-name="P227"/>
      <text:p text:style-name="P227">“What have you done?” He yelled, taking a threatening step towards Quentin. </text:p>
      <text:p text:style-name="P227"/>
      <text:p text:style-name="P227">“T-That was <text:span text:style-name="T199">Edoma!</text:span>” <text:span text:style-name="T199">he shuddered. His body shook, and for a moment it looked like he was close to throwing up. But he regained his posture and draw his dagger. “That was Edoma!” he repeated. “What reason could you have for doing that?” he cried.</text:span></text:p>
      <text:p text:style-name="P227"/>
      <text:p text:style-name="P227">“<text:span text:style-name="T199">She was already dead.</text:span>” <text:span text:style-name="T199">Quentin stated. He looked down at Thella who was crying into his clothing. In the moment he could not think of what to say to her.</text:span></text:p>
      <text:p text:style-name="P227"/>
      <text:p text:style-name="P227">“<text:span text:style-name="T199">Still, the flames? Why? She deserved a proper burial.</text:span>”</text:p>
      <text:p text:style-name="P227"/>
      <text:p text:style-name="P228">Quentin had no good answer. Thoughts swirled in his head as he grasped for a reason for his actions.</text:p>
      <text:p text:style-name="P228"/>
      <text:p text:style-name="P228">“Something about it was wrong.” He said, with a bit of confusion. “Very wrong.”</text:p>
      <text:p text:style-name="P228"/>
      <text:p text:style-name="P228">“So you keep on saying! You and Tzuras with your talk about feelings and wrongness… y-you cremated her.”</text:p>
      <text:p text:style-name="P228"/>
      <text:p text:style-name="P228">“The beast, whatever it was had tore into her. You saw her body right? Even if there had been a high priest of Geremon right here, there would have been nothing they could have done.”</text:p>
      <text:p text:style-name="P228"/>
      <text:p text:style-name="P228">“So you say. I still see no reason why you must have destroyed her body! I- Oh gods!” This time his stomach could not withstand whatever thoughts crossed his mind. He dropped to his knees and dry heaved.</text:p>
      <text:p text:style-name="P228"/>
      <text:p text:style-name="P228">Quentin took a step closer, and thought of laying an arm on the soldier. </text:p>
      <text:p text:style-name="P228"/>
      <text:p text:style-name="P228">But amid his forceful spasms he looked up and jerked his injured arm in a dismissive gesture.</text:p>
      <text:p text:style-name="P228"/>
      <text:p text:style-name="P228">“Get back! Back you gods damned maniac! Gods!” </text:p>
      <text:p text:style-name="P228"/>
      <text:p text:style-name="P229">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29"/>
      <text:p text:style-name="P229">“Tzuras! You felt that, no?” He pointed at the elf. </text:p>
      <text:p text:style-name="P229"/>
      <text:p text:style-name="P229"><text:soft-page-break/>Tzuras shook himself aware at the sound of his name. </text:p>
      <text:p text:style-name="P229">“Yes.” <text:s/>He said gravely. “Sorry, I- The flames… they reminded me of something.”</text:p>
      <text:p text:style-name="P229"/>
      <text:p text:style-name="P229">Again Quentin felt himself being crushed. Of course the elf would be horrified by the flames he had used. <text:span text:style-name="T200">Tzuras had insinuated that he had not been present for the fall, but still, perhaps something linked him with those flames, or reminded him of them.</text:span></text:p>
      <text:p text:style-name="P229"/>
      <text:p text:style-name="P230">Quentin gritted his teeth. “Damn...” He hissed. He looked down at Thella and was crushed for a third time. She had not looked at his actions, but surely she had heard them. She would be frightened. </text:p>
      <text:p text:style-name="P230"/>
      <text:p text:style-name="P230">“I...” Quentin said towards Odilon. But he closed his hand and shook his head. </text:p>
      <text:p text:style-name="P230"/>
      <text:p text:style-name="P230">“I care not what you do. I must look after Thella.”</text:p>
      <text:p text:style-name="P230"/>
      <text:p text:style-name="P230">He stepped aside with the child.</text:p>
      <text:p text:style-name="P230"/>
      <text:p text:style-name="P232">Thella looked up at him and a moment of passive horror washed over him. For a second he could not recognize her. He saw only her mask and <text:span text:style-name="T201">he </text:span>stared, unable to comprehend what he was seeing. <text:span text:style-name="T201">She had readorned the object to her face. His brain slowly worked at what he was seeing until he came to his senses.</text:span></text:p>
      <text:p text:style-name="P232"/>
      <text:p text:style-name="P232">He crouched down and reached a hand out to <text:span text:style-name="T201">take the object off her face and</text:span> wipe away her tears, trying to conceal his shock.</text:p>
      <text:p text:style-name="P232"/>
      <text:p text:style-name="P232">“<text:span text:style-name="T202">Thella dear. Its ok. You don't need to wear that here.</text:span>”</text:p>
      <text:p text:style-name="P232"/>
      <text:p text:style-name="P233">But the young girl clutched to it and didn't let him move it. </text:p>
      <text:p text:style-name="P233"/>
      <text:p text:style-name="P233">“No...” She sobbed. “Don't take it off.”</text:p>
      <text:p text:style-name="P231"/>
      <text:p text:style-name="P231">“But…”</text:p>
      <text:p text:style-name="P231"/>
      <text:p text:style-name="P234">However, at this point, the girls words became incomprehensible and she devolved into tears. He crouched, and held her as best as he could, for a long while. </text:p>
      <text:p text:style-name="P234"/>
      <text:p text:style-name="P234">Finally she spoke.</text:p>
      <text:p text:style-name="P231"/>
      <text:p text:style-name="P231">“<text:span text:style-name="T203">Uncle. I could hear everything. I could feel those flames. I don't think I've ever seen you use magic like that. Why did you burn that body?</text:span>”</text:p>
      <text:p text:style-name="P231"/>
      <text:p text:style-name="P235">And finally he could not stay silent. The truth slipped slowly from his mouth.</text:p>
      <text:p text:style-name="P235"/>
      <text:p text:style-name="P235">“I don't know. It was a feeling.” He said, frowning.</text:p>
      <text:p text:style-name="P235"/>
      <text:p text:style-name="P236">Thella was upset. More than just fear. He couldn't see her face with that damn mask on, but he could tell from the minute change in posture. Perhaps her hand had lessened its grip on his clothing just the tiniest amount. </text:p>
      <text:p text:style-name="P236"/>
      <text:p text:style-name="P236">“Thella, I just...” But the words failed in his mouth. What was he supposed to say? How could he <text:soft-page-break/>respond in this nightmarish situation which was so surreal, and so horrifying, so removed from anything he had ever experienced. He regarded himself as a learned man. He liked to be known as the smartest person in the room, but here his intellect, his stored wisdom was useless. There was nothing to think about or logic through. It made no sense. Nothing made any sense. </text:p>
      <text:p text:style-name="P236"/>
      <text:p text:style-name="P236">“I don't know what to say Thella. I don't understand what is going on here.” He said, finally. He shook his head, and looked down at her. The mask hid her response. At least to her he could tell the truth. His pride could allow for that. Was she the only one he could confide in? How ironic. He was the one who was supposed to look after her, not the other way around. </text:p>
      <text:p text:style-name="P236"/>
      <text:p text:style-name="P236">“Are you ok?” he knelt and stared <text:s/>face to face wtih the young girl.</text:p>
      <text:p text:style-name="P236"/>
      <text:p text:style-name="P237">The blank emotionless mask stared back at him. He could only just make the sad eyes from behind its featurelessness. </text:p>
      <text:p text:style-name="P237"/>
      <text:p text:style-name="P237">“No.” She said. “I couldn't feel the fire. I couldn't feel it at all. I could hear it, I could even see its light even though I was looking away, but I couldn't feel it. I don't like it Uncle. Its scaring me.”</text:p>
      <text:p text:style-name="P237"/>
      <text:p text:style-name="P237">He pulled her into a hug, and despite some hesitation she relented. He could feel her sobbing as she embraced him back. </text:p>
      <text:p text:style-name="P237"/>
      <text:p text:style-name="P237">“I don't want to waste away.” She sobbed. “I don't want to become like that thing on the tree.”</text:p>
      <text:p text:style-name="P237"/>
      <text:p text:style-name="P238">At the mention of the corpse, he couldn't help but shiver for a moment. And despite his <text:span text:style-name="T223">attempt to</text:span> brush it off, he knew she had sensed that something was wrong. </text:p>
      <text:p text:style-name="P238"/>
      <text:p text:style-name="P238">He gently pulled her back in front of <text:span text:style-name="T204">him. </text:span></text:p>
      <text:p text:style-name="P236"/>
      <text:p text:style-name="P236">“<text:span text:style-name="T204">Thats not going to happen.</text:span>” <text:span text:style-name="T204">He said with a bit more force than he intended. He loosened the grasp on her arm. He struggled not to break into tears himself. He stopped and wiped his eyes.</text:span></text:p>
      <text:p text:style-name="P236"/>
      <text:p text:style-name="P236">“<text:span text:style-name="T204">It won't happen. I'm not going to let it.</text:span>” <text:span text:style-name="T204">He said. </text:span></text:p>
      <text:p text:style-name="P236"/>
      <text:p text:style-name="P239">But he could not tell her reaction. </text:p>
      <text:p text:style-name="P239"/>
      <text:p text:style-name="P239">“… Don't you want to take that off?” he tried again. </text:p>
      <text:p text:style-name="P239"/>
      <text:p text:style-name="P239">She shook her head. </text:p>
      <text:p text:style-name="P239"/>
      <text:p text:style-name="P239">He grabbed her hand. “Lets see if we can find that boat.” </text:p>
      <text:p text:style-name="P239"/>
      <text:p text:style-name="P239"/>
      <text:p text:style-name="P239">Tzuras and Odilon were talking in hushed tones when the other two came back, <text:span text:style-name="T206">sitting facing one another on the ground. </text:span><text:s/></text:p>
      <text:p text:style-name="P239"/>
      <text:p text:style-name="P239">They looked up with haunted faces, which Quentin ignored.</text:p>
      <text:p text:style-name="P239"/>
      <text:p text:style-name="P239">“Thella and I are going to look for the boats, if they're still here.”</text:p>
      <text:p text:style-name="P239"/>
      <text:p text:style-name="P239"><text:soft-page-break/>Tzuras nodded. Odion frowned at the older man. </text:p>
      <text:p text:style-name="P239"/>
      <text:p text:style-name="P239">“Fine. We're going to see if we can find any of the others.” Tzuras stated. He seemed to have mostly recovered from the experience. </text:p>
      <text:p text:style-name="P239"/>
      <text:p text:style-name="P239">Quentin nodded. “I have a bad feeling about it though.” he added.</text:p>
      <text:p text:style-name="P239"/>
      <text:p text:style-name="P239">But Odilon swung around, his eyes bloodshot. “Did I fucking ask your opinion?”</text:p>
      <text:p text:style-name="P239"/>
      <text:p text:style-name="P239">Quentin shrugged and gestured to Thella. The started off towards where they thought they could hear the water. </text:p>
      <text:p text:style-name="P239"/>
      <text:p text:style-name="P239"/>
      <text:p text:style-name="P239">Tzuras looked at Odilon. </text:p>
      <text:p text:style-name="P239"/>
      <text:p text:style-name="P239">“<text:span text:style-name="T205">You got my back?</text:span>” <text:span text:style-name="T205">He asked the elf, holding his injured arm close. With his good one, he furled his jacket around him and stared at the insignia on the shoulder for a moment. </text:span></text:p>
      <text:p text:style-name="P239"/>
      <text:p text:style-name="P239">“<text:span text:style-name="T207">Yes.</text:span>” <text:span text:style-name="T207">He said, before getting up. He extended a hand to the soldier, who took it with his good one, and got to his feet. </text:span></text:p>
      <text:p text:style-name="P239"/>
      <text:p text:style-name="P240">“<text:span text:style-name="T207">Perhaps the Sergeant is still here. He was a strong swordsman. He knew the second form. And a good man.” Tzuras nodded.</text:span></text:p>
      <text:p text:style-name="P240"/>
      <text:p text:style-name="P241">They walked into the remains of the camp.</text:p>
      <text:p text:style-name="P241"/>
      <text:p text:style-name="P242">They did not find any of Odilon's unit alive. </text:p>
      <text:p text:style-name="P242"/>
      <text:p text:style-name="P242">Here and there lay bit of bodies. Blood lay dried in and among the leaves, <text:span text:style-name="T216">at one point</text:span> seeping into the cracks to run unhindered into the ground. There were no flies. There was no smell even. However, the sight was not made any better by that fact. </text:p>
      <text:p text:style-name="P242"/>
      <text:p text:style-name="P242">Tzuras had regained his composure, yet still could feel an unimaginable sorrow whenever he found another body. </text:p>
      <text:p text:style-name="P242"/>
      <text:p text:style-name="P242">“T-Thats Kolen. He was the tallest son of a bitch I ever saw. We used to tease him and say his mother was half giant.” The corpse lay slumped against a fallen log. Its torso was upwards, but its head was missing.</text:p>
      <text:p text:style-name="P242"/>
      <text:p text:style-name="P242">“I guess I should bury them...” Odilon said, more to himself than to Tzuras. </text:p>
      <text:p text:style-name="P242"/>
      <text:p text:style-name="P243">The elf and Odilon started dragging them together the best they could. </text:p>
      <text:p text:style-name="P243"/>
      <text:p text:style-name="P243">Odilon had to stop after the first five. </text:p>
      <text:p text:style-name="P243"/>
      <text:p text:style-name="P243">He double<text:span text:style-name="T220">d</text:span> over against one of the trees and tried to throw up again, but once more nothing came. </text:p>
      <text:p text:style-name="P243"/>
      <text:p text:style-name="P244">He wiped his mouth and stood up, a sudden look of anger crossing his face. </text:p>
      <text:p text:style-name="P244"/>
      <text:p text:style-name="P244"><text:soft-page-break/>“Did it take them in the night?” He asked Tzuras. </text:p>
      <text:p text:style-name="P244"/>
      <text:p text:style-name="P244">“Some of them, like Edoma had their weapons drawn. I didn't see any sign of the beast though.”</text:p>
      <text:p text:style-name="P244"/>
      <text:p text:style-name="P244">“Yes. I think so. One of them was still in his sleeping clothes. The others must have been keeping watch.”</text:p>
      <text:p text:style-name="P244"/>
      <text:p text:style-name="P244">Odilon looked at Tzuras and traced his eye down to the corpse wrapped in pale linen. </text:p>
      <text:p text:style-name="P244"/>
      <text:p text:style-name="P244">A <text:span text:style-name="T208">grimace</text:span> of horror, revulsion and anger gripped Odilon. He clenched his hand into a fist, the released it and ran his hand through his hand violently through his hair. </text:p>
      <text:p text:style-name="P244"/>
      <text:p text:style-name="P244">“<text:span text:style-name="T209">That’s</text:span> Adrian. This was literally his first deployment outside of the city. Gods what the hell… How could he deserve this? How could this happen?”</text:p>
      <text:p text:style-name="P244"/>
      <text:p text:style-name="P254">Tzuras was looking at the young man <text:span text:style-name="T217">Odilon had named</text:span>. The blood on him was dried. </text:p>
      <text:p text:style-name="P244"/>
      <text:p text:style-name="P244">He turned to Tzuras, shook his head, and helped him pull the smaller corpse to the pile. </text:p>
      <text:p text:style-name="P244"/>
      <text:p text:style-name="P245">“It just doesn't seem possible.” <text:span text:style-name="T208">He pleaded to Tzuras, “Cyrus, Edoma, the other Corporal Iwan. They're not like me. They're veterans. I always thought they pulled Iwan to maybe… counter balance my lack of field experience.”</text:span></text:p>
      <text:p text:style-name="P245"/>
      <text:p text:style-name="P246">He turned to Tzuras, a sad smile on his lips. “Haha. Its seems so long ago now. Gods… I wanted to show them I was up to it. That’s why Leger and I were the ones to take the boat. I'm a god damn merchant's son. They always knew I was better with numbers than the sword. I know there were some who wondered if I wasn't better use to the Civil Guard.”</text:p>
      <text:p text:style-name="P246"/>
      <text:p text:style-name="P246">He looked down at the body he was dragging. “But no. I had read too many stories of the First. Damn worked into my head. Fuck!” He let the body fall onto the pile. </text:p>
      <text:p text:style-name="P246"/>
      <text:p text:style-name="P246">“How is any of this fair? None of these people deserved this, Tzuras. They were good people.”</text:p>
      <text:p text:style-name="P246"/>
      <text:p text:style-name="P246">The elf laid a hand on the soldier's shoulder. </text:p>
      <text:p text:style-name="P246"/>
      <text:p text:style-name="P246">“<text:span text:style-name="T210">The world is a cruel place Odilon. Fair? Unfair? Perhaps the gods think of such things. But if so, it does not show. At least not that I can tell.”</text:span></text:p>
      <text:p text:style-name="P246"/>
      <text:p text:style-name="P247">Odilon looked back at Tzuras. “<text:span text:style-name="T218">Perhaps it is as you say. Perhaps.</text:span>”</text:p>
      <text:p text:style-name="P247"/>
      <text:p text:style-name="P248">“<text:span text:style-name="T211">Lets see if there is anything that’s left of the camp.</text:span>”</text:p>
      <text:p text:style-name="P248"/>
      <text:p text:style-name="P256">It seemed that the beast was mostly preoccupied by the soldiers. Their equipment was scattered, but not destroyed. </text:p>
      <text:p text:style-name="P256"/>
      <text:p text:style-name="P265">Odilon was staring down at a body in particular. He seemed to be half horrified and perhaps half confused. Eventually though he moved the body to the pile and turned it over, shaking his head. <text:span text:style-name="T221">He turned to see what Tzuras was doing, and when he saw that the elf was looking at the provisions, he came and joined him.</text:span></text:p>
      <text:p text:style-name="P248"><text:soft-page-break/></text:p>
      <text:p text:style-name="P248">“<text:span text:style-name="T211">Some of this food still looks good.</text:span>” <text:span text:style-name="T211">Tzuras said, looking through things. </text:span></text:p>
      <text:p text:style-name="P248"/>
      <text:p text:style-name="P248"><text:span text:style-name="T211"><text:s/>Odilon shook his head. “There's two more here. Help me move them out.</text:span>”</text:p>
      <text:p text:style-name="P248"/>
      <text:p text:style-name="P257">They moved the two bodies <text:span text:style-name="T222">and placed them on top. </text:span>Odilon surveyed the grim pile.</text:p>
      <text:p text:style-name="P249"/>
      <text:p text:style-name="P249">“<text:span text:style-name="T212">That's eleven. Edoma we… saw. Leger might have gotten away when I fell in. But I don't see Iwan or the Sargent here. So there are them and four more missing. Sorry, I can't remember off the top of my head, who they should be. They're from Iwan's part of the unit, rotation in from some squad from Swan.</text:span>”</text:p>
      <text:p text:style-name="P249"/>
      <text:p text:style-name="P258">Tzuras nodded and turned to the soldier. “This may not help, but I do not intend to leave this island.”</text:p>
      <text:p text:style-name="P250"/>
      <text:p text:style-name="P259">Odilon stopped and stared back intently. “What do you mean by that?”</text:p>
      <text:p text:style-name="P250"/>
      <text:p text:style-name="P260">Tzuras's green eyes flared. “I've seen enough after this. I said before, I'm here to find this thing. To deal with it.”</text:p>
      <text:p text:style-name="P251"/>
      <text:p text:style-name="P261">Odilon looked at him warily. </text:p>
      <text:p text:style-name="P251"/>
      <text:p text:style-name="P251">“<text:span text:style-name="T213">As a naturalist, as a learned spirit medium… in Ishira's name as well... I don't intend to leave. I'm going to kill this thing. I will help Quentin and the girl leave the island, but once they are gone, should you seek revenge, you have a partner.</text:span>”</text:p>
      <text:p text:style-name="P251"/>
      <text:p text:style-name="P252">Odilon nodded slowly. “I do thank you for the offer. But I have to think about things. I did have orders you know. We soldiers must follow orders. To return and get backup? It does seem wrong. As a corporal, they say you must always be ready to be able to lead. But what do I do when I'm the only one left? I don't know.”</text:p>
      <text:p text:style-name="P252"/>
      <text:p text:style-name="P253">“<text:span text:style-name="T214">I suppose you're right. Get the girl and old man off the island. No sense dragging anyone else into this. We go and hunt that fucking thing down.</text:span>” <text:span text:style-name="T215">He stuck out his hand and the elf grabbed it with his own.</text:span></text:p>
      <text:p text:style-name="P253"/>
      <text:p text:style-name="P262">“That old bastard is a real piece of work. I don't understand him most of the time. I feel sorry for the girl that she got stuck with a guy like that. But it is the right thing to do. Boats first. Blood second. Lets go get them before this place shifts on us again.” <text:span text:style-name="T219">The soldier </text:span>looked around the gnarled twisted trees. “Heh, if it hasn't shifted already.”</text:p>
      <text:p text:style-name="P262"/>
      <text:p text:style-name="P263">He walked off calling after Quentin and Thella.</text:p>
      <text:p text:style-name="P263"/>
      <text:p text:style-name="P263"/>
      <text:p text:style-name="P263"/>
      <text:p text:style-name="P263">Tzuras stood in the clearing alone. </text:p>
      <text:p text:style-name="P263"/>
      <text:p text:style-name="P263">His loud and confident voice still sounded in his ears, even now after the other man had left. Around him was now again the empty forest. And the dead. Like before.</text:p>
      <text:p text:style-name="P263"/>
      <text:p text:style-name="P263">He shook his head, but the flare had seeped out of his eyes and his brow slanted in a furious concern as he turned things over in his mind.</text:p>
      <text:p text:style-name="P263"><text:soft-page-break/></text:p>
      <text:p text:style-name="P263">He walked over to the bodies. In their pile, Odilon had lit them afire. </text:p>
      <text:p text:style-name="P263"/>
      <text:p text:style-name="P263">A sickening animalistic revulsion grabbed ahold of him, the unlived memory of bodies aflame amid burning trees. </text:p>
      <text:p text:style-name="P263"/>
      <text:p text:style-name="P263">With conscious effort he forced the unwanted thoughts away and knelt by the fire. </text:p>
      <text:p text:style-name="P263"/>
      <text:p text:style-name="P263">He picked up a stray overjacket and mindlessly let the black and silver fabric run through his hands as he stared into the flames. </text:p>
      <text:p text:style-name="P263"/>
      <text:p text:style-name="P263">His fingers ran into something on the jacket and he looked down. </text:p>
      <text:p text:style-name="P263"/>
      <text:p text:style-name="P263">In his hand was a large blood stain, caked and dried. </text:p>
      <text:p text:style-name="P263"/>
      <text:p text:style-name="P263">Sudden thoughts ran through his head and he inspected the spot. It <text:span text:style-name="T99">was</text:span><text:span text:style-name="T102"> dried. Very dried in fact. Peering closely at it, he determined that it could have been there for months if not longer. </text:span></text:p>
      <text:p text:style-name="P115"/>
      <text:p text:style-name="P116">The frown on his face grew deeper. Had Odilon been subject to the same trap as he, wandering the island for time unknown?</text:p>
      <text:p text:style-name="P116"/>
      <text:p text:style-name="P116">But it disquieted him. Odilon had made it sound like he and his men had just arrived. </text:p>
      <text:p text:style-name="P116"/>
      <text:p text:style-name="P116">On a whim, he found his hands going through the pockets of the jacket. What he was looking for wasn't exactly clear. Maybe something to clarify what exactly was going on here, what had brought these men here.</text:p>
      <text:p text:style-name="P116"/>
      <text:p text:style-name="P116">And to his surprise, he found just that. </text:p>
      <text:p text:style-name="P116"/>
      <text:p text:style-name="P116">Folded in one of the pockets was an unsealed letter. Fortunately they were not coded war orders and he found he could read the text clear enough.</text:p>
      <text:p text:style-name="P116"/>
      <text:p text:style-name="P264"><text:span text:style-name="T102">It told the </text:span><text:span text:style-name="T109">C</text:span><text:span text:style-name="T102">orporal to take his men along the north bank and meet up </text:span><text:span text:style-name="T109">across the bridge from Merrin's Ford with Corporal Iwan and the Sergeant. One too many disturbances had been reported from the widening of the river. They were to take their men and determine the cause of the disturbances. </text:span></text:p>
      <text:p text:style-name="P117"/>
      <text:p text:style-name="P117">The orders were written to Odilon. He looked down, frowning again at the jacket, and turned it over. </text:p>
      <text:p text:style-name="P117"/>
      <text:p text:style-name="P117">In silver lettering on the inside of the jacket it had Odilon's name. </text:p>
      <text:p text:style-name="P117"/>
      <text:p text:style-name="P117">While he was still trying to understand what he was looking at, a snap of the fire alerted him. The pile of bodies shifted and a hand fell from its perch, knocking the effects from his hands. </text:p>
      <text:p text:style-name="P117"/>
      <text:p text:style-name="P117">Terror seized Tzuras, and he scrambled backwards inelegantly. He stared up at the pile and his eyes widened in horror. </text:p>
      <text:p text:style-name="P117"/>
      <text:p text:style-name="P117">Staring at him, eyes dead and missing, was Odilon. His arm came outstretched, still seeming to clutch at his belongings. And although he could have sword the body did not move, the fire overtook the arm and its contents as he stared, as if asserting ownership, as if dragging the items back to itself. </text:p>
      <text:p text:style-name="P117"><text:soft-page-break/></text:p>
      <text:p text:style-name="P117">The dead eyes stared at him, holes in sockets, asking him what he was going to do now.</text:p>
      <text:p text:style-name="P117"/>
      <text:p text:style-name="P117">He sat, prone, staring at the vision, completely in shock, unbidden thoughts of fire and darkness threatening once again to come back to him. <text:s/></text:p>
      <text:p text:style-name="P117"/>
      <text:p text:style-name="P117">He did not know how long he waited like that, before Quentin's voice shocked him back to his senses.</text:p>
      <text:p text:style-name="P117"/>
      <text:p text:style-name="P117">Now thoroughly disturbed, the elf cast one last glance at the burning pile before stooping to grab his backpack.</text:p>
      <text:p text:style-name="P255"><text:s/></text:p>
      <text:p text:style-name="P253"/>
      <text:p text:style-name="P262"><text:s text:c="2"/></text:p>
      <text:p text:style-name="P266">If Quentin expected to be able to leave, he was sorely mistaken. </text:p>
      <text:p text:style-name="P266"/>
      <text:p text:style-name="P266">He stared out at the water, before looking down at Thella. </text:p>
      <text:p text:style-name="P266"/>
      <text:p text:style-name="P266">“<text:span text:style-name="T224">Uncle. There are no boats here.</text:span>” <text:span text:style-name="T224">She stated. </text:span></text:p>
      <text:p text:style-name="P266"/>
      <text:p text:style-name="P267">He said nothing. Pursed lips aimed out over the waters. </text:p>
      <text:p text:style-name="P267"/>
      <text:p text:style-name="P267">“How are we going to leave if there are no boats?” She wondered outloud. </text:p>
      <text:p text:style-name="P267"/>
      <text:p text:style-name="P267"/>
      <text:p text:style-name="P268">The approach of another person grabbed their attention. </text:p>
      <text:p text:style-name="P268"/>
      <text:p text:style-name="P268">“Oh, its just you.” Quentin said, downcast, to the soldier. </text:p>
      <text:p text:style-name="P268"/>
      <text:p text:style-name="P268">“The boats are gone?” He asked.</text:p>
      <text:p text:style-name="P268"/>
      <text:p text:style-name="P268">“The boats are indeed gone. Perhaps they were never really here to begin with. I'm beginning to understand how this place works.” Quentin said, with a scowl, turning to the soldier.</text:p>
      <text:p text:style-name="P268"/>
      <text:p text:style-name="P268">“As, am I.” Odilon said grimly. “And frankly, I don't believe we will ever be able to find our way out of here.”</text:p>
      <text:p text:style-name="P268"/>
      <text:p text:style-name="P268">Quentin's eyes blazed and he clutched Thella's hand. “How can you say that?”</text:p>
      <text:p text:style-name="P268"/>
      <text:p text:style-name="P268">But the soldier threw up his hands. “Find our way I said. I don't think we can ever find our way. Obviously there is nothing to find. What can you find in emptiness?” He waved cryptically. He returned Quenitn's stern gaze. “But perhaps we can… know our way.”</text:p>
      <text:p text:style-name="P268"/>
      <text:p text:style-name="P269">Quentin did not respond, so the soldier continued.</text:p>
      <text:p text:style-name="P269"/>
      <text:p text:style-name="P269">“I've talked to the elf about this. I have thoughts about this place. It tries to deceive. It tries to trick. It shows images that are impossible and yet presents them as real. Perhaps they are. But at the core of things lie what we know. For instance, I knew this camp would be here, and here we are.”</text:p>
      <text:p text:style-name="P269"/>
      <text:p text:style-name="P269">Quentin looked away from him. “I don't understand what you're getting at. I thought I knew a number <text:soft-page-break/>of things about this place, for instance, how to get to the other side. It tricked us cruelly.”</text:p>
      <text:p text:style-name="P269"/>
      <text:p text:style-name="P269">“Perhaps 'know' was the wrong word. Maybe, something more like… feel? You used that word earlier.”</text:p>
      <text:p text:style-name="P269"/>
      <text:p text:style-name="P269">“I...feel two things about this island. One, there is something causing this. These effects. Something is to blame for it all. And two, it has killed a great number of my men.” Odilon said, with clenched teeth. </text:p>
      <text:p text:style-name="P269"/>
      <text:p text:style-name="P269">Quentin let the man finish what he was saying but then waved his hands. </text:p>
      <text:p text:style-name="P269"/>
      <text:p text:style-name="P269">“I do understand your feelings. <text:span text:style-name="T225">But what I'm trying to do here is get Thella and I to safety, and then to the library. I can't put her in harms way due to revenge. I simply want to leave.</text:span>”</text:p>
      <text:p text:style-name="P269"/>
      <text:p text:style-name="P270">But the soldier gripped his shoulder, much to Quentin's surprise and anger. Before the older man could say anything though, the soldier confronted him, ignoring Thella by his side.</text:p>
      <text:p text:style-name="P270"/>
      <text:p text:style-name="P270">“And do you think you'll just be able to leave? That this place will ever let you out of its grasp? Don't you understand? The world here is at its twisted control. If you seek here, you will find nothing. No escape, no cure, no hope! The only way forward is to feel!” He said forcefully.</text:p>
      <text:p text:style-name="P270"/>
      <text:p text:style-name="P270">Quentin actually wobbled on his feet from the verbal assault. He had just been coming up with a retort when again, for the second time, his mind went blank. He simply stared at the other man's anger. </text:p>
      <text:p text:style-name="P270"/>
      <text:p text:style-name="P270">“I don't know...”</text:p>
      <text:p text:style-name="P270"/>
      <text:p text:style-name="P270">“The only way forward is to confront this thing!”</text:p>
      <text:p text:style-name="P270"/>
      <text:p text:style-name="P270">But the older man just shook his head over and over. </text:p>
      <text:p text:style-name="P270"/>
      <text:p text:style-name="P270">“Damn!” Odilon said, running a hand through his hair. He backed off, fuming. </text:p>
      <text:p text:style-name="P270"/>
      <text:p text:style-name="P270">Suddenly Thella's movement caught his eye.</text:p>
      <text:p text:style-name="P270"/>
      <text:p text:style-name="P270">“What about you? You have a voice don't you?” He crouched down, near the young girl. “You saved me from the waters. You have a say in this; perhaps the most important one. The rest of us are old and full of mistakes. What do you think we should do?”</text:p>
      <text:p text:style-name="P270"/>
      <text:p text:style-name="P270">Thella <text:span text:style-name="T226">initially shied away from the man, but after a moment, something, perhaps the lack of intervention from Quentin, who simply stared downward, changed her mind. </text:span></text:p>
      <text:p text:style-name="P270"/>
      <text:p text:style-name="P270">“<text:span text:style-name="T226">I listened to what you said. I know its not the same, but I want to feel as well. I don't know about the rest though...</text:span>” <text:span text:style-name="T226">She admitted.</text:span></text:p>
      <text:p text:style-name="P269"/>
      <text:p text:style-name="P271">But the soldier took that to be her response. </text:p>
      <text:p text:style-name="P271"/>
      <text:p text:style-name="P271">“Its clear then.” He said straightening. “I know where we need to go, what we need to do.”</text:p>
      <text:p text:style-name="P271"/>
      <text:p text:style-name="P271">At this moment, Tzuras came approaching them as well. </text:p>
      <text:p text:style-name="P269"/>
      <text:p text:style-name="P269">“<text:span text:style-name="T227">Oh, Odilon. You're here as well. Do you think I could talk to Quentin?</text:span>”</text:p>
      <text:p text:style-name="P271"><text:soft-page-break/>But the soldier was in a state of righteous fury.</text:p>
      <text:p text:style-name="P271"/>
      <text:p text:style-name="P271">“<text:span text:style-name="T228">This isn't the time for talking.</text:span>” <text:span text:style-name="T228">He whirled around. “Do you see the waters there? Have you been looking at them?”</text:span></text:p>
      <text:p text:style-name="P271"/>
      <text:p text:style-name="P274">The three others looked surprised at the shore. </text:p>
      <text:p text:style-name="P274"/>
      <text:p text:style-name="P274">It wasn't like Odilon to be this forceful Quentin thought suddenly. <text:span text:style-name="T229">The solider</text:span> had, until this point, been firm but unwilling to argue. <text:span text:style-name="T229">Perhaps seeing his comrades had triggered something in him. He backed up slightly with Thella.</text:span></text:p>
      <text:p text:style-name="P274"/>
      <text:p text:style-name="P274">“<text:span text:style-name="T229">What are you saying? What about the water?” Tzuras asked suspiciously.</text:span></text:p>
      <text:p text:style-name="P274"/>
      <text:p text:style-name="P275">Odilon waved his hand at the shore. </text:p>
      <text:p text:style-name="P275"/>
      <text:p text:style-name="P275">“Can't see much further than a couple of feet into it, right?”</text:p>
      <text:p text:style-name="P275"/>
      <text:p text:style-name="P275">Tzuras and Quentin shared a look. Where was this going?</text:p>
      <text:p text:style-name="P275"/>
      <text:p text:style-name="P275">“No. The fog cover is too thick.”</text:p>
      <text:p text:style-name="P275"/>
      <text:p text:style-name="P275">“Exactly. The fog. Primary inhabitant of this place. Fog is a coverer and an obfuscator. Fog exists to hide the eye from the object. Everything past the fog remains unresolved. Once the fog is lifted, it becomes clarified. But until then, many possibilities are present. They must simply be felt.”</text:p>
      <text:p text:style-name="P275"/>
      <text:p text:style-name="P275">“Where are you going with this? Were you not just talking about action of some sort?” Quentin asked. </text:p>
      <text:p text:style-name="P275"/>
      <text:p text:style-name="P275">“Yes, exactly. A thrust at the very source of this sick magic. And we are going to get to it with its own rules.” He grinned widely at the others. But flagged a bit when they didn't seem to <text:span text:style-name="T230">responsive to his plan. </text:span></text:p>
      <text:p text:style-name="P275"/>
      <text:p text:style-name="P275">“<text:span text:style-name="T231">Don't you see? This can be any water. Anything! Watch: will will alone, I feel that this is not the shore of a river. This is merely an inland pond.</text:span>” <text:span text:style-name="T231">He started wading into the waters.</text:span></text:p>
      <text:p text:style-name="P275"/>
      <text:p text:style-name="P275">“<text:span text:style-name="T231">Hey, wait! You can't do that!” Tzuras warned. “You'll get swept away, just like when we found you!”</text:span></text:p>
      <text:p text:style-name="P275"/>
      <text:p text:style-name="P276">The elf moved to save the man, but Odilon turned around and smiled. </text:p>
      <text:p text:style-name="P276"/>
      <text:p text:style-name="P276">“Do you hear any rush of water?”</text:p>
      <text:p text:style-name="P276"/>
      <text:p text:style-name="P276">The others stopped and looked around. </text:p>
      <text:p text:style-name="P276"/>
      <text:p text:style-name="P276">“No. I don't.” Admitted Quentin. He grew quiet and looked at the mostly fog covered scene around them. “But the damn trees have changed again.”</text:p>
      <text:p text:style-name="P276"/>
      <text:p text:style-name="P276">“Of course. Because we are no longer by the shore. We're next to the pond. You know the one I'm talking about, right Tzuras?” Odilon, started wading with violent action out fo the waters, spraying with each footstep. </text:p>
      <text:p text:style-name="P276"/>
      <text:p text:style-name="P276"><text:soft-page-break/>“I could feel the unnaturalness from it.” He said without thinking, and then caught himself. What was he talking about? Had he been here before? He turned around this way and that. </text:p>
      <text:p text:style-name="P276"/>
      <text:p text:style-name="P276">They had indeed changed locations, he could feel his wards in different locations than before. And before him was a pond. Although Odilon had just existed it, its waters were already still as glass, and dark in dim light of the forest. </text:p>
      <text:p text:style-name="P276"/>
      <text:p text:style-name="P276">“Uh-” Tzuras exhaled suddenly, backing up, a sudden horror taking him. “Not just a pond. <text:span text:style-name="T99">The </text:span><text:span text:style-name="T102">pond!</text:span>”</text:p>
      <text:p text:style-name="P272"/>
      <text:p text:style-name="P272">“<text:span text:style-name="T232">What the hell are you talking about? Damn Elf, stop it with the hysterics.</text:span>”</text:p>
      <text:p text:style-name="P272"/>
      <text:p text:style-name="P277">Tzuras's eyes were still wide but after looking around and not seeing anything he calmed a bit.</text:p>
      <text:p text:style-name="P277"/>
      <text:p text:style-name="P277">“I must have tried to forget about it.” He said, gesturing to the place before them. “<text:span text:style-name="T233">When I wandered this place alone this was the one location I feared to approach. This might actually be the source of things.</text:span>”</text:p>
      <text:p text:style-name="P277"/>
      <text:p text:style-name="P278">Quentin shook his head. “This is wrong, with Thella here? I'm an old man. You seem have a great deal of revulsion for this place, and Odilon? <text:span text:style-name="T234">You… moved us here? This is insane. We're not capable of fighting whatever this is.</text:span>”</text:p>
      <text:p text:style-name="P278"/>
      <text:p text:style-name="P278">“<text:span text:style-name="T234">You think? You two are mages. Together we have a much better chance than my unit ever did.</text:span>”</text:p>
      <text:p text:style-name="P278"/>
      <text:p text:style-name="P279">Tzuras shook his head. “Odilon. This needs to stop. Whatever is going on here.”</text:p>
      <text:p text:style-name="P279"/>
      <text:p text:style-name="P279">Odilon's eyes narrowed to a glare. “What is that supposed to mean? Whats is the deal? You just agreed to help me fight this thing and now you're backing off?”</text:p>
      <text:p text:style-name="P272"/>
      <text:p text:style-name="P272">“<text:span text:style-name="T234">Look. No one is going to fight anything, not when Thella is here.</text:span>”</text:p>
      <text:p text:style-name="P272"/>
      <text:p text:style-name="P272">“<text:span text:style-name="T234">Uncle. I want to help!</text:span>” <text:span text:style-name="T234">Thella protested. But the older man refused to budge. </text:span></text:p>
      <text:p text:style-name="P272"/>
      <text:p text:style-name="P272">“<text:span text:style-name="T235">I can't let you be in harms way. In fact we had better leave.</text:span>”</text:p>
      <text:p text:style-name="P272"/>
      <text:p text:style-name="P273">“<text:span text:style-name="T235">Leave? Just try. Don't you see? This place really isn't that large.” He gestured behind him. “I'd say a mile at best. There literally is nowhere to go.”</text:span></text:p>
      <text:p text:style-name="P273"/>
      <text:p text:style-name="P273">“<text:span text:style-name="T235">Hold on just a damn second here. How do you know that?</text:span>” <text:span text:style-name="T235">Quentin said, catching Thella's arm. </text:span></text:p>
      <text:p text:style-name="P273"/>
      <text:p text:style-name="P273">“<text:span text:style-name="T235">That's the right question, Quentin. I think it would be best if you two got behind me.</text:span>” <text:span text:style-name="T235">And he interposed himself quickly between the two groups. </text:span></text:p>
      <text:p text:style-name="P273"/>
      <text:p text:style-name="P273">“<text:span text:style-name="T236">You.” He pointed at Odilon. “I'm serious. You can drop the act. I know everything. Who are you actually?</text:span>” <text:span text:style-name="T236">His wand appeared in his hand. </text:span></text:p>
      <text:p text:style-name="P273"/>
      <text:p text:style-name="P280">Odilon scowled. “What the hell are you trying to pull here? You know who I am. Who the hell are you?”</text:p>
      <text:p text:style-name="P280"/>
      <text:p text:style-name="P280">“Elf, mind explaining whats you're doing here?” Quentin asked, trying to maneuver himself from <text:soft-page-break/>behind Tzuras. </text:p>
      <text:p text:style-name="P280"/>
      <text:p text:style-name="P280">“Stop old man. This is not Odilon.”</text:p>
      <text:p text:style-name="P280"/>
      <text:p text:style-name="P280">Quentin backed up and brought Thella behind him. “What do you mean?”</text:p>
      <text:p text:style-name="P280"/>
      <text:p text:style-name="P280">“<text:span text:style-name="T237">Just what I say. The blood on the soldiers? That had been there for year. Perhaps longer. This place has no decay, who knows how long they lay there.</text:span>”</text:p>
      <text:p text:style-name="P280"/>
      <text:p text:style-name="P280">“<text:span text:style-name="T237">T-Thats not true!</text:span>” <text:span text:style-name="T237">Odilon protested. “Thats impossible.”</text:span></text:p>
      <text:p text:style-name="P280"/>
      <text:p text:style-name="P280">“<text:span text:style-name="T238">I saw the real Odilon.</text:span>” <text:span text:style-name="T238">Tzuras continued. “He was dead. In the pile with the others. I suspect none of them made it out alive.”</text:span></text:p>
      <text:p text:style-name="P280"/>
      <text:p text:style-name="P280">“<text:span text:style-name="T239">Shut your lying mouth elf! What a load of shit.</text:span>” <text:span text:style-name="T239">He said, anger flaring sudden from within him. His eyes ran over the hilt of the dagger Tzuras had given him.</text:span></text:p>
      <text:p text:style-name="P280"/>
      <text:p text:style-name="P280">“<text:span text:style-name="T239">If you reach for it, I'll cover you in fire before you can take three paces.</text:span>” <text:span text:style-name="T239">Tzuras said, a cold steel having entered his voice. </text:span></text:p>
      <text:p text:style-name="P280"/>
      <text:p text:style-name="P281">Odilon looked up at the elf, anger turning to hatred. </text:p>
      <text:p text:style-name="P281"/>
      <text:p text:style-name="P281">“<text:span text:style-name="T240">What do I have to do to convince you that I am who I say I am?</text:span>”</text:p>
      <text:p text:style-name="P281"/>
      <text:p text:style-name="P283">Tzuras thought furiously. “Fine, we can start easy. Who is your commanding officer?”</text:p>
      <text:p text:style-name="P282"/>
      <text:p text:style-name="P283">“What? I literally told you that.” </text:p>
      <text:p text:style-name="P284"><text:s/></text:p>
      <text:p text:style-name="P284">“<text:span text:style-name="T241">Say it anyways.</text:span>”</text:p>
      <text:p text:style-name="P284"/>
      <text:p text:style-name="P284">“<text:span text:style-name="T241">Sergeant Cyrus.</text:span>”</text:p>
      <text:p text:style-name="P284"/>
      <text:p text:style-name="P284">“<text:span text:style-name="T241">Whats his last name?</text:span>”</text:p>
      <text:p text:style-name="P284"/>
      <text:p text:style-name="P284">“<text:span text:style-name="T241">That is his last name. I don't know his first.</text:span>”</text:p>
      <text:p text:style-name="P284"/>
      <text:p text:style-name="P284">“<text:span text:style-name="T241">Isn't that unusual in the northern military?</text:span>”</text:p>
      <text:p text:style-name="P272"/>
      <text:p text:style-name="P272">“<text:span text:style-name="T241">Yes. But he and I haven't been assigned together for long, this was our first.</text:span>”</text:p>
      <text:p text:style-name="P272"/>
      <text:p text:style-name="P272">“<text:span text:style-name="T242">Where were you born?</text:span>”</text:p>
      <text:p text:style-name="P272"/>
      <text:p text:style-name="P272">“<text:span text:style-name="T242">Illithar.</text:span>”</text:p>
      <text:p text:style-name="P272"/>
      <text:p text:style-name="P272">“<text:span text:style-name="T242">What part?</text:span>”</text:p>
      <text:p text:style-name="P272"/>
      <text:p text:style-name="P272">“<text:span text:style-name="T243">Well, not in the city itself, actually in Hinterwall.</text:span>”</text:p>
      <text:p text:style-name="P272"/>
      <text:p text:style-name="P272">“<text:span text:style-name="T243">Hinterwall, hmm.” The elf thought hard for a moment, dredging up some obscure fact. </text:span></text:p>
      <text:p text:style-name="P272"><text:soft-page-break/>“<text:span text:style-name="T243">Then you should know the name of the only baker in Hinterwall, hmm?</text:span>”</text:p>
      <text:p text:style-name="P272"/>
      <text:p text:style-name="P272">“<text:span text:style-name="T243">Of course I do, her name is Mary Domer.</text:span>”</text:p>
      <text:p text:style-name="P272"/>
      <text:p text:style-name="P272">“<text:span text:style-name="T243">That is not correct. The baker in Hinterwall is a man. I've been there myself.</text:span>” <text:span text:style-name="T243">The elf pointed at Odilon.</text:span></text:p>
      <text:p text:style-name="P272"/>
      <text:p text:style-name="P272">“<text:span text:style-name="T243">No, it is you who are wrong. You must be thinking of Charles, Mary's wife. Is that it? Charles Green.</text:span>”</text:p>
      <text:p text:style-name="P272"/>
      <text:p text:style-name="P285">The elf reluctantly nodded. </text:p>
      <text:p text:style-name="P285"/>
      <text:p text:style-name="P285">“Well you haven't been there is a long time I think. C<text:span text:style-name="T244">h</text:span>arles took ill not two summers ago and when he passed, Mary took back up the bakery, and her last name.”</text:p>
      <text:p text:style-name="P285"/>
      <text:p text:style-name="P286">The elf looked annoyed and decided to press the man further. </text:p>
      <text:p text:style-name="P286"/>
      <text:p text:style-name="P286">“Where were they originally from?”</text:p>
      <text:p text:style-name="P286"/>
      <text:p text:style-name="P286">Odilon would not be defeated. “The South, or at least south lands.”</text:p>
      <text:p text:style-name="P286"/>
      <text:p text:style-name="P286">“<text:span text:style-name="T245">What kind of good are they known for?</text:span>”</text:p>
      <text:p text:style-name="P286"/>
      <text:p text:style-name="P286">“<text:span text:style-name="T245">A spiral sticky bun.</text:span>”</text:p>
      <text:p text:style-name="P286"/>
      <text:p text:style-name="P287">The elf looked concerned. He ws quite sure that Odilon was a fake, but how would he know all this unless he was real? The elf was drawing heavily on a previous visit, and thought he had Oldion in the bag. </text:p>
      <text:p text:style-name="P287"/>
      <text:p text:style-name="P287">“Fine! What is the secret ingredient they use in their buns?”</text:p>
      <text:p text:style-name="P287"/>
      <text:p text:style-name="P287">Odilon threw his hand aside in disgust.</text:p>
      <text:p text:style-name="P287"/>
      <text:p text:style-name="P287">“What purpose are these questions? You really don't think I am myself? Fool! I have no idea you you came across this knowledge, but I happen to know that they use a type of southern spiced clove in combination with salt.”</text:p>
      <text:p text:style-name="P287"/>
      <text:p text:style-name="P287">“How do you know that!” Tzuras thundered. “I saw you dead in that pile!”</text:p>
      <text:p text:style-name="P287"/>
      <text:p text:style-name="P287">Odilon drew up closer to the elf, equally enraged. “Do you not understand I was a child there? I worked in their bakery for three seasons. They taught me how to make the buns. How dare you imply I am anyone other than I am!”</text:p>
      <text:p text:style-name="P287"/>
      <text:p text:style-name="P288">“<text:span text:style-name="T246">Step back dopelganger!</text:span>” <text:span text:style-name="T246">Tzuras threatened with his wand.</text:span></text:p>
      <text:p text:style-name="P288"/>
      <text:p text:style-name="P290">“Hey! Don't hurt him!” Thella yelled. Quentin dragged her behind him even more. </text:p>
      <text:p text:style-name="P287"/>
      <text:p text:style-name="P289">Odilon did back up, <text:span text:style-name="T247">but remained aggressive in posture. </text:span></text:p>
      <text:p text:style-name="P289"/>
      <text:p text:style-name="P289">“<text:span text:style-name="T248">Tzuras, I'm sure you saw what you said, but can you be certain it wasn't this place and its tricks?</text:span>”</text:p>
      <text:p text:style-name="P289"><text:soft-page-break/></text:p>
      <text:p text:style-name="P291">Doubt visibly crept into Tzuras's mind.</text:p>
      <text:p text:style-name="P291"/>
      <text:p text:style-name="P291">“I'm sure we can work though this.” <text:span text:style-name="T249">Quentin said to both parties. </text:span></text:p>
      <text:p text:style-name="P291"/>
      <text:p text:style-name="P292">But Tzuras had other plans. </text:p>
      <text:p text:style-name="P292"/>
      <text:p text:style-name="P292">“Odilon. Take off the bandages on your arm.”</text:p>
      <text:p text:style-name="P292"/>
      <text:p text:style-name="P292">The soldier frowned. “Why the hell would I do that?”</text:p>
      <text:p text:style-name="P292"/>
      <text:p text:style-name="P292">“Do what I ask, and it will exonerate you.” he turned slightly to Quentin and explained, “When I looked after him earlier I thought something was odd with his arm. At the time, I thought I was just out of it, seeing things in the dark. But now I know what I saw. Take the bandages off!”</text:p>
      <text:p text:style-name="P292"/>
      <text:p text:style-name="P292">“Not a chance elf! It will merely open up the wound.”</text:p>
      <text:p text:style-name="P292"/>
      <text:p text:style-name="P292">“I promise you I will mend it.”</text:p>
      <text:p text:style-name="P292"/>
      <text:p text:style-name="P292">“I don't trust you.” Odilon returned.</text:p>
      <text:p text:style-name="P292"/>
      <text:p text:style-name="P292">“I promise <text:span text:style-name="T99">I </text:span><text:span text:style-name="T102">will mend it.</text:span>” Quentin added.</text:p>
      <text:p text:style-name="P292"/>
      <text:p text:style-name="P292">Odilon regarded the old man. “Ah, so you're taking his side?” He pointed at the elf. “<text:span text:style-name="T250">Really? Taking the side of an elf over a human?</text:span>”</text:p>
      <text:p text:style-name="P292"/>
      <text:p text:style-name="P293">But Quentin just laughed morosely. “Oh, its clear you know nothing about me. Take the bandages off. I swear I'll fix whatever is under there, if I can.”</text:p>
      <text:p text:style-name="P293"/>
      <text:p text:style-name="P294">Odilon's anger suddenly turned to fear. He looked wildly from Tzuras to Quentin. </text:p>
      <text:p text:style-name="P294"/>
      <text:p text:style-name="P294">“Screw that! You can't tell me what to do!” The soldier made as if to run.</text:p>
      <text:p text:style-name="P294"/>
      <text:p text:style-name="P294">“Like hell I can't!” Tzuras shouted, swirling patterns with his wand.</text:p>
      <text:p text:style-name="P294"/>
      <text:p text:style-name="P294">From the ground vines conjured into being which quickly wound their way around the soldier's leg as he went to run. He toppled over into the mud beside the pond.</text:p>
      <text:p text:style-name="P294"/>
      <text:p text:style-name="P294">“<text:span text:style-name="T251">Turn around!</text:span>” <text:span text:style-name="T251">Tzuras ordered. “Take the damn bandages off.”</text:span></text:p>
      <text:p text:style-name="P294"/>
      <text:p text:style-name="P294">“<text:span text:style-name="T252">Fuck you!</text:span>” <text:span text:style-name="T252">The soldier cried out, and went to draw his knife with his other hand. </text:span></text:p>
      <text:p text:style-name="P294"/>
      <text:p text:style-name="P294">“<text:span text:style-name="T253">Enough!</text:span>” <text:span text:style-name="T253">Quentin yelled. “Corporal Odilon, drop your weapon!” And this time, as the words exited his mouth, they came with an inescapable force tied to them. </text:span></text:p>
      <text:p text:style-name="P294"/>
      <text:p text:style-name="P295">The soldier only had a brief second to see that the older man had his book open, <text:span text:style-name="T254">before he felt compelled to drop his dagger. The weapon landed with a thin splat into the mud.</text:span></text:p>
      <text:p text:style-name="P295"/>
      <text:p text:style-name="P296">He let out a dull groan, <text:span text:style-name="T255">anticipating what the man was about to ask him.</text:span></text:p>
      <text:p text:style-name="P296"><text:soft-page-break/>“<text:span text:style-name="T255">Corporal Odilon. Take the bandages off your hand.”</text:span></text:p>
      <text:p text:style-name="P295"/>
      <text:p text:style-name="P297">Odilon <text:span text:style-name="T261">grimaced</text:span> and looked at his bandaged hand. </text:p>
      <text:p text:style-name="P297"/>
      <text:p text:style-name="P297">His free hand started to move towards it. </text:p>
      <text:p text:style-name="P297"/>
      <text:p text:style-name="P297">“No!” He cried out with horror, <text:span text:style-name="T257">his face pale.</text:span></text:p>
      <text:p text:style-name="P297"/>
      <text:p text:style-name="P297">With palpable effort he slowed the advance of his now uncontrollable hand. It trembled with force, bidden from forces both mechanical and magical. <text:span text:style-name="T258">Sweat beaded down his face.</text:span></text:p>
      <text:p text:style-name="P297"/>
      <text:p text:style-name="P297">“No! Gods. What are you making me do? Quentin! No please!”</text:p>
      <text:p text:style-name="P297"/>
      <text:p text:style-name="P297">Thella tugged at Quentin's shirt. “Uncle, don't hurt him!”</text:p>
      <text:p text:style-name="P297"/>
      <text:p text:style-name="P297">But Quentin's face was cold. “This won't hurt him, Thella. At least not <text:span text:style-name="T259">physically.</text:span>”</text:p>
      <text:p text:style-name="P297"/>
      <text:p text:style-name="P297">He reasserted his stance and the pages of his book fluttered. “I said: 'Corporal Odilon, take the bandages <text:span text:style-name="T260">off</text:span> your hand.'”</text:p>
      <text:p text:style-name="P297"/>
      <text:p text:style-name="P298">The physical gave way to the mental. The <text:span text:style-name="T261">soldiers</text:span> hand removed the bandages. </text:p>
      <text:p text:style-name="P298"/>
      <text:p text:style-name="P298">The elf looked curiously on. </text:p>
      <text:p text:style-name="P298"/>
      <text:p text:style-name="P299">Thella covered her mouth. “Uncle whats wrong with his arm?”</text:p>
      <text:p text:style-name="P299"/>
      <text:p text:style-name="P299">Quentin was grim in triumph, <text:span text:style-name="T256">merely shaking his head. He released the magic.</text:span></text:p>
      <text:p text:style-name="P299"/>
      <text:p text:style-name="P300">Odilon tried to cover his arm again after the magic lessened but by the looks on their face, it was too late. </text:p>
      <text:p text:style-name="P300"/>
      <text:p text:style-name="P300">The deep gash caused by the monster during the night still lay fresh. The laceration his not healed. In fact, the skin still lay open. However, instead of blood, there lay nothing but an unknown white material behind the skin. It looked nothing like bone, regardless of the lack of muscle or other intervening layers that should have existed. It was distinctly inhuman.</text:p>
      <text:p text:style-name="P300"/>
      <text:p text:style-name="P300">“What is wrong with your arm Odilon?” Quentin asked, perhaps almost menacingly.</text:p>
      <text:p text:style-name="P300"/>
      <text:p text:style-name="P300">Odilon was still shocked and scared himself. </text:p>
      <text:p text:style-name="P300"/>
      <text:p text:style-name="P300">“I-I really don't know. I was as shocked as you were. Why is there not flesh in my arm?” He held the offending appendage out for them to see.</text:p>
      <text:p text:style-name="P300"/>
      <text:p text:style-name="P300">“<text:span text:style-name="T262">Ha. I trust you very little. Perhaps you are in league with the forces of this island?</text:span>” <text:span text:style-name="T262">Tzuras said with scorn. “We helped you! Did you kill the others?”</text:span></text:p>
      <text:p text:style-name="P300"/>
      <text:p text:style-name="P301">Odilon dropped to his knees and began to weep. </text:p>
      <text:p text:style-name="P301"/>
      <text:p text:style-name="P301">The gesture was so unexpected from the others, that they did not respond. The sudden hostile air was <text:soft-page-break/>broken. It was clear that Odilon was as confused as the rest of them. Moreso because it was his own body in question.</text:p>
      <text:p text:style-name="P301"/>
      <text:p text:style-name="P301">“You've got to believe me. I did not kill the others. I don't know whats going on, but I was truly horrified when I found out what had happened.”</text:p>
      <text:p text:style-name="P301"/>
      <text:p text:style-name="P301">Tzuras still had questions however. </text:p>
      <text:p text:style-name="P301"/>
      <text:p text:style-name="P301">“And what about the other Odilon I saw. Did you see him too?”</text:p>
      <text:p text:style-name="P301"/>
      <text:p text:style-name="P301">“I-I hoped it was just the island playing tricks on me, like you said. After all, how would any one of you react if you saw your own dead body before you? I don't know what I should say or what I can do to convince you that I am who I say I am. I am Odilon!”</text:p>
      <text:p text:style-name="P301"/>
      <text:p text:style-name="P301">Tzuras was about to say something, but Quentin cut him off. </text:p>
      <text:p text:style-name="P301"/>
      <text:p text:style-name="P301">“It was very interesting that my magic worked on you. I had not thought about it in the moment, but I called you by your name, Odilon, and the spell of command took hold. Were you not Odilon, you would not have been affected.”</text:p>
      <text:p text:style-name="P301"/>
      <text:p text:style-name="P302">Quentin puzzled over this.</text:p>
      <text:p text:style-name="P302"/>
      <text:p text:style-name="P302">“And you did know of Hinterwall. I am at a loss. You seem to be Odilon, yet your body is clearly not human. <text:span text:style-name="T263">What is that material anyway?”<text:line-break/></text:span></text:p>
      <text:p text:style-name="P302">“<text:span text:style-name="T263">I don't know.” Odilon said, showing his arm again. “I've actually tried not to think about it.” He admitted.</text:span></text:p>
      <text:p text:style-name="P302"/>
      <text:p text:style-name="P303">A chill wind reminded them where they were. </text:p>
      <text:p text:style-name="P303"/>
      <text:p text:style-name="P303">“But does this truly change anything? We are here, in the proverbial lion's den. Its clear this island has no intension of releasing its secrets. I still thin the best way forward is to force them from it.”</text:p>
      <text:p text:style-name="P303"/>
      <text:p text:style-name="P303">Now it was Tzuras who grew silent.</text:p>
      <text:p text:style-name="P303"/>
      <text:p text:style-name="P303">But Quentin nodded slowly. “Well, your nature is somewhat clearer now, if not fully revealed. Perhaps as you say, this changes little in the immediate term. <text:span text:style-name="T264">So, likely-Odilon, </text:span>what do you suggest? This pond is of some importance?”</text:p>
      <text:p text:style-name="P303"/>
      <text:p text:style-name="P304">Tzuras and Odilon nodded. </text:p>
      <text:p text:style-name="P304"/>
      <text:p text:style-name="P304">“This is the focus point. Here and actually right over there. There is a fissure in the rock behind the pond. I can't believe you haven't felt it already. Its honestly almost overwhelming.”</text:p>
      <text:p text:style-name="P304"/>
      <text:p text:style-name="P304">“<text:span text:style-name="T265">Hmm. And what do you feel from it?</text:span>” <text:span text:style-name="T266">Quentin questioned.</text:span></text:p>
      <text:p text:style-name="P304"/>
      <text:p text:style-name="P304">“...<text:span text:style-name="T266">Nothing</text:span>” <text:span text:style-name="T266">Tzuras responded. “Not just the lack of things, empty space, but the conspicuous lack of any substance at all, like a gaping void. Strangely still and likely hazardous.”</text:span> </text:p>
      <text:p text:style-name="P242"/>
      <text:p text:style-name="P242"><text:soft-page-break/>“<text:span text:style-name="T267">And you suggest entering it?</text:span>” <text:span text:style-name="T267">Quentin asked, clearly concerned.</text:span></text:p>
      <text:p text:style-name="P242"/>
      <text:p text:style-name="P242">“<text:span text:style-name="T267">Well, its the only place of importance we've found on this island, and it does seem to be linked to its strange properties. I feel it as well, something right beyond eyesight within that fissure. Yet to me it seems different than what Tzuras described. I am no magic user, this vocabulary is foreign to me.</text:span>” <text:span text:style-name="T267">Odilon apologized. “I propose we enter work from there.”</text:span></text:p>
      <text:p text:style-name="P242"/>
      <text:p text:style-name="P305">But Quentin shook his head. “Thats not a plan. Thats the lack of one. We have no idea what capabilities this force has, which has shrouded the island. It is certainly not something pleasant. It seems inactive now, but, to believe your story, it killed your fellow soldiers. We all saw and felt that monster from earlier as well. This is too dangerous for Thella.” </text:p>
      <text:p text:style-name="P305"/>
      <text:p text:style-name="P305">But although he had made the decision, and made to turn around, he had forgotten to keep hold of the child's hand during Odilon's reveal. </text:p>
      <text:p text:style-name="P305"/>
      <text:p text:style-name="P305">She had found a thin lip of rock around the side of the pond and was edging her way around. </text:p>
      <text:p text:style-name="P305"/>
      <text:p text:style-name="P305">“Thella! What are you doing?!” Quentin yelled. </text:p>
      <text:p text:style-name="P305"/>
      <text:p text:style-name="P306">The masked girl turned to face them, the smooth white face hiding her emotions. “It feels like this is right. Sorry Uncle. <text:span text:style-name="T268">I want to get off this island</text:span>!” <text:span text:style-name="T268">She started edging the rest of the way around the pond.</text:span></text:p>
      <text:p text:style-name="P306"/>
      <text:p text:style-name="P306">“<text:span text:style-name="T269">Stop!</text:span>” <text:span text:style-name="T269">He shouted. And made after her. </text:span></text:p>
      <text:p text:style-name="P306"/>
      <text:p text:style-name="P307">The other two followed him.</text:p>
      <text:p text:style-name="P307"/>
      <text:p text:style-name="P307">So frantically did the three follow the girl that they never <text:span text:style-name="T274">noticed</text:span> the slow dying of the light, nor the thick swirling, creeping fog which now made its way across the still pond. The air which propelled them was as still as the last breath of a dead man, and made no sound, yet the fog still moved, lifeless and yet moving. </text:p>
      <text:p text:style-name="P307"/>
      <text:p text:style-name="P308">Thella approached the ravine. A part of her still stared at it, terrified. Its broken rock mouth gaped open, the inside a mystery of shadow and fog. The edges of the rock were sharp and shattered, cracks radiated through the once solid stone. Yet it also beckoned. The curiosity of the unknown, and perhaps the fear of the <text:span text:style-name="T270">nothingness</text:span> within combined into a singular emotion. As a man might look into the darkened abyss of a fathomless ocean, and consider both the existential dread of its <text:span text:style-name="T270">vast</text:span> expanse and yet be <text:span text:style-name="T270">intrigued</text:span> by the secrets of its dread depth, so to did Thella stare at the opening. </text:p>
      <text:p text:style-name="P308"/>
      <text:p text:style-name="P308">Before her, <text:span text:style-name="T270">conscious of it</text:span> or not, was the door to a great unknown. The ability and will for her to walk towards it, and then inside it, only spoke to her conviction and her desire to, for one moment in her <text:span text:style-name="T270">suddenly and inescapably</text:span> bleak life, determine her own destiny, free from Quentin, and the clutches of her horrible disease. And so, walk inside she did.</text:p>
      <text:p text:style-name="P308"/>
      <text:p text:style-name="P308">The other three were right behind her and also felt the <text:span text:style-name="T271">disturbing</text:span> power of the place. Yet so driven was Quentin by his love and pact made <text:span text:style-name="T271">for Thella's sake</text:span>, that his <text:span text:style-name="T271">old</text:span> feet never slowed. He <text:span text:style-name="T272">disappeared</text:span> right after her, calling her name.</text:p>
      <text:p text:style-name="P308"/>
      <text:p text:style-name="P308">Odilon and Tzuras stopped, each feeling the grave force upon them. At once, they looked at one <text:soft-page-break/>another, their differences aside now in this strange and alien domain. Should they stay or should they enter? The outcome was indeterminate. The risk was extraordinary. They shared that glance, and in it was the <text:span text:style-name="T273">remnant</text:span> of the <text:span text:style-name="T273">conversation</text:span> they had earlier in the camp, when they had both agreed to find and destroy whatever power had set itself on the island. Despite being tested by Odilon's strange nature, that feeling remained. They entered the mist as well, and were lost in it. </text:p>
      <text:p text:style-name="P308"/>
      <text:p text:style-name="P308"/>
      <text:p text:style-name="P308"/>
      <text:p text:style-name="P310">Tzuras immediately lost Odilon. The interior of the ravine was cold and he soon found himself shivering. The mist was so thick he couldn't even see the sides of the small entrance he had just passed through. When he went to place his hand on where the rock wall of the ravine should have been, it simply passed into thin air. A sense of foreboding washed through him and he wondered if there were in fact any limits to this space. </text:p>
      <text:p text:style-name="P310"/>
      <text:p text:style-name="P310">It was silent inside. But not in a peaceful way. The very air itself seemed to tremble, thin and strained, as if everything had been pulled far too tight and the world itself were in fear of breaking apart. This tension did not exclude him. Instead with every foot forward, it permeated his body. Despite the cold he found himself sweating.</text:p>
      <text:p text:style-name="P310"/>
      <text:p text:style-name="P310">“Odilon?” He yelled into the mist.</text:p>
      <text:p text:style-name="P310"/>
      <text:p text:style-name="P310">Only silence returned, like before when the fog had dampened their desire to talk. However, this time the effect was multiplied a thousand times. His call hung in the air, slithering its way out of his lips. He could feel it leave. And when it did, something dark and unpleasant replaced itself in his lungs. </text:p>
      <text:p text:style-name="P310"/>
      <text:p text:style-name="P311">His hand <text:span text:style-name="T276">slowly</text:span> went to his chest. It was a sudden and gnawing emptiness which hit like a physical blow. <text:span text:style-name="T275">He stopped in his tracks. It wasn't pain per se, more like a dawn out breath which held itself outside his body. He stared into the mist, trying to replace that breath, and although he could physically inhale, whatever had left his body refused to return. He felt empty and disconnected. His strength of will slipped away. In such a featureless mist was there meaning to his movement? Perhaps it was better for him to simply stand there. It was so easy. It was like doing nothing at all.</text:span></text:p>
      <text:p text:style-name="P311"/>
      <text:p text:style-name="P316">He looked straight ahead, arms by his side, staring into the white nothing and remained like that for an indeterminate amount of time. </text:p>
      <text:p text:style-name="P309"/>
      <text:p text:style-name="P309"/>
      <text:p text:style-name="P309"/>
      <text:p text:style-name="P312">Odilon himself also was slowly <text:span text:style-name="T279">learning similar things as Tzuras</text:span>. After wandering through the fog for what seemed like hours he had finally come to a stop. </text:p>
      <text:p text:style-name="P312"/>
      <text:p text:style-name="P312">Unlike Tzuras, he had some precognition what would happen if he attempted to call out. Instead, by a type of sense he didn't quite understand, of which he only had become recently aware, and with a mad determination, he tried to figure out where the center of this magic was coming from.</text:p>
      <text:p text:style-name="P312"/>
      <text:p text:style-name="P313">He could feel it, always right just out of reach. Always in the middle distance, close enough to be reasonable, obtainable, but never close enough to see. It existed in his mind like a beacon, yet one which consumed rather than emitted, <text:span text:style-name="T277">a distant hole. </text:span></text:p>
      <text:p text:style-name="P313"/>
      <text:p text:style-name="P315">He could feel it drawing on him bit by bit. But, <text:span text:style-name="T280">frustratingly</text:span>, he could not seem to reach it.</text:p>
      <text:p text:style-name="P315"><text:soft-page-break/></text:p>
      <text:p text:style-name="P315">Dull anger began to rise within him. At this point all thoughts of the others had gone from his mind. He was solely focused on the goal in front of him. <text:span text:style-name="T278">He still didn't understand the ramifications of his strange artificial body, but that didn't change the fact that the island had killed his men, his command officer and possibly even him. He was going to find the center of the magic and destroy it, regardless of what effort it took. </text:span></text:p>
      <text:p text:style-name="P315"/>
      <text:p text:style-name="P315"/>
      <text:p text:style-name="P317">Quentin ran unhindered through the mist. The place had opened up into a vast space. Although he had been running for minutes after minutes he never found an edge or a change in elevation or in fact anything at all. He would have stopped long ago, but part of him was pulled forward by a feeling of dread. </text:p>
      <text:p text:style-name="P317"/>
      <text:p text:style-name="P317">Where was Thella? He had to protect her. If he could not protect her, he must find her. That was clear. And it was that clarity that kept him moving, even after his muscles began to tire, and even after his breath started to come slower and slower. </text:p>
      <text:p text:style-name="P317"/>
      <text:p text:style-name="P317">He called her name and was afflicted by the same breathlessness that had hit Tzuras. Yet instead of dulling his senses, it only enraged him. How dare this place try to stop him? How dare it try to take Thella? He felt his own power and that of his vow burn deep within him, and to some degree replaced that which was lost from the cry. </text:p>
      <text:p text:style-name="P317"/>
      <text:p text:style-name="P317">His actions would not be dictated by outside forces. He was his own person, and no magical entity, no matter how powerful, would change him. </text:p>
      <text:p text:style-name="P317"/>
      <text:p text:style-name="P318">“Curse you! Damn your fog and your lifeless existence.” He shouted to the emptiness. “I won't relent you hear me? Thella! I'm coming for you!” He cried out. </text:p>
      <text:p text:style-name="P318"/>
      <text:p text:style-name="P324">But the magics of the island did not care for his new found passion. To the exact same degree that he had shouted, he felt a strange cold around that fire in his chest, like a fire suddenly exposed to a powerful wind. It flickered but did not go out.</text:p>
      <text:p text:style-name="P318"/>
      <text:p text:style-name="P324">For he too was stubborn, and now conscious of the effect, would not relent. </text:p>
      <text:p text:style-name="P318"/>
      <text:p text:style-name="P324">“Thella! Where are you?” he called. The sudden loss hit him again.</text:p>
      <text:p text:style-name="P318"/>
      <text:p text:style-name="P325">“Damn you!” He screamed at the loss. He would not accept this! </text:p>
      <text:p text:style-name="P317"/>
      <text:p text:style-name="P319">The fire responded again, struggling against the constant attrition of the fog and emptiness around him.</text:p>
      <text:p text:style-name="P319"/>
      <text:p text:style-name="P319">“What are you?!” He yelled, book springing open, flames leaping to his hand. The light from the flames flickered and danced, falling short into the endless mist. The emptiness lapped greedily at the fire.</text:p>
      <text:p text:style-name="P319"/>
      <text:p text:style-name="P319">Quentin saw this and planted his feet, drawing deep within. </text:p>
      <text:p text:style-name="P319"/>
      <text:p text:style-name="P319">“You won't take me!” <text:span text:style-name="T281">He yelled again, unleashing a torrent of flame from his hands which spread in red orange tongues, for a moment burning away the fog, revealing nondescript blue grey stone beneath his feet. But the moment was a short one, much shorter than it should have been. </text:span></text:p>
      <text:p text:style-name="P320"><text:soft-page-break/>The loss was palpable feeling at this point. Even his magic seemed to be affected!</text:p>
      <text:p text:style-name="P313"/>
      <text:p text:style-name="P326">The pages turned on his book to the very last place where there was still writing. Beyond it, there were only blank pages. His eyes fell on that script with nothing on the very next page. Regardless of the consequences, his mind gripped the structure of the sigils and held them in his mind where they began to take form.</text:p>
      <text:p text:style-name="P314"/>
      <text:p text:style-name="P326">He chuckled now. “Do you want to eat this fire of mine? Are you so sure you can?”</text:p>
      <text:p text:style-name="P314"/>
      <text:p text:style-name="P326">The sigils now glowed, searing with white light. He extended his hand outwards, trembling with both power and exertion. </text:p>
      <text:p text:style-name="P314"/>
      <text:p text:style-name="P314">“<text:span text:style-name="T282">Let your sick appetite be sated on this!” The words stretched upwards, out of the page, being drawn out by his skill. The magic instructions combined with the power he had drawn from himself, and with the two together, gave form to blinding fire. </text:span></text:p>
      <text:p text:style-name="P314"/>
      <text:p text:style-name="P321">His book now floated before him, his town hands cradling a ball of burning whitness which grew and formed between his fingers. </text:p>
      <text:p text:style-name="P321"/>
      <text:p text:style-name="P321">Victory ran in a toothed grin over his face. “Ill light the whole damn island if I have to!” He yelled. Throwing both his hands high.</text:p>
      <text:p text:style-name="P321"/>
      <text:p text:style-name="P321">The ball of fire streaked upward then detonated with a frightening force. </text:p>
      <text:p text:style-name="P321"/>
      <text:p text:style-name="P321">Suddenly the emptiness was driven back. The fog burned with light and ceased to be. The ground, perfectly level, heaved and scorched, real marks forming as the expanding flames burned their was outwards. In the center of it, perfectly illuminated, was Quentin. </text:p>
      <text:p text:style-name="P321"/>
      <text:p text:style-name="P321">Or so it seemed. </text:p>
      <text:p text:style-name="P321"/>
      <text:p text:style-name="P321">For as the ball of light and flame continued to expand, the smallest edges of it were eaten away. And as it widened even more, it lessened. The further it went, the greater the effect, until finally, the fog <text:span text:style-name="T285">stubbornly</text:span> remained. The fire continued, burning bands through it, though slower, with less energy.</text:p>
      <text:p text:style-name="P321"/>
      <text:p text:style-name="P321">Finally, the white flame dimmed to red and then orange, then in places started to falter. </text:p>
      <text:p text:style-name="P321"/>
      <text:p text:style-name="P321">From the ground at the edges of the fog, silently crept... nothing. It pooled <text:span text:style-name="T288">underneath</text:span> the sheltering mist, and slithered along the ground. Beyond the range of the fast <text:span text:style-name="T288">depleting</text:span> fire, it gathered, floating in pools and clouds and amorphous shapes. </text:p>
      <text:p text:style-name="P321"/>
      <text:p text:style-name="P321">The once solid flame now shuddered as the <text:span text:style-name="T287">antithetical</text:span> force slipped its way around it. It had burned bright, and pushed away the fog, and it doing so, revealed what the fog had been hiding: nothing.</text:p>
      <text:p text:style-name="P321"/>
      <text:p text:style-name="P321">Excruciatingly slow, yet disturbingly fast for the amount of power he had forced into it, the fire swirled into those clouds of nothing and were completely lost.</text:p>
      <text:p text:style-name="P321"/>
      <text:p text:style-name="P321">The fog eagerly refilled the small area which had been burned away.</text:p>
      <text:p text:style-name="P321"/>
      <text:p text:style-name="P321">And now Quentin's victory slipped from his face. The fire which had burnt inside him and flared upon <text:soft-page-break/>provocation had burnt at the emptiness and had been found lacking. <text:span text:style-name="T283">The strength ran from his legs. His book fell from its position hovering in front of him. The pages now turned. They only showed as blank. And there were precious few of them. The enormity of his failure undermined him in an instant, and he sunk downwards and within himself.</text:span></text:p>
      <text:p text:style-name="P321"/>
      <text:p text:style-name="P321">Oh gods… If only we knew… <text:span text:style-name="T286">It was like a candle falling into the ocean...</text:span></text:p>
      <text:p text:style-name="P321"/>
      <text:p text:style-name="P322">What have I done Thella?</text:p>
      <text:p text:style-name="P322"/>
      <text:p text:style-name="P322"><text:span text:style-name="T284">The nothingness around him</text:span> could no longer be contained. The fire within him could no longer keep it away. It rushed to him, through him, every inch of his body until his fingers were numb, until he could no longer see, until he could no longer think or even stand. </text:p>
      <text:p text:style-name="P322"/>
      <text:p text:style-name="P415">The book slipped from his hands.</text:p>
      <text:p text:style-name="P322"/>
      <text:p text:style-name="P322">And at that point, his body began to fall.</text:p>
      <text:p text:style-name="P322"><text:s/></text:p>
      <text:p text:style-name="P314"><text:s/></text:p>
      <text:p text:style-name="P314"/>
      <text:p text:style-name="P327">Thella entered the mist, but it hadn't been more than a few moments <text:span text:style-name="T311">before</text:span> she hesitated. She could no longer hear Quentin's footsteps behind her. </text:p>
      <text:p text:style-name="P327"/>
      <text:p text:style-name="P327">She had entered with strong conviction, but suddenly, alone for the first time amid the lifeless mist, she shivered in fear. He had been right behind him, right? And what was she planning on doing anyways? She had just wanted someone to do something. They were all stuck, all of them.</text:p>
      <text:p text:style-name="P327"/>
      <text:p text:style-name="P327">“Uncle?” She called out.</text:p>
      <text:p text:style-name="P327"/>
      <text:p text:style-name="P327">Her vision blurred. She lost feeling in her fingers. Pins ran the length of her legs, threatening to fall away as well. She found it hard to breathe. Why had she entered this place, when she had known the danger?</text:p>
      <text:p text:style-name="P327"/>
      <text:p text:style-name="P327">And perhaps it was her current predicament, the illness which dulled the senses and threatened to take away her body from her, but she alone the part realized that this <text:span text:style-name="T99">was </text:span><text:span text:style-name="T102">the danger. She felt the weakness grow inside her from just a tiny cry for help. </text:span></text:p>
      <text:p text:style-name="P118"/>
      <text:p text:style-name="P118">Tears now began to stream down her cheeks, and she had to stop herself from uttering anything, which she now realized would only make things worse. </text:p>
      <text:p text:style-name="P118"/>
      <text:p text:style-name="P327"><text:span text:style-name="T102">She looked around </text:span><text:span text:style-name="T111">herself</text:span><text:span text:style-name="T102"> and saw that there was only mist in every direction, and realized that she was lost. Not just in a directional sense, but in a deeper sense as well. </text:span><text:span text:style-name="T110">There would be no one to come and save her. In her moment of action, she had lunged head first into the lions den. And now came the lions. </text:span></text:p>
      <text:p text:style-name="P119"/>
      <text:p text:style-name="P328"><text:span text:style-name="T110">S</text:span><text:span text:style-name="T102">he felt the despair whelm up within her. Why her? Why this disease? She hadn't always been a perfect child, foster daughter, but certainly there were worse. Was there really to be no more afternoons with Quentin as he searched absentmindedly for maps, or rummaged through his collection? Was there to be no more long walks down through the gates to pick up food? Could she no longer help her Uncle help customers in the shop, nor run through the city with the other children? </text:span></text:p>
      <text:p text:style-name="P120"><text:soft-page-break/></text:p>
      <text:p text:style-name="P120">These memories surged forward, and with each one came additional tears. She didn't know she had so little time. She would have been better. Done more. Been nicer. </text:p>
      <text:p text:style-name="P120">She went to wipe away the tears from her face and found that some force kept her hand from reaching it. Her fingers had very little feeling now, wrapped deep among bandages, but the action reminded her that she wore her mask still, done partly out of rebellion and partly out of fear. </text:p>
      <text:p text:style-name="P120"/>
      <text:p text:style-name="P120">She went to take it off now. Maybe, just maybe she could still feel something, the cool of the mist on her skin if she did. </text:p>
      <text:p text:style-name="P120"/>
      <text:p text:style-name="P120">But through some mechanism she could not explain, the mask refused to move. The tears ran between her skin and the plaster, inaccessible.</text:p>
      <text:p text:style-name="P120"/>
      <text:p text:style-name="P329"><text:span text:style-name="T102">A heart wrenching cry came from her, as she realized she could </text:span><text:span text:style-name="T112">no longer feel her face. The counter action was swift. The life ran out of her as he body betrayed her. Her legs gave way and she fell to the ground. </text:span><text:span text:style-name="T102"><text:s/></text:span></text:p>
      <text:p text:style-name="P121"/>
      <text:p text:style-name="P121"/>
      <text:p text:style-name="P122">Odilon stared straight ahead. Again in front of him was that mysterious force which he had felt since he had entered. It was as if he were circling a drain. He could feel the pull, he could feel the subtle but inexorable pull of its power towards him. </text:p>
      <text:p text:style-name="P122"/>
      <text:p text:style-name="P122">And it now no longer fled from him. He could feel that too. Something had changed. The mist was even thicker than he even though possible. Before in the forest it had obscured a person a yard away. Now, he could no longer see his own feet. Where they even there?</text:p>
      <text:p text:style-name="P122"/>
      <text:p text:style-name="P123">But these thoughts were farther off than his goal, which he now felt lay right before him. A final pull of force, the soft ushering of that unseen thread which ran him to it.</text:p>
      <text:p text:style-name="P123"/>
      <text:p text:style-name="P123">And there, before him it lay, materializing out of the mist.</text:p>
      <text:p text:style-name="P123"/>
      <text:p text:style-name="P123">He stood and looked at it, not sure of what move to make. </text:p>
      <text:p text:style-name="P123"/>
      <text:p text:style-name="P330"><text:span text:style-name="T113">Before him was a large region. It wasn't quite </text:span><text:span text:style-name="T114">definite enough</text:span><text:span text:style-name="T113"> to be an object, yet its was also not amorphous enough to be some cloud. Unlike the mist, it had a form. </text:span></text:p>
      <text:p text:style-name="P123"/>
      <text:p text:style-name="P123">And yet, it seemed to rebel against this form, for he could not see nor describe any end to its shape. If he were pressed, he would say it most resembled a dark, black crystal about the same height as himself, <text:s/>buried by terrible force into the pulverized bedrock at his feet. </text:p>
      <text:p text:style-name="P123"/>
      <text:p text:style-name="P330"><text:span text:style-name="T113">And yet crystal was a strange word to describe it. Its shape could only be described as a crystal in that it had large hard edges and appeared to be black. From his knowledge, maybe only volcanic stone could portray the kind of ink blackness he was looking at. But such a </text:span><text:span text:style-name="T115">facsimile</text:span><text:span text:style-name="T113"> would complet</text:span><text:span text:style-name="T116">ely</text:span><text:span text:style-name="T113"> miss the true nature of the object, for it completely defied </text:span><text:span text:style-name="T101">extent</text:span><text:span text:style-name="T113">.</text:span></text:p>
      <text:p text:style-name="P123"/>
      <text:p text:style-name="P123">The mist which had so blanketed the island, was still around at, and it was impossible to determine where the mist began and the darkness ended. For such a thing to also be described as having sharp edges, it was quite impossible, and his eyes swam trying to understand what they were looking at. It clearly did not move, yet the patterns that his eyes tried to ascribe to the object changed every second, <text:soft-page-break/>giving it an <text:span text:style-name="T292">impermanent</text:span> feel. It was unnatural.</text:p>
      <text:p text:style-name="P123"/>
      <text:p text:style-name="P331"><text:span text:style-name="T113">A</text:span><text:span text:style-name="T102">nd it wasn't just its edges which defied clear boundary. Its whole being, its </text:span><text:span text:style-name="T117">whole</text:span><text:span text:style-name="T102"> surface and depths seemed to be be starkly present and both curiously absent. He got the feeling that if he were to press his hand into the object, that they would simply disappear. </text:span></text:p>
      <text:p text:style-name="P124"/>
      <text:p text:style-name="P332"><text:span text:style-name="T102">And there it lay. Whatever the thing was. It sat there and did nothing. Oh his eyes slid around it, trying so hard to ascribe it to purpose or form, but it itself refused to be classified and it did so in a strictly passive manner. It did nothing. It was: nothing. </text:span><text:span text:style-name="T117">A very persistent and dangerous nothing.</text:span></text:p>
      <text:p text:style-name="P125"/>
      <text:p text:style-name="P333"><text:span text:style-name="T117">S</text:span><text:span text:style-name="T102">taring at it did not seem to help. He thought that if he observed it for a while he would begin to see some sort of pattern or hint at what he </text:span><text:span text:style-name="T118">ought</text:span><text:span text:style-name="T102"> to do. At the very least, maybe something would attack him. At that point, it would have been clear what was expected of him. However this did not happen. </text:span></text:p>
      <text:p text:style-name="P126"/>
      <text:p text:style-name="P127">He frowned and on a whim his hand reached closer to the thing. </text:p>
      <text:p text:style-name="P127"/>
      <text:p text:style-name="P334"><text:span text:style-name="T102">He had used the damaged hand. With it outstretched, he could see the white substance where his bone should have been. He stood and stared at it with </text:span><text:span text:style-name="T120">curiosity.</text:span></text:p>
      <text:p text:style-name="P127"/>
      <text:p text:style-name="P334"><text:span text:style-name="T102">Again acting </text:span><text:span text:style-name="T120">solely</text:span><text:span text:style-name="T102"> on feeling, he reached forward with his other hand and felt the spot where his skin was gone. It did not hurt. It did not feel like something was missing. It simply was not there.</text:span></text:p>
      <text:p text:style-name="P127"/>
      <text:p text:style-name="P127">He peered at the transition between skin and whiteness, trying to determine what the true nature of the change was, but there was no boundary, there was no rip or tear or claw mark which revealed damage. On one part of his arm there was skin, on the next there was not. </text:p>
      <text:p text:style-name="P127"/>
      <text:p text:style-name="P127">He shook his head and ran his other arm down the damaged hand. He could feel every inch of it. </text:p>
      <text:p text:style-name="P127"/>
      <text:p text:style-name="P335"><text:span text:style-name="T102">And despite himself he chuckled. </text:span><text:span text:style-name="T119">It lacked explanation. It could only be laughed at. </text:span></text:p>
      <text:p text:style-name="P128"/>
      <text:p text:style-name="P129">Whatever force the thing in front of him possessed, it was that mad emptiness which had him now. It was a dry laugh in the darkness. Orders and uniforms and islands were forgotten to him in this moment. It was just him. Whatever he was. Whatever he was supposed to be.</text:p>
      <text:p text:style-name="P129"/>
      <text:p text:style-name="P129">With a grin on his face he walked forward and, testing, pushed his hand into the formless structured void in front of him. True to his predictions, it went right in. He could not see it come out the other side. </text:p>
      <text:p text:style-name="P129"/>
      <text:p text:style-name="P129">He pulled it out. </text:p>
      <text:p text:style-name="P129"/>
      <text:p text:style-name="P130">It came right out. The whole thing, still damaged, with no sign that he had plunged it into anything harmful. </text:p>
      <text:p text:style-name="P130"/>
      <text:p text:style-name="P131">A grin slowly formed across his face. Perhaps he would see what this thing truly was? </text:p>
      <text:p text:style-name="P131"/>
      <text:p text:style-name="P336"><text:span text:style-name="T122">He stepped into the void. </text:span><text:span text:style-name="T121"><text:s/></text:span><text:span text:style-name="T102"><text:s/></text:span></text:p>
      <text:p text:style-name="P132"/>
      <text:p text:style-name="P132"/>
      <text:p text:style-name="P123"/>
      <text:p text:style-name="P123"><text:soft-page-break/></text:p>
      <text:p text:style-name="P123"/>
      <text:p text:style-name="P123"><text:s/><text:span text:style-name="T289">Some part of the Tzuras felt the change in the fog. There was some slight tell, some combination of pressure or temperature, or perhaps some change that could only be felt rather than described. The sun had long gone down, yet in some way he could see: light itself seemed trapped in this place, thin and interspersed among the mist.</text:span></text:p>
      <text:p text:style-name="P123"/>
      <text:p text:style-name="P133">His mind drifted.</text:p>
      <text:p text:style-name="P133"/>
      <text:p text:style-name="P133">He was no longer on an island. Instead he was in the midst of a large forest, the largest he'd ever seen. He himself was formless, and in his <text:span text:style-name="T330">incorporeal</text:span> state he was able to instantly understand the extent of the trees before him. It was far larger than the Old Elven. Perhaps even large than the great twisted Farthern reaches to the north or the steaming jungles of the south. </text:p>
      <text:p text:style-name="P133"/>
      <text:p text:style-name="P133">He could feel the trees all around him, connected in an intimate way with one another. The trees lived and breathed as one, and in the center was its focus: a tree beyond all the others, towering and massive, reaching far over into dizzying heights, lost in blue and scratching the reaches of the sky.</text:p>
      <text:p text:style-name="P133"/>
      <text:p text:style-name="P133">And so it was for an eternity.</text:p>
      <text:p text:style-name="P133"/>
      <text:p text:style-name="P133">But even an eternity ends. </text:p>
      <text:p text:style-name="P133"/>
      <text:p text:style-name="P133">The wind changed. A disturbing, alarming cry of something from the north. The sky darkened and the shapes of elves running filled the spaces between the trees.</text:p>
      <text:p text:style-name="P133">The trees could not run. And instead, they burned. </text:p>
      <text:p text:style-name="P133"/>
      <text:p text:style-name="P134">They burned in the thousands, the ten thousands: fire sprouting, gushing from evil sources onto roots, spreading up trunks, twisting itself in violent red orange flames till it reached the branches which exploded into crackling cinders. Leaves drifted, <text:span text:style-name="T291">elves drifted,</text:span> burning in the wind, a hot and heavy death. <text:span text:style-name="T290">Tens of thousands turned to hundreds of thousands and into numbers uncountable. They all screamed in the inexorable blaze.</text:span></text:p>
      <text:p text:style-name="P134"/>
      <text:p text:style-name="P136">And he screamed with them, for, lacking a body, he was of them. He felt every leaf and branch, every piece of bark and every earth bound root. And when the trees died, so did he, the pain of the flames running through him, again and again.</text:p>
      <text:p text:style-name="P135"/>
      <text:p text:style-name="P137">He went to cry out, but he had no mouth, no substance with which to give voice. He was nothing.</text:p>
      <text:p text:style-name="P135"/>
      <text:p text:style-name="P135"/>
      <text:p text:style-name="P135"/>
      <text:p text:style-name="P138">Odilon was within absolute darkness. The darkness was so true and complete that eyes could not function. No light could ever hope to exist wherever he was. </text:p>
      <text:p text:style-name="P138"/>
      <text:p text:style-name="P138">He looked for an entrance and realized that there was none. And furthermore, he could not see his body: there was only nothingness. Panicking, he instinctually tried to look down at his hands, but not only was there not a down to look towards, but it was quite clear that wherever he was, the concept of looking, and <text:span text:style-name="T379">of </text:span>a physical body was foreign. He could tell he existed, but that was the extent of it. <text:span text:style-name="T293">It was just him and the void.</text:span></text:p>
      <text:p text:style-name="P138"/>
      <text:p text:style-name="P139"><text:soft-page-break/>The previous self assurance was draining from him quickly. </text:p>
      <text:p text:style-name="P139"/>
      <text:p text:style-name="P139">Where was he? Was he inside the crystal thing? Why couldn't he see the exit? </text:p>
      <text:p text:style-name="P139">He couldn't move! His body didn't exist! </text:p>
      <text:p text:style-name="P139"/>
      <text:p text:style-name="P139">A horrifying claustrophobia gripped him despite the lack of surroundings. He had to get out! To see his body! Anything! </text:p>
      <text:p text:style-name="P139"/>
      <text:p text:style-name="P139">He tried moving, to no avail. Panic now overtook him. He thrashed and contorted and screamed, anything to feel or see or touch. But there was nothing. He simply existed and yet did not exist. </text:p>
      <text:p text:style-name="P139"/>
      <text:p text:style-name="P139">Time meant nothing in this space. How long did his consciousness remain there, alone amid the nothingness? Was it hours, or perhaps days? It could have been years, or eternia. And the time destroyed him. He was mad with the inability to move or control anything. His mind rebelled against it with all his might. And yet, nothing changed, which only lead to more and more panic.</text:p>
      <text:p text:style-name="P139"/>
      <text:p text:style-name="P139">Something rose within him and struggled to break free: a long and terrifying scream, made not with lungs or a throat or a mouth, but with his very being. He screamed with all his might and all the force he could muster within himself into the void.</text:p>
      <text:p text:style-name="P139"/>
      <text:p text:style-name="P139">And continued. </text:p>
      <text:p text:style-name="P139"/>
      <text:p text:style-name="P139">And continued. </text:p>
      <text:p text:style-name="P139"/>
      <text:p text:style-name="P139">But there was no end to it. There was no end to the void and there was no end to himself. Completely lacking stimulae and on the brink of madness, his mind plunged within itself. If there were no things to see, he could still imagine; <text:span text:style-name="T298">he could still remember.</text:span></text:p>
      <text:p text:style-name="P139"/>
      <text:p text:style-name="P139">His mind could think of his past: and there it was. His mother and father in the city. There they were beaming with joy as he accepted the summons to join the army. <text:span text:style-name="T294">And again, there was that ceremony which had meant so much to him when he was formally indoctrinated.</text:span></text:p>
      <text:p text:style-name="P139"/>
      <text:p text:style-name="P140">But then why was everything so hard to see <text:span text:style-name="T296">precisely</text:span>? Why were the concepts of his parents and their house the only thing he could summon up? He focused harder and harder on the building, the house which he grew up in, but the edges refused to solidify, they drifted away from him like mist. </text:p>
      <text:p text:style-name="P140"/>
      <text:p text:style-name="P140">He turned to the ceremony. There was a person there, someone who was giving him the certificate. He could feel his happiness and the <text:span text:style-name="T296">embarrassment</text:span> of the crowd's eyes on him. But who was the person giving it to him? Why couldn't he remember? </text:p>
      <text:p text:style-name="P140"/>
      <text:p text:style-name="P141">And his parents… He could see them walking with him as a child through the streets of the city. He could feel the cobblestones under his feet the background sounds of the merchants selling their wares. He asked if they could buy him a sweet of some sort. His mother bent down to talk to him. But he could not make out her image clearly. Every aspect of her made him instantly sure this was his mother, but if that was the case, why could he not ascribe an image to her face? <text:span text:style-name="T295">Why was everything adrift?</text:span></text:p>
      <text:p text:style-name="P141"/>
      <text:p text:style-name="P141"><text:span text:style-name="T295">He raced through his memories one by one. Finally he came upon something he had no desire to recall. His eyes opened on a stony beach. Above him was a small girl with a mask on. He could hear the sounds of the water rushing beside him. He could feel the cold of its flow seeping into his body. </text:span><text:s/></text:p>
      <text:p text:style-name="P307"><text:soft-page-break/></text:p>
      <text:p text:style-name="P337">Now that did feel real. </text:p>
      <text:p text:style-name="P337"/>
      <text:p text:style-name="P337">He could hear the girl asking him if he was ok. And then yelling something to her uncle. He could see the old man now, and every wrinkle in his body, the gray hair, traveling cloak, and the book he held by his side. He could recall everything. </text:p>
      <text:p text:style-name="P337"/>
      <text:p text:style-name="P337">What did that mean?</text:p>
      <text:p text:style-name="P337"/>
      <text:p text:style-name="P337">But the answer came to him all too quickly, immediately after the other, unbidden. </text:p>
      <text:p text:style-name="P337"/>
      <text:p text:style-name="P337">He was looking at himself. </text:p>
      <text:p text:style-name="P337"/>
      <text:p text:style-name="P337">He saw it all too clearly. </text:p>
      <text:p text:style-name="P337"/>
      <text:p text:style-name="P337">Tzuras had heaped the bodies into a pile, at his own suggestion. But there was one on the top. He had to stop. The world was not making sense. There it was. It was him. He was lying on the pile. Completely dead. </text:p>
      <text:p text:style-name="P337"/>
      <text:p text:style-name="P337">It was impossible. It had to be a trick. There was obviously no way that could happen. It was obviously just the island fooling him, tricking him. It was evil this island, and it could deceive. </text:p>
      <text:p text:style-name="P337"/>
      <text:p text:style-name="P337">But the face was quite clear. And just as he could instinctually identify the blurred faces in his memory, <text:s/></text:p>
      <text:p text:style-name="P337">He knew without a shadow of a doubt that <text:span text:style-name="T298">t</text:span>his one was his. </text:p>
      <text:p text:style-name="P337"/>
      <text:p text:style-name="P337">He threw another body atop of his. </text:p>
      <text:p text:style-name="P337"/>
      <text:p text:style-name="P337">But there was no hiding the truth from himself. </text:p>
      <text:p text:style-name="P337"/>
      <text:p text:style-name="P337">What did that mean? What did that make him? </text:p>
      <text:p text:style-name="P337"/>
      <text:p text:style-name="P337">The implications were also clear: an ugly truth which he could not deny. The memory of him looking down at his arm, the strange substance where bone should have been. He was the false one. He was Odilon, and yet not him. The true Odilon had died, the only memory <text:span text:style-name="T299">of Odilon</text:span> which he could not recall. </text:p>
      <text:p text:style-name="P337"/>
      <text:p text:style-name="P337">He simply remembered setting out to the island and the next waking up on the shore. </text:p>
      <text:p text:style-name="P337"/>
      <text:p text:style-name="P337">His mind shuddered. He was not himself. He was not even human. What was he? Who was he? </text:p>
      <text:p text:style-name="P337"/>
      <text:p text:style-name="P337">And did such questions even make sense in this context? Now, in this world which he had plunged himself into, which solely consisted of himself and nothingness?</text:p>
      <text:p text:style-name="P337"/>
      <text:p text:style-name="P338">The memories which he had gathered around himself seemed cheap and out of focus. He let them slip one by one into the nothingness.</text:p>
      <text:p text:style-name="P337"/>
      <text:p text:style-name="P337">Did it even make sense to think of the two as separate? If he was not Odilon, and just some <text:span text:style-name="T297">facsimile</text:span>, was it not true that there was nothing to him as well? No body, no memories of his own, no hope of escape. </text:p>
      <text:p text:style-name="P337"><text:soft-page-break/></text:p>
      <text:p text:style-name="P337">It was not him and the void, it was only one concept, it always had been. Odilon was dead. He was nothing. </text:p>
      <text:p text:style-name="P337"/>
      <text:p text:style-name="P337"/>
      <text:p text:style-name="P337"/>
      <text:p text:style-name="P339">Quentin came back to consciousness dangling from an infinitely long silver thread. Below him was nothing in every direction. Above him drew the blazing white line which fastened somewhere imperceptibly onto his body. </text:p>
      <text:p text:style-name="P339"/>
      <text:p text:style-name="P339">And he was in the middle, strung between the two, arrested form the void by but this thin line. He was weary. The magic was gone from him. The flame and indignation that had carried him so far had failed him. Even desperation was gone. </text:p>
      <text:p text:style-name="P339"/>
      <text:p text:style-name="P339">But he was alive for the moment, if in a precarious position. His body felt incredibly fatigued, as if every part of it had been put through the most horrible abuse imaginable.</text:p>
      <text:p text:style-name="P339"/>
      <text:p text:style-name="P340">He groaned weakly, and found himself spinning slowly on the line above him. </text:p>
      <text:p text:style-name="P340"/>
      <text:p text:style-name="P341">Now, at the culmination of this horrible journey, he truly had to admit that he was not only out of his depth, but that his own actions had lead them here. </text:p>
      <text:p text:style-name="P341"/>
      <text:p text:style-name="P341">“Thella!” He cried out into the mist. The crushing depression slammed into him again, leaving him breathless. But more than the eviscerating nothingness which now tore at him, he had to come clean.</text:p>
      <text:p text:style-name="P341"/>
      <text:p text:style-name="P341">And so, spinning, readied his weary body for one last <text:span text:style-name="T300">exertion.</text:span> This time, it was not a flaming attack. He understood now that such a response was worthless. And indeed what he prepared was also perhaps worthless, but he somehow felt he needed to at least say things <text:span text:style-name="T300">out loud</text:span>, to try to set things right. </text:p>
      <text:p text:style-name="P341"/>
      <text:p text:style-name="P341">“Thella! I was wrong! I was too wrapped up in myself. I could never see how my actions were affecting you. All the alienation of the townspeople? It was all my fault. Perhaps too, this disease is my fault, a test of my oath. Would I let my own pride overshadow your well being. Perhaps in the past. Not any more. Not any more!”</text:p>
      <text:p text:style-name="P341"/>
      <text:p text:style-name="P342">So he got his one last <text:span text:style-name="T301">cry out, and then the backlash hit him. </text:span></text:p>
      <text:p text:style-name="P342"/>
      <text:p text:style-name="P343">Before it was <text:span text:style-name="T337">insidious</text:span> draining sensation, like an extremely ac<text:span text:style-name="T302">ute</text:span> lethargy. Now, however, he was truly in its domain of mist and nothingness. </text:p>
      <text:p text:style-name="P343"/>
      <text:p text:style-name="P344">He had gritted his teeth, expecting it to hurt. His mouth opened with a confused expression. It didn't hurt after all. Whatever the sensation was, it was the opposite of pain. Not pleasure, but the lack of pain, the lack of feeling, the lack of anything at all, <text:span text:style-name="T303">accelerated and invasive, spreading its numbness throughout his body.</text:span></text:p>
      <text:p text:style-name="P344"/>
      <text:p text:style-name="P356">Perhaps now he felt what Thella had felt all this time, an inability to sense, only being able to sit in horror, watching it all drift away. </text:p>
      <text:p text:style-name="P344"/>
      <text:p text:style-name="P345">A great pressure enveloped him, and every second he felt the warmth and <text:span text:style-name="T338">essence</text:span> drain from his body. He could feel it crushing him slowly, like a massive hand from the void below. Before it has been <text:soft-page-break/>happy to take a passive stance. Now it was actively attacking him, tearing life from him, <text:span text:style-name="T304">memories being dragged away into the darkness below.</text:span></text:p>
      <text:p text:style-name="P346">He felt the good times with Thella begin to leave him, and he struggled to bring them back, an arm thrust out into the void, but it was far too late for that, and his strength failed him. His arm went limp, and he spun back and forth on his line. </text:p>
      <text:p text:style-name="P346"/>
      <text:p text:style-name="P347">The times much before that, when he was studying in the university soon left him. They were long gone and the fervor with which he had attacked his studies was <text:span text:style-name="T339">now</text:span> foreign to him. </text:p>
      <text:p text:style-name="P347"/>
      <text:p text:style-name="P347">Next it was his time as a map maker. Had he nursed some hatred for his failure as an academician? If so, he tried to bury it in his work. The memories, though, the good and the bad, left him. </text:p>
      <text:p text:style-name="P347"/>
      <text:p text:style-name="P348">But now came to the most potent memories. <text:span text:style-name="T305">It was a clear autumn night. They were still in Mellont, in his father's old house, before he had been forced to sell it. The air was crisp and many folk were still outside. He could hear them far below his balcony as he read. But there was also something foreboding to the night. The wind moved just a bit too strong at times, and brought with it a cruel freezing undercurrent which spoke more to winter than it did to fall.</text:span></text:p>
      <text:p text:style-name="P348"/>
      <text:p text:style-name="P357">It was a portentous day, one that would run through his head many, many times. </text:p>
      <text:p text:style-name="P348"/>
      <text:p text:style-name="P357">His brother had been despondent. Akela had been more and more distant, conversing with the scattered <text:span text:style-name="T340">brethren</text:span> who still lived in the city. Word arose that they were preparing some sort of pilgrimage to commemorate The Fall.</text:p>
      <text:p text:style-name="P348"/>
      <text:p text:style-name="P357">Then, a particularly strong breeze blew, and Quentin knew that someone had arrived behind him. </text:p>
      <text:p text:style-name="P348"/>
      <text:p text:style-name="P358">He turned to the man behind him. Once the two brothers had looked quite the same, and some might have even called the handsome in their younger years. However, their years of happiness had been brought short. The man behind him was gaunt and long in the face. Worry clouded his appearance and he stood with a slight stoop. Quentin frowned and put the book aside. </text:p>
      <text:p text:style-name="P349"/>
      <text:p text:style-name="P358">“Folmar? Its a fine night. The harvest is coming to an end and it should be festival time. You should take Thella and Akela to see the parade.”</text:p>
      <text:p text:style-name="P349"/>
      <text:p text:style-name="P359">A troubled smile broke on the younger man's lips. </text:p>
      <text:p text:style-name="P349"/>
      <text:p text:style-name="P359">“I'm afraid I won't be able to do that. See, something has come up.” <text:s/></text:p>
      <text:p text:style-name="P343"/>
      <text:p text:style-name="P350">Quentin turned, the other man <text:span text:style-name="T330">silhouetted</text:span> by candle light from behind him. Quentin could not make him out completely.</text:p>
      <text:p text:style-name="P350"/>
      <text:p text:style-name="P350">And now the dialog <text:span text:style-name="T330">likely</text:span> departed from what was truly said. The conversation turned into a monologue and Quentin stared at his brother, unable to speak.</text:p>
      <text:p text:style-name="P350"/>
      <text:p text:style-name="P350">“I feel Akela's pain every day. Being together with her is but a slight reprieve. They are talking of a great journey out into the desert, to see what has become of things. And to give respects to Ishira in Ankhsomar.”</text:p>
      <text:p text:style-name="P350"/>
      <text:p text:style-name="P350">Quentin felt himself spiraling around. The floor had come undone and was drifting away from both of <text:soft-page-break/>them. The candlelight stayed behind his brother as he continued. </text:p>
      <text:p text:style-name="P350"/>
      <text:p text:style-name="P350">“There is no other way in my mind that this can be done. I am going with her… But Thella cannot go with us.”</text:p>
      <text:p text:style-name="P350"/>
      <text:p text:style-name="P350">And had he been carrying the child all this time? For it was in his hands now.</text:p>
      <text:p text:style-name="P350"/>
      <text:p text:style-name="P350">Quentin stared dumbly and with lack of comprehension at the small baby being thrust into his arms. </text:p>
      <text:p text:style-name="P350"/>
      <text:p text:style-name="P350">“We must leave tonight. You remember I talked with you about this possibility: <text:span text:style-name="T310">the oath you swore at our wedding and again at her birth? I know you think little of ancient rituals, but y</text:span>ou said you could look after her for a few months. We should be back ere the new year.”</text:p>
      <text:p text:style-name="P350"/>
      <text:p text:style-name="P351">Quentin had stared down at the child, now asleep in his arms. Dare he move to disturb it? It was a wild combination of emotions, sadness, and fear and anger at the situation. The baby moved in his arms and another range of emotions rose: love in equal parts with fear. </text:p>
      <text:p text:style-name="P351"/>
      <text:p text:style-name="P351">“Don't do this!” he had said. “I'm not prone to these things, but I have a terrible feeling about this. Do not leave Folmar!”</text:p>
      <text:p text:style-name="P351"/>
      <text:p text:style-name="P351">“And would I forsake my vows to my wife? She asked, me, begged me, pleaded with me to help her people. But she needn't have. I would have done it all the same without. I see what the merchants are doing to those that are left; it is a great glut of coins. And <text:span text:style-name="T307">it is</text:span> not <text:span text:style-name="T307">that they are </text:span>too nearsighted to see its end, it<text:span text:style-name="T307">'</text:span>s that they simply do not care. The elves must leave now or be destroyed, <text:span text:style-name="T308">crushed slowly, slowly underfoot.</text:span>”</text:p>
      <text:p text:style-name="P351"/>
      <text:p text:style-name="P351">“<text:span text:style-name="T306">How...</text:span>” <text:span text:style-name="T306">Quentin stared, meaning to say “… how could we let this?”, but instead it came out “how could you do this to me?”</text:span></text:p>
      <text:p text:style-name="P351"/>
      <text:p text:style-name="P352">And he saw the sadness and hurt in his brothers eyes even as the words left his mouth. And he knew it was wrong, and he hated himself now, looking back from the safety of tens of years, but yet he said them all the same, as he had done that night. </text:p>
      <text:p text:style-name="P352"/>
      <text:p text:style-name="P353">His brother had not replied in words. He had simply raised his head upwards towards the moon, and slipped into the night. </text:p>
      <text:p text:style-name="P353"/>
      <text:p text:style-name="P354">And that was the memory that struggled the longest. That was the one which gripped the most on Quentin's mind, for it was his first true recollection of Thella and the last of his brother. <text:span text:style-name="T309">But the force which opposed him was implacable. It was not a question of whether or not the memory would be drawn from him, it was a question of how long it would take. </text:span></text:p>
      <text:p text:style-name="P354"/>
      <text:p text:style-name="P355">How much suffering would he be able to endure? For every second now, it played over and over in his head, <text:s/>twisting itself and changing just a bit each time, for it was many years ago and the mind had to fill the gaps the memory left. But regardless of the exact words, the exact movements of the characters, <text:s/>the was always the same striking pain at the end: the fear and sadness and intense self hatred played over and over.</text:p>
      <text:p text:style-name="P355"/>
      <text:p text:style-name="P355">And finally with a sobbing gasp, he <text:span text:style-name="T99">let</text:span><text:span text:style-name="T102"> it go. The pain was too much. The memory, which had meant to live only in the past, could not be borne in the present. It was </text:span><text:span text:style-name="T123">simpler</text:span><text:span text:style-name="T102"> to forget. It was less painful to </text:span><text:soft-page-break/><text:span text:style-name="T102">forget. And with that memory, though, the last of Quentin's memories left his body, and he became nothing. <text:s/></text:span></text:p>
      <text:p text:style-name="P337"/>
      <text:p text:style-name="P362">Thella saw herself. She was lying amid the mist on some <text:span text:style-name="T321">invisible</text:span> ground. She could neither rise nor move in any way. </text:p>
      <text:p text:style-name="P337"/>
      <text:p text:style-name="P362">There were figures around her. She was still lying but now she was being carried. There was a woman who held her and ran her fingers through her hair. </text:p>
      <text:p text:style-name="P362"/>
      <text:p text:style-name="P362">Her mother had always been a figure of mythology to Thella. There existed portraits of her father, but not <text:span text:style-name="T314">a single</text:span> one of her mother. Quentin said it was because Elves preferred to let go their earthly connections upon death rather than cling to the nostalgia of memory. <text:span text:style-name="T314">And he had declined to ever describe her either.</text:span> She imagined a face though, something kind and sad. </text:p>
      <text:p text:style-name="P362"/>
      <text:p text:style-name="P363">Words could be heard from beyond the barrier of years. Her mother bent and whispered something to Thella's ear.</text:p>
      <text:p text:style-name="P363"/>
      <text:p text:style-name="P363">Although she heard, she could not comprehend the words. They were in a language she did not understand. She felt like she knew the feel to them though. They were flowing and curved words, silver words which blazed bright even in the darkest of nights.</text:p>
      <text:p text:style-name="P362"/>
      <text:p text:style-name="P364">Her mother had put her down now though and she was talking to another figure, which Thella instinctually recognized as her father. Two myths alive in one memory. </text:p>
      <text:p text:style-name="P364"/>
      <text:p text:style-name="P364">They talked in hushed dark tones. They argued. They went back and forth for a long time. Finally though, silence got the best of both of them. They joined their hands and walked to the window. Outside, the moon carved a <text:span text:style-name="T315">circle</text:span> in the sky, radiating its silver light onto them. </text:p>
      <text:p text:style-name="P364"/>
      <text:p text:style-name="P364">And Thella then understood what day and memory this was. </text:p>
      <text:p text:style-name="P364"/>
      <text:p text:style-name="P364">Her parents were standing over her.</text:p>
      <text:p text:style-name="P364"/>
      <text:p text:style-name="P364">“We have to go now little Thella.” </text:p>
      <text:p text:style-name="P364"/>
      <text:p text:style-name="P365">She wanted to cry out. She wanted to call to them to not leave. Didn't they know how horrible it was to be left alone? Didn't they care how she felt at all? Surely they would understand that? But she could neither move nor speak. She could not argue or even attempt to persuade them. The vision of them was one of memory that could not be changed.</text:p>
      <text:p text:style-name="P365"/>
      <text:p text:style-name="P365">“You will be safe with my brother.”</text:p>
      <text:p text:style-name="P365"/>
      <text:p text:style-name="P365">And they slipped off into the mist. </text:p>
      <text:p text:style-name="P366"/>
      <text:p text:style-name="P367">She lay there alone. The pain she felt in her heart, was the only feeling let at this point. Her limbs lay still and lifeless. </text:p>
      <text:p text:style-name="P367"/>
      <text:p text:style-name="P367">And yet another took their place, this time an old man. Quentin held her for a long while. </text:p>
      <text:p text:style-name="P367"/>
      <text:p text:style-name="P367">Yet he too gazed far off at something in the distance. </text:p>
      <text:p text:style-name="P367"><text:soft-page-break/></text:p>
      <text:p text:style-name="P367">“I have to go now Thella. I'm leaving you alone.” He said to her. She looked into his face, and saw nothing there. It was blank. “I'm leaving you.” </text:p>
      <text:p text:style-name="P367"/>
      <text:p text:style-name="P367">And she was alone. The crushing pain she left now could not be described. He had left her. The only one who had been there for her all this time. Even after he had lost his house. Even after the other <text:span text:style-name="T326">t</text:span>ownsfolk had shunned them. Even after his title as elf friend was challenged. Even after she had become sick. He had stayed by her side. And even into the mists he had went with her. But now he was gone. </text:p>
      <text:p text:style-name="P367"/>
      <text:p text:style-name="P367">It was too much. She curled into a ball and welcomed the growing numbness as it ate the last piece of feeling from her heart. She was alone. She was nothing. <text:span text:style-name="T316">Yet the white mask she wore remained. And, despite its featurelessness, and despite its plain design, it was hers.</text:span></text:p>
      <text:p text:style-name="P367"/>
      <text:p text:style-name="P367">The ground broke away from her. <text:span text:style-name="T312">Thella was falling. She could just barely feel the rush of the cold air around her on the parts of her body that could still feel. Most of her limbs were completely numb now. Could there be anything that could save her now?</text:span></text:p>
      <text:p text:style-name="P360"/>
      <text:p text:style-name="P360">The despair was gone though. Perhaps it was simply that she had used up all her tears. Perhaps it was that she realized that her sadness would not change her situation. Or perhaps the numbness had invaded its way so far and so deeply into her body that it <text:span text:style-name="T317">had seized and destroyed</text:span> her very emotions. Regardless, it was gone.</text:p>
      <text:p text:style-name="P360"/>
      <text:p text:style-name="P360">She fell for a long while collecting her thoughts. She tumbled and spun, plummeting ever faster. She knew she should have been terrified. She had never been good with heights, but everything was so removed in this place, she wasn't even sure if there existed a bottom to the depth into which she fell. And perhaps that was the key to things. Was the falling that bad if there was no bottom?</text:p>
      <text:p text:style-name="P360"/>
      <text:p text:style-name="P361">She realized she had tensed up her body earlier, but now she let it free. Her arms ran free, her bandages and dress whipped behind her. <text:span text:style-name="T313">She began to tumble and spin violently now, but in the mist covered domain, with no telling direction, did orientation matter? She did not take any action to arrest the tumble. </text:span></text:p>
      <text:p text:style-name="P372"/>
      <text:p text:style-name="P370"><text:span text:style-name="T320">After a long time of thought,</text:span> a clarity over took the masked girl. </text:p>
      <text:p text:style-name="P370"/>
      <text:p text:style-name="P370">How did she know she was falling? </text:p>
      <text:p text:style-name="P370"/>
      <text:p text:style-name="P373">Her arms and legs could no longer feel. The bandages fluttered this way and that from her body. But <text:span text:style-name="T318">did the bandages matter? What had been the point of them anyways? To stop fleeting physical damage? There was nothing here that could hurt her now. They spun off her, and trailed behind her, fluttering as she fell </text:span>before vanishing completely into oblivion.</text:p>
      <text:p text:style-name="P370"/>
      <text:p text:style-name="P371">How did she know she was falling? </text:p>
      <text:p text:style-name="P368"/>
      <text:p text:style-name="P370">Looking down it certainly seemed like she fell, but she had previously established that without landmark nor feature, the concept of sight <text:span text:style-name="T320">was not defined</text:span>. So she closed her eyes. </text:p>
      <text:p text:style-name="P370"/>
      <text:p text:style-name="P370">How did she know she was falling? </text:p>
      <text:p text:style-name="P370"/>
      <text:p text:style-name="P370"><text:soft-page-break/>She could hear the rush of the wind in her ear. But with neither change of pace nor acceleration of any kind, it was perfectly uniform. It was a white noise which faded into nothingness. She heard it no longer.</text:p>
      <text:p text:style-name="P370"/>
      <text:p text:style-name="P373">How did she know she was falling? </text:p>
      <text:p text:style-name="P371"/>
      <text:p text:style-name="P375">She did not know.</text:p>
      <text:p text:style-name="P375"/>
      <text:p text:style-name="P375">And thus, could it not be that in fact she was not falling after all? Perhaps she was merely stationary.</text:p>
      <text:p text:style-name="P375"/>
      <text:p text:style-name="P375">Nothing changed, but she now knew without opening her eyes, nor sensing her surroundings in any way that she had in fact either stopped falling, or the very concept of falling was now meaningless. The distinction did not matter in this place. </text:p>
      <text:p text:style-name="P374"/>
      <text:p text:style-name="P376">So what did matter?</text:p>
      <text:p text:style-name="P376"/>
      <text:p text:style-name="P377">All that was left was the vague feeling of detachment. Of sensing herself as separate from the world. Could that cease to matter? Could she simply cease to acknowledge this distinction? What would happen then? <text:span text:style-name="T322">Her instinct was to continue, in the same pattern as the previous obstacles. For this was the final obstacle in front of her. </text:span></text:p>
      <text:p text:style-name="P377"/>
      <text:p text:style-name="P377"><text:span text:style-name="T322">But s</text:span>he hesitated at this. For there was something there, a feeling that she could not place, in fact <text:span text:style-name="T322">both a feeling and a memory. It was the words given to her by her mother, words of caution. Words which made no logical sense, for they were still in a language that Thella never learned, yet were in some way still able to be understood, in the deepest purest emotional form. </text:span></text:p>
      <text:p text:style-name="P377"/>
      <text:p text:style-name="P383">Her mother and another female elf stood at the front of a large group of people, including her father, on the top of a hill. Before them was an endless flat plain. Dotting the plain, at irregular intervals were odd jutting forms, sticking just barely above the sand. She could not tell whether they were the remains of trees or skeletons of people. </text:p>
      <text:p text:style-name="P378"/>
      <text:p text:style-name="P384">The small group of elves looked down at the expanse and understood their fate. </text:p>
      <text:p text:style-name="P379"/>
      <text:p text:style-name="P384">Sebisi and her mother looked to the moon and decided on a course of action. They motioned for the group to sit on the sand.</text:p>
      <text:p text:style-name="P379"/>
      <text:p text:style-name="P380">Her mother uttered the words she had said to Thella, and the group collectively removed the barrier separating them from the world, and ceased to exist. </text:p>
      <text:p text:style-name="P371"/>
      <text:p text:style-name="P380">That revelation should have shocked Thella, but she was beyond such things now. <text:s/>The true meaning of the mask became clear. <text:span text:style-name="T319">She touched the edge of it, knowing it would not move. But she no longer desired to move it. It was not only a layer between her and the outside, </text:span>but what she hadn't seen <text:span text:style-name="T323">until now</text:span>, was that that layer was also her. The mask was <text:span text:style-name="T324">molded</text:span> to her face. She had worn it now for almost a year. <text:span text:style-name="T325">Longer? She had long understood that time held no sway in this place.</text:span></text:p>
      <text:p text:style-name="P380"/>
      <text:p text:style-name="P369">Perhaps then, there was no mask after all? Perhaps it was simply her which existed and the mask simply an aspect of that existence. In that case, similar actions to her mother should lead to interestingly dissimilar conclusions.</text:p>
      <text:p text:style-name="P381"/>
      <text:p text:style-name="P385"><text:soft-page-break/>She tentatively felt the barrier keeping her from the mist surrounding her, a force she had never felt nor located before which resided somehow deep inside her and yet was until now, unreachable. The attritive forces of the void surrounded her, lapping hungrily. There was a moment of hesitation as she felt the otherness seep its way closer. Yet all concern and fear had left her. Through the mask she could both exist and not exist. </text:p>
      <text:p text:style-name="P382"/>
      <text:p text:style-name="P387">To step through the barrier required both intense concentration and lack of thought. Her mother had explained, all at once, the mind must be devoid of thoughts, and remain so. Not a single one could be generated, or else the whole thing was doomed. </text:p>
      <text:p text:style-name="P387"/>
      <text:p text:style-name="P387">Before, Quentin and Tsuras had talked of feeling and emotion when finding the camp. However, this was the direct opposite. Where they had felt, she must un-feel. She must let not only her thoughts <text:span text:style-name="T336">recede</text:span> into the mist, but also her memories, her ambitions, her feelings, both good and bad. They all must be surrendered to the mist; the surrender was to become it. And in becoming it she would be free of it. It was a feeling she was not quite unfamiliar with. The numbness of her disease had prepared her for such a feeling. Now it was applied to soul rather than body.</text:p>
      <text:p text:style-name="P382"/>
      <text:p text:style-name="P385">She relented and her body dissipated. Yet the mask remained. <text:s text:c="4"/></text:p>
      <text:p text:style-name="P360"/>
      <text:p text:style-name="P360"/>
      <text:p text:style-name="P360"/>
      <text:p text:style-name="P360"/>
      <text:p text:style-name="P386">Thella awoke lying on the ground. The mask was nowhere to be seen. The mist still lay around her in <text:span text:style-name="T327">a suffocating grasp. However, this time it could not hurt her. She was one with the nothing around her. Its effects she now realized were an equalization. If one was empty within, as was empty outside, there was no damage possible. There was a sudden clarity to her actions. </text:span></text:p>
      <text:p text:style-name="P386"/>
      <text:p text:style-name="P387">She looked out into the mist. She knew that somewhere in this place were her companions and that she should find them. They likely had been effected by <text:span text:style-name="T333">this</text:span> place same as she, but were unlikely to have <text:span text:style-name="T328">fared</text:span> as well. <text:span text:style-name="T328">First she would find Tzuras. He would be near the entrance and likely unconscious. She pictured him in her minds eye. </text:span></text:p>
      <text:p text:style-name="P387"/>
      <text:p text:style-name="P388">How would she find him? This place worked its magic by denying expectation. Space and time were at its mercy. However, aspects were less likely to be changed. Her mask for instance. Tzuras had his totems, but they remained outside this place, and were numerous, which made them more susceptible. He also had his wand, which was likely important to him. However, he had not gotten a good look at it. </text:p>
      <text:p text:style-name="P388"/>
      <text:p text:style-name="P388">His ingredient bag on the other hand was both key to him and had been share<text:span text:style-name="T334">d</text:span> with her. She remembered its shape, the wood drawers, the leather bands which held it to ones back. She imagined how it would lay with Tzuras on the ground. She saw it. </text:p>
      <text:p text:style-name="P388"/>
      <text:p text:style-name="P388">And now that she knew, she simply reached down <text:s/>and out towards the ground…</text:p>
      <text:p text:style-name="P388"/>
      <text:p text:style-name="P388">And there it was. She felt the leather straps in her hand. This place was not as large as it appeared. </text:p>
      <text:p text:style-name="P387"/>
      <text:p text:style-name="P388">And attached to the bag would be…</text:p>
      <text:p text:style-name="P388"/>
      <text:p text:style-name="P388">Tzuras. There he was, before her. </text:p>
      <text:p text:style-name="P388"/>
      <text:p text:style-name="P388"><text:soft-page-break/>She <text:span text:style-name="T329">looked over the elf. He was deadly pale, and his breath drew thin and exhausted and slow. Just looking at him she could see that he had fallen victim to the power of this place. <text:s/></text:span></text:p>
      <text:p text:style-name="P388"/>
      <text:p text:style-name="P389">She did not know much medicine. He was the one for that. She did not know any magic either, not that it would have been helpful in this place. So she did the only other thing which made sense and attempted to wake him. </text:p>
      <text:p text:style-name="P389"/>
      <text:p text:style-name="P390">He stirred in his unconsciousness. </text:p>
      <text:p text:style-name="P390"/>
      <text:p text:style-name="P391">She got glimpses of fire and burning. Dark shadows and crazed fearful screams ripping through blood soaked nights. The assault of emotions shuddered the void which she had so carefully formed within her. However, for now it held.</text:p>
      <text:p text:style-name="P391"/>
      <text:p text:style-name="P400">She grabbed him by the face and slapped him forcibly.</text:p>
      <text:p text:style-name="P392"/>
      <text:p text:style-name="P401">His eyes rolled in his head and he struggled violently against her grasp. She held fast through. Her arms maintained surprising strength, almost vice-<text:span text:style-name="T335">l</text:span>ike despite his thrashing. </text:p>
      <text:p text:style-name="P393"/>
      <text:p text:style-name="P393"><text:span text:style-name="T331">“Those are the dreams of the already dead. Don't count yourself among them yet. Ishira still lives if you act in her name.” She said, accompanying it with another purposeful slap to the face. The words were clearly not her own. <text:s text:c="2"/></text:span><text:s text:c="3"/></text:p>
      <text:p text:style-name="P393"/>
      <text:p text:style-name="P394">He drew a solid gasping breath as life returning slightly to the elf. Before he had looked dead, now he just looked close to it. </text:p>
      <text:p text:style-name="P394"/>
      <text:p text:style-name="P394">“I-is that you Thella? W-where are we?” He chattered. </text:p>
      <text:p text:style-name="P394"/>
      <text:p text:style-name="P395">“<text:span text:style-name="T332">We're still in the opening. We have to find the others. And soon. Night has fallen outside I think.</text:span></text:p>
      <text:p text:style-name="P395"/>
      <text:p text:style-name="P402">The tone of Thella's voice seemed much more confident than he remembered. Was this really the same girl who had hid behind her uncle's leg? This seemed the voice of a grown woman. Yet he could hardly choose not to follow her words. He was in no state to do anything. </text:p>
      <text:p text:style-name="P396"/>
      <text:p text:style-name="P403">Half conscious he rose to his feet with her help. </text:p>
      <text:p text:style-name="P396"/>
      <text:p text:style-name="P403">She bent to help him with his pack.</text:p>
      <text:p text:style-name="P396"/>
      <text:p text:style-name="P403">“No. Leave it. I don't have the strength.”</text:p>
      <text:p text:style-name="P396"/>
      <text:p text:style-name="P403">The void shuddered with<text:span text:style-name="T335">in</text:span> Thella, <text:span text:style-name="T335">threatening the balance</text:span>. “But your items. You must have spent years collecting all those things...”</text:p>
      <text:p text:style-name="P396"/>
      <text:p text:style-name="P404">But he pushed the strap aside, letting it fall to the ground. </text:p>
      <text:p text:style-name="P397"/>
      <text:p text:style-name="P405">He merely shook his head. “No. I can always find them again...”</text:p>
      <text:p text:style-name="P397"/>
      <text:p text:style-name="P405">She let it fall. The contents scattered on the ground. And she then understood. Perhaps it would help to have the others let go of their ties as well. </text:p>
      <text:p text:style-name="P397"/>
      <text:p text:style-name="P406"><text:soft-page-break/>“Yes. Do you know what happened to Odilon?”</text:p>
      <text:p text:style-name="P398"/>
      <text:p text:style-name="P407">But he shook his head tiredly and staggered before regaining his footing. “I lost him as soon as we entered.”</text:p>
      <text:p text:style-name="P399"/>
      <text:p text:style-name="P407">“Then we must find my uncle first.”</text:p>
      <text:p text:style-name="P399"/>
      <text:p text:style-name="P408">She lead him forwards. </text:p>
      <text:p text:style-name="P409"/>
      <text:p text:style-name="P410">She did not know enough about Odilon. She had thought the soldier would have been Tzuras since they had entered together. Now she had only a very vague idea of where he might be. A vague idea and some deep concerned feeling of conflict to come. </text:p>
      <text:p text:style-name="P410"/>
      <text:p text:style-name="P410">It would, with this additional information, make more sense to find her uncle. She stopped for a moment and thought about hwo she would accomplish that. </text:p>
      <text:p text:style-name="P410"/>
      <text:p text:style-name="P410">“Did you see <text:span text:style-name="T345">Quentin</text:span> enter this place?”</text:p>
      <text:p text:style-name="P305"/>
      <text:p text:style-name="P410">But Tzuras shook his head. “Normally I would attempt a dowsing, but this place seems to dislike magic.”</text:p>
      <text:p text:style-name="P410"/>
      <text:p text:style-name="P410">“<text:span text:style-name="T341">No, that would be inadvisable. It would lead us in circles for sure.</text:span>” <text:span text:style-name="T341">Thella said. “We must find our own way.”</text:span></text:p>
      <text:p text:style-name="P410"/>
      <text:p text:style-name="P411">The words awoke some memories in Tzuras and a small bit of the haze and exhaustion left him, and he stared at the child in front of him.</text:p>
      <text:p text:style-name="P411"/>
      <text:p text:style-name="P411">“<text:span text:style-name="T342">Thella. What exactly is going on here?</text:span>”</text:p>
      <text:p text:style-name="P411"/>
      <text:p text:style-name="P412">But she merely grabbed his arm and lead him forward. “Don't worry about it too much. Think of this as a brief echo. Our kind can never truly fade. You'll see to that. Or perhaps someone like you.”</text:p>
      <text:p text:style-name="P412"/>
      <text:p text:style-name="P412">He had no words to this response. <text:span text:style-name="T343">Did she know her true kin then? Who had told her?</text:span> He was not quite sure what she meant, but the purpose and action of the girl in front of him was unmistakable. In his past travels he had learned that it was sometimes helpful to simply observe, especially when strange events were <text:span text:style-name="T343">occurring.</text:span> </text:p>
      <text:p text:style-name="P412"/>
      <text:p text:style-name="P413">But after a moment she came to a stop.</text:p>
      <text:p text:style-name="P413"/>
      <text:p text:style-name="P413">“I do not know how to find <text:span text:style-name="T346">Quentin</text:span>.” She admitted. She turned to Tzuras. “Do you have any ideas?”</text:p>
      <text:p text:style-name="P413"/>
      <text:p text:style-name="P413">He paused for a moment. Her eyes were blazing silver, with such ferocity that he was taken aback.</text:p>
      <text:p text:style-name="P413"/>
      <text:p text:style-name="P413">“He was a driven man. He cared very much about you. Perhaps he will find us.” he offered.</text:p>
      <text:p text:style-name="P413"/>
      <text:p text:style-name="P413">She considered this for a long while. </text:p>
      <text:p text:style-name="P413"/>
      <text:p text:style-name="P413">“I do not think that is likely to be the case. While I would agree with you normally, this place is a deadening of the spirit. Many things can be said about my uncle. He is a man quick to anger. However, <text:soft-page-break/>that will not help him here, a<text:span text:style-name="T347">n</text:span>d neither will his magical abilities. In fact quite the opposite. So once those two aspects are stripped away, what is left?”</text:p>
      <text:p text:style-name="P413"/>
      <text:p text:style-name="P413">Tzuras thought slowly. “There is a current of sadness beneath his anger. Perhaps he would be wandering?”</text:p>
      <text:p text:style-name="P413"/>
      <text:p text:style-name="P413">“Hmm. Perhaps you are right. But if that is the case, he will not wander <text:span text:style-name="T348">at all. </text:span>If he had fallen into sadness, he will stand still, dead to the world but still alive. And if we were not with him, he would stand there until the spirit passed from his body <text:span text:style-name="T349">and be left a lifeless thing.</text:span>”</text:p>
      <text:p text:style-name="P410"><text:s/></text:p>
      <text:p text:style-name="P413">The words were given with a simple matter-of-factness. Previously this itself would have caught Tzuras off guard but now he was attempting to right his ship. He had no idea of the storm, but he knew he must only head the bow into the waves. </text:p>
      <text:p text:style-name="P413"/>
      <text:p text:style-name="P413"><text:s text:c="2"/>“So he is still. You seemed to find me with no problem. Simply do whatever you did then.” He suggested.</text:p>
      <text:p text:style-name="P305"/>
      <text:p text:style-name="P414">Thella nodded. “Yes, the form of this place allows for everything to be both near and inaccessible. Perhaps his book? <text:span text:style-name="T344">Yes, I can see it. Leather bound. Metal on the corners. Well worn. He did always like that book. Perhaps more than he should have. There was always more to learn in it, but as he studied he avoided the things he could have learned outside it…”</text:span></text:p>
      <text:p text:style-name="P414"/>
      <text:p text:style-name="P416"><text:s/>Thella stooped, and ran her hand sifting through the endless fog. </text:p>
      <text:p text:style-name="P414"/>
      <text:p text:style-name="P414">“<text:span text:style-name="T344">Yes. I can see it now. Its gone cold...</text:span>”</text:p>
      <text:p text:style-name="P414"/>
      <text:p text:style-name="P416">And there it was. Her small hand touched the metaled edge of the large tome. She ran her hands around <text:span text:style-name="T363">the </text:span>ornate <text:span text:style-name="T363">symbols</text:span> which adorned its outside. But a frown ran across her face. </text:p>
      <text:p text:style-name="P416"/>
      <text:p text:style-name="P416">“But where is Quentin?” <text:span text:style-name="T350">She asked herself. </text:span></text:p>
      <text:p text:style-name="P416"/>
      <text:p text:style-name="P417">Tzuras stood by, not sure of what to make of the situation. “He seems to be somewhere else. He is book is not with him I suppose.”</text:p>
      <text:p text:style-name="P417"/>
      <text:p text:style-name="P417">Thella looked back at Tzuras with just the thinnest bit of smile. “You are correct. He is finally separate from it. So we must find him in another manner.”</text:p>
      <text:p text:style-name="P413"/>
      <text:p text:style-name="P418">Tzuras <text:span text:style-name="T351">thought</text:span> for a moment. </text:p>
      <text:p text:style-name="P418"/>
      <text:p text:style-name="P418">“<text:span text:style-name="T353">Ah, he did surprise me with one thing. His arms and back are tattooed with elven script.</text:span>”</text:p>
      <text:p text:style-name="P418"/>
      <text:p text:style-name="P419">Thella stopped and stared at him. Something shook within her, not out of anger, but out of surprise. The confidence wavered. The silver eyes dimmed. She held a hand to her head. </text:p>
      <text:p text:style-name="P419"/>
      <text:p text:style-name="P419">“I-Is that the case?” She regained her footing. </text:p>
      <text:p text:style-name="P419"/>
      <text:p text:style-name="P419">“That…<text:span text:style-name="T354"> Thats is quite useful. Perhaps the old man is not as cynical as he appears. Perhaps there is some selflessness in him after all.</text:span>” <text:span text:style-name="T354">She pondered the new information.</text:span></text:p>
      <text:p text:style-name="P419"/>
      <text:p text:style-name="P419"><text:soft-page-break/>“<text:span text:style-name="T354">You would know would you not? He cares deeply for you. Enough to follow you into this place at a run. He paid no heed to the danger.</text:span>”</text:p>
      <text:p text:style-name="P419"/>
      <text:p text:style-name="P420">Thella shook her head. “No. Of course. Yes, I know.” The words were unconvincing.</text:p>
      <text:p text:style-name="P420"/>
      <text:p text:style-name="P420">“But if that is the case… He must have taken an oath. Oh Ishira. How I wished for more of your guidance. <text:span text:style-name="T355">Perhaps there was a way for us to have taken that course. Perhaps we didn't see it in our anguish...” Thella considered the surroundings. </text:span></text:p>
      <text:p text:style-name="P420"/>
      <text:p text:style-name="P420">“<text:span text:style-name="T356">Then for this we need the moon.</text:span>”</text:p>
      <text:p text:style-name="P419"/>
      <text:p text:style-name="P421">Tzuras laughed. And Thella turned to look at him again.</text:p>
      <text:p text:style-name="P421"/>
      <text:p text:style-name="P421">“The moon? In a place like this? Ha! How many nights and days have gone dark and empty?” He threw his hand to the mist. “When it does appear it is a sad lifeless thing. It is a corpse hanging in the sky, too large to fall. There is nothing that will help you up there.”</text:p>
      <text:p text:style-name="P421"/>
      <text:p text:style-name="P421">But Thella would not be daunted.</text:p>
      <text:p text:style-name="P421"/>
      <text:p text:style-name="P421">“I said our kind can never truly fade. And that extends to the moon as well. Is it a corpse you see in the sky?” She turned to him.</text:p>
      <text:p text:style-name="P421"/>
      <text:p text:style-name="P421">“What does it appear to you?”</text:p>
      <text:p text:style-name="P421"/>
      <text:p text:style-name="P421">He shook his head in anger. “Less than a corpse. It hangs day after day. Night after night. Simply there. If there were any justice in the world it should have been gone. How can one forget such a fall when there is a constant reminder of it <text:span text:style-name="T357">hanging</text:span> in the sky? What a cruel fate! How it has taunted me!”</text:p>
      <text:p text:style-name="P421"/>
      <text:p text:style-name="P421">“<text:span text:style-name="T357">Then let it taunt you no longer.</text:span>” <text:span text:style-name="T357">She replied. “For it exists still, in whatever form you imagine. Here in this place, it is whatever you see. Whatever purpose you ascribe it, it can be, for this brief while.”</text:span></text:p>
      <text:p text:style-name="P421"/>
      <text:p text:style-name="P422">Tzuras shook his head. </text:p>
      <text:p text:style-name="P422"/>
      <text:p text:style-name="P422">“Ah, can you not see it majesty peaking timidly amidst the sky? It is obscured by clouds for the moment, but it is simply waiting for clear moment to present itself.” Thella stated. </text:p>
      <text:p text:style-name="P422"/>
      <text:p text:style-name="P422">Tzuras looked overhead. He did not believe. He could not. Not after so many long dark nights. But indeed, didn't the space above him seem lighter? Could he even dare to hope?</text:p>
      <text:p text:style-name="P421"/>
      <text:p text:style-name="P421">“<text:span text:style-name="T358">Yes. Here it comes. Remember it well. There may come a time that you must envision it again in its whole. It will come now, though perhaps it will take all the power left in me to see it so.”</text:span></text:p>
      <text:p text:style-name="P421"/>
      <text:p text:style-name="P421">“<text:span text:style-name="T359">Here it is! Look to the sky Tzuras!</text:span>” <text:span text:style-name="T359">She cried, thrusting her hand to the sky. And it was very much no longer Thella's voice which cried out the words, “It exists undaunted amid the void, piercing and perfect. Its heavenly sphere is undiminished by time and space. It exists outside of this world: a promise that is to be fulfilled.”</text:span></text:p>
      <text:p text:style-name="P421"/>
      <text:p text:style-name="P423">Tzuras shielded his eyes. Could it be?</text:p>
      <text:p text:style-name="P423"/>
      <text:p text:style-name="P423"><text:soft-page-break/>The mists seared with light and retreated before their enemy. Tzuras's eyes went skyward and tears started to fill with him. He could see it now. It did exist after all, just behind the clouds, its silver light beaming down and filling even this dark crevice. <text:s/></text:p>
      <text:p text:style-name="P423"/>
      <text:p text:style-name="P423">“<text:span text:style-name="T360">Praise Ishira!</text:span>” <text:span text:style-name="T360">he cried out, and fell to his knees. </text:span></text:p>
      <text:p text:style-name="P423"/>
      <text:p text:style-name="P424">In the moment of power, suffused with silver glow, Thella gra<text:span text:style-name="T361">bb</text:span>ed out with her hand and gripped the thread which ran from it to Quentin. The thin silver thread stood out, blazing in the moonlight. </text:p>
      <text:p text:style-name="P424"/>
      <text:p text:style-name="P424">“This is as far as I go, young one. The moon waxes full now, but will just as quickly wane. This place is inimical to all life, all structure; even a memory. You must be the one to lead in the future.”</text:p>
      <text:p text:style-name="P424"/>
      <text:p text:style-name="P424">Before his wild eyes, some essence cohered off of Thella and drifted away into perfect full moon hanging above him. </text:p>
      <text:p text:style-name="P424"/>
      <text:p text:style-name="P424">He blinked once. </text:p>
      <text:p text:style-name="P424"/>
      <text:p text:style-name="P424">The scene was completely gone. </text:p>
      <text:p text:style-name="P424"/>
      <text:p text:style-name="P425">Tzuras looked down at the silver thread he was holding. </text:p>
      <text:p text:style-name="P425"/>
      <text:p text:style-name="P425">The moon was gone. The mists had returned. Thella was before him, but seemed faint. </text:p>
      <text:p text:style-name="P425"/>
      <text:p text:style-name="P425">“<text:span text:style-name="T367">We'd best follow it.</text:span>” <text:span text:style-name="T367">She said softly, and held out her hand. <text:s/>Tzuras took it and followed the line. </text:span></text:p>
      <text:p text:style-name="P426"/>
      <text:p text:style-name="P426"/>
      <text:p text:style-name="P426"/>
      <text:p text:style-name="P426">Before the two of them stood Quentin.</text:p>
      <text:p text:style-name="P424"/>
      <text:p text:style-name="P427">The older man stared blankly forwards, and made no move or an indication of awareness when they approached.</text:p>
      <text:p text:style-name="P427"/>
      <text:p text:style-name="P427">“<text:span text:style-name="T366">Uncle?</text:span>” Thella called, but he did not respond. </text:p>
      <text:p text:style-name="P427"/>
      <text:p text:style-name="P427"><text:span text:style-name="T366">Tears stared to well in her eyes, which she tried to fight back. </text:span>She <text:span text:style-name="T362">paused</text:span> for a second <text:span text:style-name="T366">and tried to regain her composure, mimicking the straight forward unemotional perspective it seems she had lost.</text:span>“It seems that he has been taken by this place.” She said to Tzuras.</text:p>
      <text:p text:style-name="P427"/>
      <text:p text:style-name="P428"><text:s/>“<text:span text:style-name="T364">Can you carry him? We have to get him out of here.</text:span>” <text:span text:style-name="T365">She said, gesturing to her uncle.</text:span></text:p>
      <text:p text:style-name="P428"/>
      <text:p text:style-name="P431">Tzuras observed Quentin, drawing closer to him and looking at his eyes. They were open but stared ahead. There seemed to be something dark within them, a certain light seemed to be missing from the usual fiery spirited map maker.</text:p>
      <text:p text:style-name="P427"/>
      <text:p text:style-name="P429">Tzuras went to grab the man, but as he did he unbalanced him. In a moment of panic, he thought the man would fall since he seemed <text:span text:style-name="T368">s</text:span>o catatonic. However, Quentin merely took a step forward with the foot that had been moved out of place. It seemed like an automatic reaction rather than a conscious movement. <text:s/></text:p>
      <text:p text:style-name="P424"/>
      <text:p text:style-name="P430"><text:soft-page-break/>“Perhaps the soul has gone from him for the moment, but I think he can walk.” Tzuras said, attempting to lead the man. </text:p>
      <text:p text:style-name="P430"/>
      <text:p text:style-name="P430">Thella tried to not look at what her uncle had been reduced to. Her voice indicated that she was crying.</text:p>
      <text:p text:style-name="P430"/>
      <text:p text:style-name="P430">“L-lets go. We have to get out of this place. And soon. I think I can find the exit right now. I'm not sure I can make it if we wait around.”</text:p>
      <text:p text:style-name="P430"/>
      <text:p text:style-name="P430">“<text:span text:style-name="T369">But what about Odilon?</text:span>” <text:span text:style-name="T369">Tzuras asked, looking doubtfully around into the mist for any sign of the soldier.</text:span></text:p>
      <text:p text:style-name="P430"/>
      <text:p text:style-name="P432">Thella shook her head. “I don't know. We'll have to think of something when we get outside.”</text:p>
      <text:p text:style-name="P432"/>
      <text:p text:style-name="P433">Quentin and Tzuras followed Thella as she felt her way through the mist. Despite the feeling that it was infinite, it likely only took minutes until Tzuras made out the edge of the stone fissure that had <text:span text:style-name="T370">signaled</text:span> the entrance into this otherworldly place. He gave a quick prayer to Ishira. <text:span text:style-name="T371">And for the first time in as long as he could remember, it wasn't riddled with doubt. </text:span></text:p>
      <text:p text:style-name="P433"/>
      <text:p text:style-name="P433">Had he ever thought that he would see the trees again? Inside that dark place of mist and fire, it seemed like the only future was to continue that vision again and again. He could hardly believe that the entrance was in front of him. </text:p>
      <text:p text:style-name="P433"/>
      <text:p text:style-name="P433">“Tzuras, do you have any light on you? It will be dark when we get out.” Thella advised. “Don't use magic either.”</text:p>
      <text:p text:style-name="P433"/>
      <text:p text:style-name="P444">The <text:span text:style-name="T403">entrance to the</text:span> fissure loomed at them from both sides, suddenly springing into <text:span text:style-name="T404">existence.</text:span> Had it always been there? It did not matter. What <text:span text:style-name="T404">mattered</text:span> was that they had found it. They were going to get out. </text:p>
      <text:p text:style-name="P444"/>
      <text:p text:style-name="P445">Beyond its two grasping hands, the <text:span text:style-name="T373">sun had descended into murderous red. It glowed softed amid the trees, a hazy and foreboding color. </text:span>L<text:span text:style-name="T373">ight was again something to be noticed. Inside it had been a perpetual and indirect lighting in such a way that the mind completely forgot about it. After all, there was nothing to see anyways. </text:span></text:p>
      <text:p text:style-name="P444"/>
      <text:p text:style-name="P444">But Thella stopped in her tracks. </text:p>
      <text:p text:style-name="P444"/>
      <text:p text:style-name="P444">Tzuras peered past her and saw why. There was a figure standing in the entrance of the fissure.</text:p>
      <text:p text:style-name="P444"/>
      <text:p text:style-name="P440">There was only one person it could be.</text:p>
      <text:p text:style-name="P440"/>
      <text:p text:style-name="P440">“Odilon?” He called out, half expecting that horrifying draining <text:span text:style-name="T393">sensation.</text:span></text:p>
      <text:p text:style-name="P440"/>
      <text:p text:style-name="P440">And indeed a version of it did hit him, but it was not an external thing. It was a sinking feel when the figure did not respond to him. <text:span text:style-name="T380">Yet perhaps the despair it caused him was similar in a way.</text:span></text:p>
      <text:p text:style-name="P440"/>
      <text:p text:style-name="P441">But the outline was <text:span text:style-name="T393">unmistakeable</text:span> in the bloodied darkening light. The coat he wore. It could only be Odilon.</text:p>
      <text:p text:style-name="P441"/>
      <text:p text:style-name="P441">“Odilon… I don't know how you got out, or what you saw… <text:span text:style-name="T381">or </text:span>experienced in there. But in spite of the <text:soft-page-break/>strange situation, I still consider us friends.”</text:p>
      <text:p text:style-name="P441"/>
      <text:p text:style-name="P442">The Odilon-like person figure moved, but something about the way it walked struck Tzuras as very wrong. It did not walk like a person, it was more like a puppet. Instead of the expected gait, it shuffled slowly towards them, jerking as if it was injured or propelled by some external force which only knew of walking through second hand knowledge. </text:p>
      <text:p text:style-name="P442"/>
      <text:p text:style-name="P442">“<text:span text:style-name="T376">Somethings wrong.</text:span>” <text:span text:style-name="T376">Thella said, drawing behind Tzuras. “Do you have a weapon?”</text:span></text:p>
      <text:p text:style-name="P442"/>
      <text:p text:style-name="P442">“<text:span text:style-name="T377">Yeah.</text:span>” <text:span text:style-name="T377">Tzuras drew a dagger in one hand and his wand in the other, although in this place he knew magic would still be a poor idea. </text:span></text:p>
      <text:p text:style-name="P442"/>
      <text:p text:style-name="P442">“<text:span text:style-name="T378">Hey...</text:span>” <text:span text:style-name="T378">Tzuras tried again, gesturing towards the solider, but still keeping the weapons in his hands.</text:span></text:p>
      <text:p text:style-name="P442"/>
      <text:p text:style-name="P443">Odilon again drew closer and now Tzuras could make out the <text:span text:style-name="T383">souless eyes</text:span> hidden previously by the shadow of the dying blotted sun. </text:p>
      <text:p text:style-name="P443"/>
      <text:p text:style-name="P443">Tzuras backed up, horror filling him.</text:p>
      <text:p text:style-name="P443"/>
      <text:p text:style-name="P443">Odilon staggered forward again. And this time, having gotten close enough, Tzuras could see that the edges of the man were not quite there. Was he a solid figure or was he a solid shadow? Light bent around his body is strange ways, and at time it might have been possible to see straight through him in a murky and indescribable way.</text:p>
      <text:p text:style-name="P439"/>
      <text:p text:style-name="P443"/>
      <text:p text:style-name="P446">“<text:span text:style-name="T382">Tzuras...</text:span>” <text:span text:style-name="T382">Odilon shuddered. Part of his body seemed to blur when he said the name, as if he were struggling to keep himself whole and that the very act of speaking threatened that cohesiveness. </text:span></text:p>
      <text:p text:style-name="P446"/>
      <text:p text:style-name="P446">“Tzuras…<text:span text:style-name="T382"> Did you truly mean it when you said you considered me a friend? Even knowing now what you know? Even if I'm not… If I'm really no one?</text:span>”</text:p>
      <text:p text:style-name="P446"/>
      <text:p text:style-name="P447">Odilon's eyes were blackened hollows where irises should have been. Beyond them, instead of flesh or bone or in fact anything at all, was instead inscrutable emptiness, a dark expanse which seemed to draw you inwards towards it. </text:p>
      <text:p text:style-name="P447"/>
      <text:p text:style-name="P447">Tzuras struggled to respond. The words were Odilon's, but the appearance was ghastly. </text:p>
      <text:p text:style-name="P447"/>
      <text:p text:style-name="P447">“Odilon. I saw you in the river. Perhaps we can help you again.” <text:span text:style-name="T384">Thella interjected from behind Tzuras. “Uncle has also been affected. I-I don't know whats going to happen, but I know that the only way anyone of us is getting out of here is if we all leave together.”</text:span></text:p>
      <text:p text:style-name="P447"/>
      <text:p text:style-name="P448">The other two considered her words and found that they too agreed. </text:p>
      <text:p text:style-name="P448"/>
      <text:p text:style-name="P448">“You have to help me then. Some way… I-I stepped into the void. Gods what a fool I was. I thought I understood. I was inside there for so long. For eternities, with nothing between me and the emptiness. Then, just as I was about to let go, I thought I felt a silver light, shining from a distance. And I followed it to you three. Thank you.”</text:p>
      <text:p text:style-name="P448"/>
      <text:p text:style-name="P448">“But its not over yet for me. I think I am of this place in some way… This false flesh, these impossible <text:soft-page-break/>memories. Am I a shade? Am I a reincarnation? Whatever the form, I believe I was made to waylay you. Just another shift in scenery or impossible occurrence. The power of this place <text:span text:style-name="T385">is so removed. The soul of a man means nothing to it. The endless void holds the souls of all those who died on this island. It was nothing to it to recast its form.</text:span>”</text:p>
      <text:p text:style-name="P448"/>
      <text:p text:style-name="P448">“<text:span text:style-name="T385">But now my purpose is fulfilled. The second I passed through that crystal, my life was gone. Or was supposed to be gone. I saw a woman… some elven woman. She lifted me out of that place. But I feel it drawing on me even as we speak.</text:span>” <text:span text:style-name="T386">He shivered, and another part of him seemed to grow dimmer. </text:span></text:p>
      <text:p text:style-name="P448"/>
      <text:p text:style-name="P449">He <text:span text:style-name="T387">grimaced</text:span>, and the emotions defeated the obliterative power of the place for an instant. Half formed tears of darkness welled in his empty eyes and slid down his face, before whisking away into the mist. </text:p>
      <text:p text:style-name="P449"/>
      <text:p text:style-name="P449">“I'm coming apart.” He pleaded, shuddering again. </text:p>
      <text:p text:style-name="P449"/>
      <text:p text:style-name="P450">The annihilation of the self. Thella had felt that not a short time ago, although not in such a literal sense. What had saved her? </text:p>
      <text:p text:style-name="P450"/>
      <text:p text:style-name="P450">“Perhaps…<text:span text:style-name="T388"> Maybe my mask can help? I don't know where it has gone. I think it was used up. Tzuras, can you think of anything?</text:span>”</text:p>
      <text:p text:style-name="P450"/>
      <text:p text:style-name="P451">Tzuras's thoughts raced rapidly. Odilon staggered again before him. The draw of the place was clearly affecting him, and it was taking all power the soldier had to not disappear. </text:p>
      <text:p text:style-name="P451"/>
      <text:p text:style-name="P451">“<text:span text:style-name="T389">How did you use the mask Thella? I don't see it anywhere.</text:span>” <text:span text:style-name="T394">The elf asked.</text:span></text:p>
      <text:p text:style-name="P451"/>
      <text:p text:style-name="P451">“<text:span text:style-name="T390">I saw death and destruction. I seemed like my life would not be worth living the in face of such things. A person made me see, allowed me to see that the future could be brighter. A future of Ishira, even in the face of death, and that I must fight for that.</text:span>” <text:span text:style-name="T395">Tzuras continued.</text:span></text:p>
      <text:p text:style-name="P451"/>
      <text:p text:style-name="P452">Thella considered this.</text:p>
      <text:p text:style-name="P452"/>
      <text:p text:style-name="P452">“Then there is no shared method of escaping the void. My sickness, the mask… I was able to take the path of acceptance. Yet I was not lost. However, I can't say with any certainty that this would work for Odilon. I believe acceptance would destroy him currently. Perhaps there is something we can do in the short term… If the mask worked for me...” Thella thought hard.</text:p>
      <text:p text:style-name="P452"/>
      <text:p text:style-name="P452">“<text:span text:style-name="T391">But its gone. You said so yourself. It was used up with whatever you did.</text:span>”</text:p>
      <text:p text:style-name="P452"/>
      <text:p text:style-name="P453">But a smile formed on Thella's face. </text:p>
      <text:p text:style-name="P453"/>
      <text:p text:style-name="P453">“Uncle can be like this. <text:span text:style-name="T396">Are we taking after him?</text:span> We are thinking about this far too literally. Things change in this place. Is the mask gone?” She asked, and spun so that her face was hidden to the other two. </text:p>
      <text:p text:style-name="P453"/>
      <text:p text:style-name="P453">“Can you recall what it looked like?” She asked rhetorically. <text:s/>“I remember it. Pale white with just slits for eyes, bent down the center. I remember the curve of the bottom, and the material from which it was made. I remember its smell, I remember its feel.”</text:p>
      <text:p text:style-name="P443"/>
      <text:p text:style-name="P433">“<text:span text:style-name="T391">Is it lost? Or was I wearing it this whole time?</text:span>” <text:span text:style-name="T391">She said, with humor in her voice, slowly turning back </text:span><text:soft-page-break/><text:span text:style-name="T391">to reveal her face to them. </text:span></text:p>
      <text:p text:style-name="P433"/>
      <text:p text:style-name="P453">Tzuras gasped. On Thella's face lay a mask. He could just make out the girls eyes from within and the smile underneath. </text:p>
      <text:p text:style-name="P453"/>
      <text:p text:style-name="P453">“And now all I have to do to take it off is remember who *I* am without it.”</text:p>
      <text:p text:style-name="P453"/>
      <text:p text:style-name="P454">She reached her hand towards the mask. Her smile for a moment seemed false, a second where Tzuras could see the clear concern in her eyes, fighting forces trying to equate her with the mask she wore. Her hand trembled, but then stilled. A balance was found somewhere there. </text:p>
      <text:p text:style-name="P454"/>
      <text:p text:style-name="P454">She reached up and took the mask off. </text:p>
      <text:p text:style-name="P454"/>
      <text:p text:style-name="P454">She stared at the thing in her hand and breathed a sigh of relief.</text:p>
      <text:p text:style-name="P454"/>
      <text:p text:style-name="P455">A queeziness rose within Tzuras, and the immediacy of the situation ran through him. The sliver of blood red light was quickly fading. His runes were burning in his mind. Danger was coming. Something wrong and evil.</text:p>
      <text:p text:style-name="P455"/>
      <text:p text:style-name="P455">“<text:span text:style-name="T392">Its coming. Something bad. Odilon. I don't know what will happen if you put this on, or if this will even help permanently, but I promise you, I''ll help you figure this out when we get away from here.</text:span>”</text:p>
      <text:p text:style-name="P455"/>
      <text:p text:style-name="P456">Odilon looked doubtfully at the mask in Thella's hands. “Do you promise? Tzuras, do you promise <text:span text:style-name="T397">to help me</text:span> on that silver light?”</text:p>
      <text:p text:style-name="P433"/>
      <text:p text:style-name="P456">Tzuras thought of the thread affixed to Quentin, and the pain it had caused him and grew grim. But the assurance did not leave him. </text:p>
      <text:p text:style-name="P456"/>
      <text:p text:style-name="P456">“I do promise. I swear on the last light of Ishira's moon. <text:span text:style-name="T398">Whatever is left of it.</text:span>”</text:p>
      <text:p text:style-name="P456"/>
      <text:p text:style-name="P456">A sense of horrible fate wrapped itself around his body. <text:span text:style-name="T399">An impossibly heavy weight settled on Tzuras's shoulders.</text:span> Immense and unfathomable power <text:span text:style-name="T402">coalesced</text:span>, a thread taking shape…</text:p>
      <text:p text:style-name="P456"/>
      <text:p text:style-name="P456">In that moment, when that power, at least mostly uninhibited by the attritive forces of this place was at its peak, Tzuras moved with certainty, towards a path he saw in his mind, through feeling only. </text:p>
      <text:p text:style-name="P456"/>
      <text:p text:style-name="P456">He <text:span text:style-name="T400">grabbed</text:span> the mask from Thella's hand and strode to Odilon, drawing close to him for the first time since they had entered the <text:span text:style-name="T401">fissure.</text:span> </text:p>
      <text:p text:style-name="P456"/>
      <text:p text:style-name="P456">The same sucking draining force of the fissure behind them could be felt coming from Odilon. But Tzuras was <text:span text:style-name="T401">undeterred.</text:span> He placed the mask on Odilon's face. The empty eyes now hidden behind the mask. </text:p>
      <text:p text:style-name="P456"/>
      <text:p text:style-name="P456">“I know who you are Odilon. We all do. And nothing here can change that.”</text:p>
      <text:p text:style-name="P456"/>
      <text:p text:style-name="P456">Thella nodded. </text:p>
      <text:p text:style-name="P456"/>
      <text:p text:style-name="P456">“I think this will help.” He stopped for a moment and the image of a rune came to his mind. He gripped his knife and etched the image into the forhead of the mask. The power blazed silver before fading. The <text:soft-page-break/>rune remained.</text:p>
      <text:p text:style-name="P456"/>
      <text:p text:style-name="P456">Odilon shivered, and fell to his knees before the elf. </text:p>
      <text:p text:style-name="P456"/>
      <text:p text:style-name="P456">Tzuras looked down in alarm, but the soldier reached a hand upwards. </text:p>
      <text:p text:style-name="P456"/>
      <text:p text:style-name="P456">Tzuras grabbed one hand and he found Thella had grabbed the other. </text:p>
      <text:p text:style-name="P456"/>
      <text:p text:style-name="P456">Together they pulled him to his feet. </text:p>
      <text:p text:style-name="P456"/>
      <text:p text:style-name="P456">He looked more substantial than he had previously. Would that last? They did not have the time to find out.</text:p>
      <text:p text:style-name="P456"/>
      <text:p text:style-name="P457">“<text:span text:style-name="T402">I...I don't know if I can repay you. I no longer feel that horrible void.</text:span>” <text:span text:style-name="T402">He shivered again, but this time it was clear it was only from the memory.</text:span></text:p>
      <text:p text:style-name="P457"/>
      <text:p text:style-name="P487">“Well, if you really want to repay us, get ready.” Tzuras warned. “There's something coming. Its almost here. Just a few paces off. It feels...” He paused and made a wretched face. </text:p>
      <text:p text:style-name="P457"/>
      <text:p text:style-name="P487">“Its horrible. Its something that needs to be destroyed. Worse than before. Get your weapons ready. Lets get out of here and meet it on the other side of the pond if possible. I don't want to be in this fissure for any longer than I have to.” </text:p>
      <text:p text:style-name="P456"/>
      <text:p text:style-name="P458"/>
      <text:p text:style-name="P458"/>
      <text:p text:style-name="P435">They stepped out of the ethereal world into the marginally less strange expanse of the island. </text:p>
      <text:p text:style-name="P434"/>
      <text:p text:style-name="P435">Instantly, Tzuras felt a perceivable difference. For one, it was cold. Inside the fissure, time and feeling were all lost. The place was the definition of stasis. Out here feeling returned. The wind could be felt, the moisture on the air could be felt, he could feel its chill in his lungs. Had he breathed in that place? Likely not. </text:p>
      <text:p text:style-name="P434"/>
      <text:p text:style-name="P436">But there was another aspect to the island which came back to his memory. If the fissure was a place of internal challenge, and it seemed like that was the case, the island was a place of external challenge. He <text:span text:style-name="T405">had not forgotten </text:span>the beast they had encountered earlier <text:span text:style-name="T405">and he mentally prepared himself. They had beaten it back with magic last time. But this time they Quentin was unresponsive, his magic was weaker and the fissure seemed to be inimical to magic in general. Who knew if the same strategy would work? They needed light fast. </text:span></text:p>
      <text:p text:style-name="P435"/>
      <text:p text:style-name="P437">H<text:span text:style-name="T372">is hand went for his pack only to remember that he had left it. He cursed under his breath.</text:span></text:p>
      <text:p text:style-name="P438"/>
      <text:p text:style-name="P438">“There's nothing here to make light with, lets at least get around the <text:span text:style-name="T374">pond</text:span>.” <text:span text:style-name="T375">He said, the worry starting to edge into his words.</text:span></text:p>
      <text:p text:style-name="P438"/>
      <text:p text:style-name="P459">Odilon walked with some difficulty and Tzuras could see him fingering the mask on his face, as they walked, and occasionally rubbing his injured arm. </text:p>
      <text:p text:style-name="P459"/>
      <text:p text:style-name="P459">Thella kept her face away from view, presumably on purpose. It seemed the child was very aware of his stare. She had aged during this horrible expedition hadn't she? If only there were a better way to ensure <text:soft-page-break/>she was somewhere else safe during the conflict that was to come. But he dare not have her stray too far from them. They both knew she might never see them again if they tried that. </text:p>
      <text:p text:style-name="P459"/>
      <text:p text:style-name="P459">So that left Quentin. The older man walked haltingly still unaware of his surroundings. Tzuras gripped his chest with anger and sadness. What a horrifying place to bring someone like that so low…</text:p>
      <text:p text:style-name="P459"/>
      <text:p text:style-name="P459">But the time for contemplation had finished. They were on the other side of the pond now. </text:p>
      <text:p text:style-name="P459">“Get ready!” He ordered. </text:p>
      <text:p text:style-name="P459"/>
      <text:p text:style-name="P459">He grabbed as much loose wood as he could manage and set it aflame with magic. The now familiar draining feeling slammed into him, making his vision waver, but he was buoyed by the fact that he knew that they were in danger and that the feeling was not as strong as it was in the fissure.</text:p>
      <text:p text:style-name="P459"/>
      <text:p text:style-name="P460">Odilon breathed heavily and drew his sword. “I don't know what I can do in my state. But I swear I'll fight what ever comes.” He said. The steel in his hands reflecting the red of the dying sun.</text:p>
      <text:p text:style-name="P460"/>
      <text:p text:style-name="P460">Thella positioned Quentin as far back as possible. She approached him and looked into his eyes. There was no intelligence there. <text:span text:style-name="T406">She pulled herself close so the others wouldn't hear or see her tears.</text:span></text:p>
      <text:p text:style-name="P460"/>
      <text:p text:style-name="P460">“<text:span text:style-name="T406">Uncle. Are you there?</text:span>” <text:span text:style-name="T406">She tried, grabbing his hand. </text:span></text:p>
      <text:p text:style-name="P460"/>
      <text:p text:style-name="P461">He was unresponsive. His hand was not quite cold, but certainly also lacked the heat of life. It felt like flesh, unconnected to a body. She dropped it with a horrified feeling. What if he never woke up?</text:p>
      <text:p text:style-name="P461"/>
      <text:p text:style-name="P461">But her fears would have to wait. The last light of the sun faded into nothingness in front of them. For all at once, breaking the silence of the clearing there could be heard a sudden rasping.</text:p>
      <text:p text:style-name="P461"/>
      <text:p text:style-name="P461">Thella spun and turned to Odilon. “Is that you?”</text:p>
      <text:p text:style-name="P461"/>
      <text:p text:style-name="P461">The masked soldier shook his hand and held his sword at the ready.</text:p>
      <text:p text:style-name="P461"/>
      <text:p text:style-name="P461">The deep rasping noise could be heard once again, low and labored, like some great creature struggling to breath. Mist appeared unbidden from the surface of the pond, filling the spaces between the trees and threatening to close in on them.</text:p>
      <text:p text:style-name="P461"/>
      <text:p text:style-name="P461">Tzuras had his knife and wand out once again.</text:p>
      <text:p text:style-name="P461"/>
      <text:p text:style-name="P461">“Careful. Its probably...”</text:p>
      <text:p text:style-name="P430"/>
      <text:p text:style-name="P461">Something moved in the distance. Tzuras could see the body of something. Its shape was vaguely that of an animal but not like any that he had ever seen. Its form was curved, but he could see no legs which moved it. Instead, it seemed to be dragging itself towards them. </text:p>
      <text:p text:style-name="P461"/>
      <text:p text:style-name="P462">Despite it not having legs, it heaved itself forward with a disturbing pace. They stared in shock and horror at the mas quickly approaching them.</text:p>
      <text:p text:style-name="P462"/>
      <text:p text:style-name="P463">Suddenly it came into contact with a tree and heaved its weight and momentum through it. The dry tree shuddered and <text:span text:style-name="T407">broke from its roots, and was thrown over the things bulk and off to one side. </text:span></text:p>
      <text:p text:style-name="P463"/>
      <text:p text:style-name="P463"><text:soft-page-break/>“<text:span text:style-name="T407">Its here!</text:span>” <text:span text:style-name="T407">Cried out.</text:span></text:p>
      <text:p text:style-name="P463"/>
      <text:p text:style-name="P464">The creature thrashed its way into the clearing in front of the pond. Its head was that of a deer, but comically and sickeningly distended, drawn out and thrashing without bones. <text:span text:style-name="T408">It hung on the end of a sagging and ineffective neck, clearly not controlling what was going on below it.</text:span> Its mad hollow eyes screamed for death, but its body struggled still for life. </text:p>
      <text:p text:style-name="P464"/>
      <text:p text:style-name="P465">It had seven feet, none of the same animal, and none of them quite reaching the ground properly. Instead they flailed in the air, jerking with each movement. Instead of these feet, the thing shifted forward on its horrible bloated body, contracting its bulk and expelling it again, like some demented worm. </text:p>
      <text:p text:style-name="P465"/>
      <text:p text:style-name="P465">The majority of its mass was made of a repulsive collection of fur, feathers and open sores, which oozed what was either blood or some other dark liquid. The patches of fur seemed almost artificial <text:span text:style-name="T408">and</text:span> they could not even hold back the <text:span text:style-name="T408">swelled corpselike pallid flesh which wriggled beneath it. The whole expanse quivered as it heaved, and struggled against the remains of skin, in places oozing out in grey gelatinous form. </text:span></text:p>
      <text:p text:style-name="P465"/>
      <text:p text:style-name="P466">The head, thrashing back and forth as the body moved form under it, opened its mouth wide, wider than bones could allow and from the great mass of flesh, a chilling bestial scream emerged. </text:p>
      <text:p text:style-name="P466"/>
      <text:p text:style-name="P467">Tzuras only had a second to register that the cry was one of pain before it seemed to focus on him, and heaving its bulk in fleshlike waves, it swung multijointed talons at him.</text:p>
      <text:p text:style-name="P467"/>
      <text:p text:style-name="P488">He jumped backwards, nearly not dodging in time. The ground burned beneath his feet as the talon sank into the ground and tore off as the creature moved again, the blood sprayed the ground.</text:p>
      <text:p text:style-name="P468"/>
      <text:p text:style-name="P468">“<text:span text:style-name="T409">Oh gods. Don't let it touch you!</text:span>” <text:span text:style-name="T409">He cried. </text:span></text:p>
      <text:p text:style-name="P468"/>
      <text:p text:style-name="P469">He brought around his short sword and dodged another flailing limb. Sensing an opportunity, he darted forward and stuck the beast with his sword. </text:p>
      <text:p text:style-name="P469"/>
      <text:p text:style-name="P469">It let loose a bone chilling collection of screams, cries and garbled sputters, before shifting towards him. The patchwork collection of flesh and fur rippled where he had struck it, then, tensing for a moment trashed a blob of flesh and puss at him. The sudden movement caught him by surprise. There was still muscle under there for sure. He felt the wind slam out of his chest and he was driven to the ground <text:span text:style-name="T410">where he lay, stunned.</text:span> <text:s/></text:p>
      <text:p text:style-name="P469"/>
      <text:p text:style-name="P469">“<text:span text:style-name="T411">Back to the abyss!” Odilon cried, jumping in front of the creature, placing himself between it and Tzuras. </text:span></text:p>
      <text:p text:style-name="P469"/>
      <text:p text:style-name="P470">It emitted a gurbling sulphurous <text:span text:style-name="T413">smell</text:span> and sprayed a caustic mix of blood and acid <text:span text:style-name="T414">from</text:span> its wounds at the soldier. </text:p>
      <text:p text:style-name="P470"/>
      <text:p text:style-name="P470">But Odilon was ready and spun, throwing his great cloak over himself and Tzuras, <text:span text:style-name="T412">shielding</text:span> them from the attack at the cost of most of the cloak. The spray <text:span text:style-name="T415">bubbled</text:span> and oozed at the leather of the jacket, and he tore it from his body. </text:p>
      <text:p text:style-name="P470"/>
      <text:p text:style-name="P471">Now that it was gone, Tzuras could see how pale and thin Odilon had become. The experience in the <text:soft-page-break/>fissure had not just changed him mentally, but also physically. <text:s/></text:p>
      <text:p text:style-name="P471"/>
      <text:p text:style-name="P472">The mask wearing man held his sword high though and counter attacked. </text:p>
      <text:p text:style-name="P472"/>
      <text:p text:style-name="P472">In the first couple of movements, Tzuras was reminded that Odilon, after all things were considered appeared to have the blade training of his namesake, regardless of his true condition. </text:p>
      <text:p text:style-name="P472"/>
      <text:p text:style-name="P473">A feathered fang<text:span text:style-name="T417">ed </text:span><text:s/>maw attached to an arm of flesh leaped from the body and swung towards the soldier, who deftly dodged it, and in one movement, closed and pulled his sword clean through the <text:span text:style-name="T418">flesh. It severed and dropped to the ground where it twitched on the ground. He slammed his weapon through the middle of it and pushed it deeper until it stopped moving. </text:span></text:p>
      <text:p text:style-name="P473"/>
      <text:p text:style-name="P474">But the best would not be so easily stopped. The severed limb's stump oozed blood black as the night for only a moment before the flesh beneath the injury shifted and from its place came a beak smeared with offal. It opened its mouth and sheaked at him.</text:p>
      <text:p text:style-name="P474"/>
      <text:p text:style-name="P475">The whole of the body moved again, much quicker than its size would have let on. The entire thing contracted, stretching the bounds of the fur covering the flesh, tearing in places with the strain, then expanded violently, <text:span text:style-name="T420">unleashing</text:span> a torrent of meat towards Odilon. </text:p>
      <text:p text:style-name="P475"/>
      <text:p text:style-name="P475">He just managed to jump backwards as the thing oozed towards him at worrying speeds. It was trying to crush him! </text:p>
      <text:p text:style-name="P475"/>
      <text:p text:style-name="P475">“Damn you!” He yelled, leaping forward and sticking the side, before jumping backwards once again as the beast tried to thunder towards him. </text:p>
      <text:p text:style-name="P475"/>
      <text:p text:style-name="P476">Tzuras had now gotten to his feet and looking back at Quentin and Thella decided that it was worth the risk to try to use magic. </text:p>
      <text:p text:style-name="P476"/>
      <text:p text:style-name="P476">He extended his wand and a flash of fire <text:span text:style-name="T419">shot from it into the monster. </text:span></text:p>
      <text:p text:style-name="P476"/>
      <text:p text:style-name="P477">To his surprise, the flesh caught quickly, but showed no signs of stopping it, or even damage beyond what horrible wounds it seemed to have already inflicted upon itself. </text:p>
      <text:p text:style-name="P477"/>
      <text:p text:style-name="P477">The void slammed into him and he clenched his teeth. He had to try something! </text:p>
      <text:p text:style-name="P477"/>
      <text:p text:style-name="P478">Odilon dodged another flailing appendage and stuck it for the second time. <text:span text:style-name="T420">On this impact, the sword tore through the skin holding together that section of the monster. The tear widened as the thing moved to turn, ripping open completely, revealing a tangled mess of blood soaked antlers piercing grey pink flesh. Sinew contracted ignoring the injury and the section of the body sloughed off in a mess of sharp pointed bone and steaming blubber. </text:span></text:p>
      <text:p text:style-name="P479"/>
      <text:p text:style-name="P480">From its torn hole a hundred snake bodies emerged, each one a different color, some with feathers, some with fur, some with scales of lizards or fish. At the end of each there were ears, fingers, hooves, mouths, and indiscernible other body parts, some of which were not fully formed. </text:p>
      <text:p text:style-name="P480"/>
      <text:p text:style-name="P481">Where <text:span text:style-name="T421">there</text:span> was one <text:span text:style-name="T421">appendage</text:span> there were now tens, thrashing, tangling in one another, but over all, urging and seeking, throwing themselves at Odilon with a fevered mindless pain. </text:p>
      <text:p text:style-name="P481"/>
      <text:p text:style-name="P482"><text:soft-page-break/>Odilon was now driven backwards. Try as he might to avoid all the attacks of the chaotic flailing, two did find their mark, one gripping his torso, the other slicing into his shoulders with razor sharp claws. </text:p>
      <text:p text:style-name="P482"/>
      <text:p text:style-name="P482">He grimaced in pain, and fought to keep hold of his sword. <text:s text:c="3"/></text:p>
      <text:p text:style-name="P482"/>
      <text:p text:style-name="P483">Tzuras's eyes widened with anger and his eyes flashed silver. He pulled back his hand, and thrusting it forward once more, a beam of pale white light shot from his wand. <text:span text:style-name="T422">Where it touched the side of the creature, the flesh roiled in pain, searing away the exposed flesh, and welting into blood which froze in the exotic light. Crystals of solidified blood shattered as the beast now, for the first time, retreated. </text:span></text:p>
      <text:p text:style-name="P483"/>
      <text:p text:style-name="P489">But Tzuras would not let it go so easily. He stepped forward and pushed on his magic as hard as he was able and beyond. His vision dimmed at the edges. His fingers grew numb and a chilling wind swept through him. He blinked past the doom telling him that his efforts were useless, and that Ishira was <text:span text:style-name="T426">long</text:span> dead. At this moment, with his friends behind him, it mattered not. </text:p>
      <text:p text:style-name="P484"/>
      <text:p text:style-name="P490">The beam persisted, driving through the external layer of fur and skin deep into the flesh, where the void laden meat was found to be inimical to the power of the moon. Chunks were now falling off the beast as it roared and cried in its myriad tongues. Desiccated and solidifed hunks hit the ground and broke into pieces as Tzuras pushed harder and harder. </text:p>
      <text:p text:style-name="P484"/>
      <text:p text:style-name="P484">“<text:span text:style-name="T423">Get it!</text:span>” <text:span text:style-name="T423">Odilon shouted, leaping to attack the thing, stabbing it again and again in places not directly hit by the beam. </text:span></text:p>
      <text:p text:style-name="P484"/>
      <text:p text:style-name="P485">Finally however, the bean went clear into the creature, and in doing so, revealed the true nature <text:span text:style-name="T424">of</text:span> the thing. At its heart, beyond the twisted meat and fur and shattered bones, lay a void. And into this void, the beam poured itself. <text:span text:style-name="T425">The yawning maw swallowed the whole spell. Tzuras understood that there existed no spell which could fill it.</text:span> The chasmous hole did not close however, unlike before, and the flesh moved no longer on the places touched by the moonlight. </text:p>
      <text:p text:style-name="P485"/>
      <text:p text:style-name="P486">The void now tore at Tzuras from the inside out. His mind went blank. He lost control of his legs and arms and collapsed to the ground barely aware of what had just hit him. </text:p>
      <text:p text:style-name="P486"/>
      <text:p text:style-name="P491">Thella ran to him and pulled him upwards, crying out if he was ok, to which he was just barely able to nod.</text:p>
      <text:p text:style-name="P491"/>
      <text:p text:style-name="P492">The aberration was injured. That much was clear. Tzuras's beam had flayed off a good part of its side. But it was equally clear that the thing had no critical parts that Odilon could tell. Most of it was just bulk with no discernible shape. Harming this thing to the point where it retreated might be impossible. It seemed to feel no pain and the damage they had done to it just seemed to make it more angry. It was likely they were going to have to destroy it completely, but without Quentin, it was hard to see how that was going to happen. </text:p>
      <text:p text:style-name="P492"/>
      <text:p text:style-name="P492">Tactics came to a quick stop, as the monster bellowed in a thousand cries. <text:span text:style-name="T427">It turned its uninjured body towards Odilon and came rushing at him.</text:span></text:p>
      <text:p text:style-name="P492"/>
      <text:p text:style-name="P493">This time he was caught flat footed and could not jump out of the way quick enough. </text:p>
      <text:p text:style-name="P493"/>
      <text:p text:style-name="P493">The body opened revealing a tangled mess of antlers, teeth and broken bones. Like a mouth it tried to close down on him. </text:p>
      <text:p text:style-name="P493"><text:soft-page-break/>With a cry, he lifted his sword and stabbed it straight through the roof of the mouth that had formed. </text:p>
      <text:p text:style-name="P493">The beast bellowed once more, but would not be dissuaded. Odilon found himself being driven backwards.</text:p>
      <text:p text:style-name="P493"/>
      <text:p text:style-name="P493">He frantically looked behind him. There was not much room between him and the Thella who was still trying to raise Tzuras. Quentin stood <text:span text:style-name="T428">still despite all the violence and screams.</text:span></text:p>
      <text:p text:style-name="P493"/>
      <text:p text:style-name="P494">It tried to bit his hand off. He had to let go of his sword, though he knew he would be at a disadvantage without it. </text:p>
      <text:p text:style-name="P494"/>
      <text:p text:style-name="P494">Perhaps there was some sick intellegence left in the beast, for when it knew that he could not strike back at it, it became even more aggressive. It now became clear that its goal was to crush not only him, but all of them. Possibly driving them into the pond.</text:p>
      <text:p text:style-name="P494"/>
      <text:p text:style-name="P494">“Damn you! Void ridden piece of-”</text:p>
      <text:p text:style-name="P494"/>
      <text:p text:style-name="P494">It slammed again at him. </text:p>
      <text:p text:style-name="P494"/>
      <text:p text:style-name="P494">Left with no weapon <text:span text:style-name="T430">O</text:span>dilon grabbed two fistfuls of flesh and braced himself trying futilely to keep it back. <text:span text:style-name="T429">The beast pushed harder. </text:span></text:p>
      <text:p text:style-name="P494"/>
      <text:p text:style-name="P495">Odilon was pushed back. Thella struggled to get Tzuras to his feet, which he managed, but just barely. </text:p>
      <text:p text:style-name="P495"/>
      <text:p text:style-name="P495">She grabbed Quentin and retreated to the very edge of the pond. The cold water now lapped at their feet. Thella looked backward at the waters. She very much didn't want to find out what would happen if they fell in.</text:p>
      <text:p text:style-name="P495"/>
      <text:p text:style-name="P496">Odilon saw the fear in her eyes and redoubled his effort. Was it possible? The beast was easily the size of a small river craft or ten moose. In fact based on the contents of its flesh, it was probably exactly comprised of ten moose. It was much larger than him. It cared not for pain. It grew fangs and talons. It was mad with pain.</text:p>
      <text:p text:style-name="P496"/>
      <text:p text:style-name="P496">But he could try. He gritted his teeth and planet his boots against the ground. With all his might he pushed against the creature. </text:p>
      <text:p text:style-name="P496"/>
      <text:p text:style-name="P496">And for a moment he was in fact able to hold it back. Even despite its <text:span text:style-name="T431">horrible</text:span> size, he stopped it.</text:p>
      <text:p text:style-name="P496"/>
      <text:p text:style-name="P497">Then it redoubled its efforts, shifting its fell muscle <text:span text:style-name="T431">forwards. It moved beyond him on either side and pushed with its terrifying power. </text:span></text:p>
      <text:p text:style-name="P497"/>
      <text:p text:style-name="P497"><text:span text:style-name="T431">He cried through the mask atop his face, clenching his hands, and straining his body beyond its ability, beyond any conscious effort, where it was just that unknown substance against tendon and bone. His hands burst through into the flesh beyond, where</text:span> <text:span text:style-name="T431">they sliced against fragments.</text:span></text:p>
      <text:p text:style-name="P497"/>
      <text:p text:style-name="P498">But he was past pain at this point. He had found an equilibrium. If what he suspected was true, he really didn't have any purpose, or any place in life. If his suspicions were true, he was simply the creation of an unimaginable <text:span text:style-name="T433">intelligence</text:span>, the same one that had created this horrible monster in front of him. </text:p>
      <text:p text:style-name="P498"/>
      <text:p text:style-name="P498"><text:soft-page-break/>Were he and I similar? Not in the slightly. For although he and it had been created form the same formless void, he had seen these others behind him. They counted on him now in a way that no mindless beast could ever understand. If there was a purpose or a place for him, it was exactly here, right between the hulking mass of flesh and his friends. </text:p>
      <text:p text:style-name="P498"/>
      <text:p text:style-name="P499">And so he took a step forwards. </text:p>
      <text:p text:style-name="P499"/>
      <text:p text:style-name="P499">The beast shuddered. His hands dug deeper into its body, passing by nameless bodyparts, and the detritus of a thousand animals. </text:p>
      <text:p text:style-name="P499"/>
      <text:p text:style-name="P499">He took another step. </text:p>
      <text:p text:style-name="P499"/>
      <text:p text:style-name="P500">He was not human. He knew that. It was not flesh which moved him. There were no bones inside him. There was no brain which <text:span text:style-name="T432">controlled</text:span> his actions nor heart which pumped blood through his body. He was extant. A form of human but not human. And because of that he was not limited by that which was human. </text:p>
      <text:p text:style-name="P500"/>
      <text:p text:style-name="P500"><text:span text:style-name="T432">He took his left hand, and seizing whatever flesh lay in it, he struggled with all his might and started bring it out. Muscles ripped, and bones snapped but he would not be denied. </text:span></text:p>
      <text:p text:style-name="P500"/>
      <text:p text:style-name="P501">The boneless head, and presumed <text:span text:style-name="T436">useless</text:span> head of the beast <text:span text:style-name="T436">shrieked</text:span> and thrashed. But still he pulled. </text:p>
      <text:p text:style-name="P501"/>
      <text:p text:style-name="P501">And he pulled until there was no substance in that ball of flesh that could stop him. And with a clean motion, he pulled his hand clear out of the body, taking with it a massive chunk of broken bloody flesh, which he threw to the ground <text:span text:style-name="T434">in disgust.</text:span> </text:p>
      <text:p text:style-name="P485"/>
      <text:p text:style-name="P502">The beast roared again, the pain clear in its fathomless wild eyes. It stared at him begging him to end its <text:s/>horrible existance. And then crushed him once more with the entirety of its power. It reared up, its whole bulk rising into the air, bringing <text:span text:style-name="T435">him dangling in the air, injured arm still stuck into the core of the beast.</text:span></text:p>
      <text:p text:style-name="P502"/>
      <text:p text:style-name="P503">Then it came down with frightening force, this time directly on him. </text:p>
      <text:p text:style-name="P503"/>
      <text:p text:style-name="P503">He heard Thella and Tzuras cry out and then he was surrounded by crushing meat.</text:p>
      <text:p text:style-name="P503"/>
      <text:p text:style-name="P504">The pain was unimaginable. His legs crumpled. His head was slammed to the ground. His injured arm was still caught at its original angle. When the beast brought itself down, he was unable to free it. A searing horrifying pain radiated from his arm. It was so strong it broke straight through the balance he had so recently achieved. </text:p>
      <text:p text:style-name="P504"/>
      <text:p text:style-name="P504">A dull realization told him that it quite possibly has been torn completely lose. He could not move it. </text:p>
      <text:p text:style-name="P504"/>
      <text:p text:style-name="P504">The beast was crushing him now. He could feel its weight above him. He could not draw breath. It was trying to destroy him. It was trying to rid the difference between him and it. He could feel the void within the beast grow closer to him as it sensed its kin within him.</text:p>
      <text:p text:style-name="P504"/>
      <text:p text:style-name="P504">With his body broken and immovable, he could not hope to free himself. He readied himself for the end. </text:p>
      <text:p text:style-name="P430"><text:s/></text:p>
      <text:p text:style-name="P323"><text:soft-page-break/>&lt;They never find the <text:span text:style-name="T416">sergeant</text:span>, but him and some of the men made it out ok only to fall victim to the mists. They wandered aimlessly, trying to escape the island until they lost the will to move. Then, since they no longer needed food, they stood, then sat for months until their souls simply left their bodies.&gt;</text:p>
      <text:p text:style-name="P242"/>
      <text:p text:style-name="P242"/>
      <text:p text:style-name="P239"/>
      <text:p text:style-name="P239"><text:s/></text:p>
      <text:p text:style-name="P236"/>
      <text:p text:style-name="P236"/>
      <text:p text:style-name="P231"/>
      <text:p text:style-name="P231"/>
      <text:p text:style-name="P228"/>
      <text:p text:style-name="P228"/>
      <text:p text:style-name="P219"/>
      <text:p text:style-name="P219"/>
      <text:p text:style-name="P215"/>
      <text:p text:style-name="P215"><text:s text:c="2"/></text:p>
      <text:p text:style-name="P209"/>
      <text:p text:style-name="P209"/>
      <text:p text:style-name="P207"/>
      <text:p text:style-name="P207"/>
      <text:p text:style-name="P207"/>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10-20T23:06:59.700000000</dc:date>
    <meta:editing-duration>P2DT13H13M52S</meta:editing-duration>
    <meta:editing-cycles>728</meta:editing-cycles>
    <meta:generator>LibreOffice/5.0.5.2$Windows_X86_64 LibreOffice_project/55b006a02d247b5f7215fc6ea0fde844b30035b3</meta:generator>
    <meta:document-statistic meta:table-count="0" meta:image-count="0" meta:object-count="0" meta:page-count="96" meta:paragraph-count="1585" meta:word-count="43036" meta:character-count="233755" meta:non-whitespace-character-count="191496"/>
  </office:meta>
</office:document-meta>
</file>